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331.4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583.51pt"/>
    </style:style>
    <style:style style:name="co8" style:family="table-column">
      <style:table-column-properties fo:break-before="auto" style:column-width="36.74pt"/>
    </style:style>
    <style:style style:name="co9" style:family="table-column">
      <style:table-column-properties fo:break-before="auto" style:column-width="95.24pt"/>
    </style:style>
    <style:style style:name="co10" style:family="table-column">
      <style:table-column-properties fo:break-before="auto" style:column-width="43.51pt"/>
    </style:style>
    <style:style style:name="co11" style:family="table-column">
      <style:table-column-properties fo:break-before="auto" style:column-width="63.01pt"/>
    </style:style>
    <style:style style:name="co12" style:family="table-column">
      <style:table-column-properties fo:break-before="auto" style:column-width="113.24pt"/>
    </style:style>
    <style:style style:name="co13" style:family="table-column">
      <style:table-column-properties fo:break-before="auto" style:column-width="650.24pt"/>
    </style:style>
    <style:style style:name="co14" style:family="table-column">
      <style:table-column-properties fo:break-before="auto" style:column-width="102.76pt"/>
    </style:style>
    <style:style style:name="co15" style:family="table-column">
      <style:table-column-properties fo:break-before="auto" style:column-width="30.76pt"/>
    </style:style>
    <style:style style:name="co16" style:family="table-column">
      <style:table-column-properties fo:break-before="auto" style:column-width="68.26pt"/>
    </style:style>
    <style:style style:name="co17" style:family="table-column">
      <style:table-column-properties fo:break-before="auto" style:column-width="65.99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1.05pt"/>
    </style:style>
    <style:style style:name="co20" style:family="table-column">
      <style:table-column-properties fo:break-before="auto" style:column-width="538.5pt"/>
    </style:style>
    <style:style style:name="co21" style:family="table-column">
      <style:table-column-properties fo:break-before="auto" style:column-width="62.25pt"/>
    </style:style>
    <style:style style:name="co22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33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ro6" style:family="table-row">
      <style:table-row-properties style:row-height="14pt" fo:break-before="auto" style:use-optimal-row-height="false"/>
    </style:style>
    <style:style style:name="ro7" style:family="table-row">
      <style:table-row-properties style:row-height="27.01pt" fo:break-before="auto" style:use-optimal-row-height="false"/>
    </style:style>
    <style:style style:name="ro8" style:family="table-row">
      <style:table-row-properties style:row-height="11.99pt" fo:break-before="auto" style:use-optimal-row-height="false"/>
    </style:style>
    <style:style style:name="ro9" style:family="table-row">
      <style:table-row-properties style:row-height="24.01pt" fo:break-before="auto" style:use-optimal-row-height="false"/>
    </style:style>
    <style:style style:name="ro10" style:family="table-row">
      <style:table-row-properties style:row-height="22.99pt" fo:break-before="auto" style:use-optimal-row-height="false"/>
    </style:style>
    <style:style style:name="ro11" style:family="table-row">
      <style:table-row-properties style:row-height="22pt" fo:break-before="auto" style:use-optimal-row-height="false"/>
    </style:style>
    <style:style style:name="ro12" style:family="table-row">
      <style:table-row-properties style:row-height="53.01pt" fo:break-before="auto" style:use-optimal-row-height="false"/>
    </style:style>
    <style:style style:name="ro13" style:family="table-row">
      <style:table-row-properties style:row-height="25pt" fo:break-before="auto" style:use-optimal-row-height="false"/>
    </style:style>
    <style:style style:name="ro14" style:family="table-row">
      <style:table-row-properties style:row-height="12.81pt" fo:break-before="auto" style:use-optimal-row-height="false"/>
    </style:style>
    <style:style style:name="ro15" style:family="table-row">
      <style:table-row-properties style:row-height="32.06pt" fo:break-before="auto" style:use-optimal-row-height="false"/>
    </style:style>
    <style:style style:name="ro16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ax_5f_codes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/>
      <style:text-properties style:text-position=""/>
    </style:style>
    <style:style style:name="ce10" style:family="table-cell" style:parent-style-name="Default">
      <style:table-cell-properties fo:background-color="#ffcc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ffcc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cc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d7ebfd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d7ebfd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c6d9f1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text-position="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8" style:family="table-cell" style:parent-style-name="Default">
      <style:table-cell-properties fo:background-color="#c6d9f1" style:rotation-align="none"/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4.26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4.26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2.75pt" style:writing-mode="page"/>
      <style:text-properties fo:color="#a6a6a6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a6a6a6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000000" style:rotation-align="non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fo:background-color="#c6d9f1" style:rotation-align="none"/>
      <style:text-properties style:text-position=""/>
    </style:style>
    <style:style style:name="ce3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ackground-color="transparent" style:rotation-align="none"/>
      <style:text-properties style:text-position=""/>
    </style:style>
    <style:style style:name="ce40" style:family="table-cell" style:parent-style-name="Default" style:data-style-name="N100">
      <style:table-cell-properties fo:background-color="#f2dcdb" style:rotation-align="none"/>
      <style:text-properties style:text-position=""/>
    </style:style>
    <style:style style:name="ce41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rotation-align="none"/>
      <style:text-properties style:text-position=""/>
    </style:style>
    <style:style style:name="ce44" style:family="table-cell" style:parent-style-name="Default">
      <style:table-cell-properties fo:background-color="#c6d9f1" style:rotation-align="none"/>
      <style:text-properties style:text-position="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f2dcdb" style:rotation-align="none"/>
      <style:text-properties style:text-position=""/>
    </style:style>
    <style:style style:name="ce50" style:family="table-cell" style:parent-style-name="Default">
      <style:table-cell-properties fo:background-color="#000000"/>
    </style:style>
    <style:style style:name="ce51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cc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d7ebf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d7ebf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cc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ackground-color="#ffcc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ackground-color="#c6d9f1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7" style:family="table-cell" style:parent-style-name="Default">
      <style:table-cell-properties fo:background-color="#c6d9f1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4.26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4.26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2.75pt" style:writing-mode="page"/>
      <style:text-properties fo:color="#a6a6a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a6a6a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ff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fo:background-color="#000000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fo:background-color="#c6d9f1" style:rotation-align="none"/>
    </style:style>
    <style:style style:name="ce8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fo:background-color="transparent" style:rotation-align="none"/>
    </style:style>
    <style:style style:name="ce89" style:family="table-cell" style:parent-style-name="Default" style:data-style-name="N100">
      <style:table-cell-properties fo:background-color="#f2dcdb" style:rotation-align="non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rotation-align="none"/>
    </style:style>
    <style:style style:name="ce93" style:family="table-cell" style:parent-style-name="Default">
      <style:table-cell-properties fo:background-color="#c6d9f1" style:rotation-align="none"/>
    </style:style>
    <style:style style:name="ce9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#f2dcdb" style:rotation-align="none"/>
    </style:style>
    <style:style style:name="ce97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 fo:wrap-option="no-wrap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c61f34" fo:wrap-option="no-wrap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ackground-color="transparent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color="#0066ff" fo:font-size="10pt" style:font-size-asian="10pt" style:font-size-complex="10pt"/>
    </style:style>
    <style:style style:name="ce103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ackground-color="transparent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c61f34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fo:background-color="transparent" fo:wrap-option="no-wrap" fo:border="none" style:rotation-align="none"/>
      <style:text-properties fo:font-size="10pt" style:font-size-asian="10pt" style:font-size-complex="10pt"/>
    </style:style>
    <style:style style:name="ce10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0" style:family="table-cell" style:parent-style-name="Default">
      <style:table-cell-properties fo:background-color="#c61f3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name-asian="DejaVu Sans" style:font-size-asian="12pt" style:font-style-asian="normal" style:font-weight-asian="bold" style:font-name-complex="Arial1" style:font-size-complex="12pt" style:font-style-complex="normal" style:font-weight-complex="bold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rotation-align="none" style:vertical-align="automatic"/>
      <style:paragraph-properties fo:text-align="start" fo:margin-left="15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automatic" loext:vertical-justify="auto"/>
      <style:paragraph-properties fo:text-align="start" css3t:text-justify="auto" fo:margin-left="1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29.99pt" style:writing-mode="page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1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fo:background-color="#c61f34" style:rotation-align="non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29.99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29.99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transparent" fo:wrap-option="no-wrap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ackground-color="#c61f34" fo:wrap-option="no-wrap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vertical-align="automatic"/>
      <style:paragraph-properties fo:text-align="center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font-size="10pt" style:font-size-asian="10pt" style:font-size-complex="10pt"/>
    </style:style>
    <style:style style:name="ce125" style:family="table-cell" style:parent-style-name="Default">
      <style:table-cell-properties style:text-align-source="fix" style:repeat-content="false" fo:background-color="transparent" style:rotation-align="none" style:vertical-align="automatic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wrap-option="no-wrap" style:vertical-align="automatic"/>
      <style:paragraph-properties fo:text-align="center" fo:margin-left="0pt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 style:rotation-align="none" style:vertical-align="automatic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vertical-align="automatic"/>
    </style:style>
    <style:style style:name="ce135" style:family="table-cell" style:parent-style-name="Default">
      <style:table-cell-properties fo:background-color="transparent" fo:wrap-option="no-wrap" style:rotation-align="none" style:vertical-align="automatic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wrap-option="no-wrap"/>
      <style:text-properties fo:font-size="10pt" style:font-size-asian="10pt" style:font-size-complex="10pt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35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8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6.5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6.3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65.5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3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7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gradient" draw:fill-color="#ffffc0" draw:fill-gradient-name="Gradient_20_2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Calibri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FreeSans" style:font-family-generic-complex="system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loext:graphic-properties draw:fill="gradient" draw:fill-color="#ffffc0" draw:fill-gradient-name="Gradient_20_2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gradient" draw:fill-color="#ffffc0" draw:fill-gradient-name="Gradient_20_2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2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Calibri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FreeSans" style:font-family-generic-complex="system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2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Calibri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FreeSans" style:font-family-generic-complex="system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Calibri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family-complex="FreeSans" style:font-family-generic-complex="system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Arial2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2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bold" style:font-weight-complex="bold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pañ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account</text:p>
          </table:table-cell>
        </table:table-row>
        <table:table-row table:style-name="ro1">
          <table:table-cell office:value-type="string" calcext:value-type="string">
            <text:p>vat_code_chart_root</text:p>
          </table:table-cell>
          <table:table-cell office:value-type="string" calcext:value-type="string">
            <text:p>Plantilla Plan de Impuestos completo</text:p>
          </table:table-cell>
          <table:table-cell table:number-columns-repeated="2"/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base</text:p>
          </table:table-cell>
          <table:table-cell office:value-type="string" calcext:value-type="string">
            <text:p>IVA Devengado Base Imponible</text:p>
          </table:table-cell>
          <table:table-cell office:value-type="string" calcext:value-type="string">
            <text:p>B.IVA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sop_ex</text:p>
          </table:table-cell>
          <table:table-cell office:value-type="string" calcext:value-type="string">
            <text:p>Base adquisiciones exentas</text:p>
          </table:table-cell>
          <table:table-cell office:value-type="string" calcext:value-type="string">
            <text:p>B.AE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rep_ex</text:p>
          </table:table-cell>
          <table:table-cell office:value-type="string" calcext:value-type="string">
            <text:p>Base ventas exentas</text:p>
          </table:table-cell>
          <table:table-cell office:value-type="string" calcext:value-type="string">
            <text:p>B.VE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1</text:p>
          </table:table-cell>
          <table:table-cell office:value-type="string" calcext:value-type="string">
            <text:p>Régimen general IVA Devengado. Base Imponible 4%</text:p>
          </table:table-cell>
          <table:table-cell office:value-type="string" calcext:value-type="string">
            <text:p>B.IVA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</text:p>
          </table:table-cell>
          <table:table-cell office:value-type="string" calcext:value-type="string">
            <text:p>Régimen general IVA Devengado. Base Imponible 7%</text:p>
          </table:table-cell>
          <table:table-cell office:value-type="string" calcext:value-type="string">
            <text:p>B.IVA7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_8</text:p>
          </table:table-cell>
          <table:table-cell office:value-type="string" calcext:value-type="string">
            <text:p>Régimen general IVA Devengado. Base Imponible 8%</text:p>
          </table:table-cell>
          <table:table-cell office:value-type="string" calcext:value-type="string">
            <text:p>B.IVA8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_10</text:p>
          </table:table-cell>
          <table:table-cell office:value-type="string" calcext:value-type="string">
            <text:p>Régimen general IVA Devengado. Base Imponible 10%</text:p>
          </table:table-cell>
          <table:table-cell office:value-type="string" calcext:value-type="string">
            <text:p>B.IVA10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</text:p>
          </table:table-cell>
          <table:table-cell office:value-type="string" calcext:value-type="string">
            <text:p>Régimen general IVA Devengado. Base Imponible 16%</text:p>
          </table:table-cell>
          <table:table-cell office:value-type="string" calcext:value-type="string">
            <text:p>B.IVA16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_18</text:p>
          </table:table-cell>
          <table:table-cell office:value-type="string" calcext:value-type="string">
            <text:p>Régimen general IVA Devengado. Base Imponible 18%</text:p>
          </table:table-cell>
          <table:table-cell office:value-type="string" calcext:value-type="string">
            <text:p>B.IVA18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_21</text:p>
          </table:table-cell>
          <table:table-cell office:value-type="string" calcext:value-type="string">
            <text:p>Régimen general IVA Devengado. Base Imponible 21%</text:p>
          </table:table-cell>
          <table:table-cell office:value-type="string" calcext:value-type="string">
            <text:p>B.IVA21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0</text:p>
          </table:table-cell>
          <table:table-cell office:value-type="string" calcext:value-type="string">
            <text:p>Recargo Equivalencia Base Imponible 0.5%</text:p>
          </table:table-cell>
          <table:table-cell office:value-type="string" calcext:value-type="string">
            <text:p>B.RE0.5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3</text:p>
          </table:table-cell>
          <table:table-cell office:value-type="string" calcext:value-type="string">
            <text:p>Recargo Equivalencia Base Imponible 1%</text:p>
          </table:table-cell>
          <table:table-cell office:value-type="string" calcext:value-type="string">
            <text:p>B.RE1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3_14</text:p>
          </table:table-cell>
          <table:table-cell office:value-type="string" calcext:value-type="string">
            <text:p>Recargo Equivalencia Base Imponible 1.4%</text:p>
          </table:table-cell>
          <table:table-cell office:value-type="string" calcext:value-type="string">
            <text:p>B.RE1.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6</text:p>
          </table:table-cell>
          <table:table-cell office:value-type="string" calcext:value-type="string">
            <text:p>Recargo Equivalencia Base Imponible 4%</text:p>
          </table:table-cell>
          <table:table-cell office:value-type="string" calcext:value-type="string">
            <text:p>B.RE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6_52</text:p>
          </table:table-cell>
          <table:table-cell office:value-type="string" calcext:value-type="string">
            <text:p>Recargo Equivalencia Base Imponible 5.2%</text:p>
          </table:table-cell>
          <table:table-cell office:value-type="string" calcext:value-type="string">
            <text:p>B.RE5.2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9</text:p>
          </table:table-cell>
          <table:table-cell office:value-type="string" calcext:value-type="string">
            <text:p>Adquisiciones intracomunitarias. Base Imponible</text:p>
          </table:table-cell>
          <table:table-cell office:value-type="string" calcext:value-type="string">
            <text:p>B.AI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21</text:p>
          </table:table-cell>
          <table:table-cell office:value-type="string" calcext:value-type="string">
            <text:p>IVA Cuota total devengada</text:p>
          </table:table-cell>
          <table:table-cell office:value-type="string" calcext:value-type="string">
            <text:p>IVA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3</text:p>
          </table:table-cell>
          <table:table-cell office:value-type="string" calcext:value-type="string">
            <text:p>Régimen general IVA Devengado. Cuota 4%</text:p>
          </table:table-cell>
          <table:table-cell office:value-type="string" calcext:value-type="string">
            <text:p>IVA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</text:p>
          </table:table-cell>
          <table:table-cell office:value-type="string" calcext:value-type="string">
            <text:p>Régimen general IVA Devengado. Cuota 7%</text:p>
          </table:table-cell>
          <table:table-cell office:value-type="string" calcext:value-type="string">
            <text:p>IVA7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_8</text:p>
          </table:table-cell>
          <table:table-cell office:value-type="string" calcext:value-type="string">
            <text:p>Régimen general IVA Devengado. Cuota 8%</text:p>
          </table:table-cell>
          <table:table-cell office:value-type="string" calcext:value-type="string">
            <text:p>IVA8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_10</text:p>
          </table:table-cell>
          <table:table-cell office:value-type="string" calcext:value-type="string">
            <text:p>Régimen general IVA Devengado. Cuota 10%</text:p>
          </table:table-cell>
          <table:table-cell office:value-type="string" calcext:value-type="string">
            <text:p>IVA10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</text:p>
          </table:table-cell>
          <table:table-cell office:value-type="string" calcext:value-type="string">
            <text:p>Régimen general IVA Devengado. Cuota 16%</text:p>
          </table:table-cell>
          <table:table-cell office:value-type="string" calcext:value-type="string">
            <text:p>IVA16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_18</text:p>
          </table:table-cell>
          <table:table-cell office:value-type="string" calcext:value-type="string">
            <text:p>Régimen general IVA Devengado. Cuota 18%</text:p>
          </table:table-cell>
          <table:table-cell office:value-type="string" calcext:value-type="string">
            <text:p>IVA18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_21</text:p>
          </table:table-cell>
          <table:table-cell office:value-type="string" calcext:value-type="string">
            <text:p>Régimen general IVA Devengado. Cuota 21%</text:p>
          </table:table-cell>
          <table:table-cell office:value-type="string" calcext:value-type="string">
            <text:p>IVA21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2</text:p>
          </table:table-cell>
          <table:table-cell office:value-type="string" calcext:value-type="string">
            <text:p>Recargo Equivalencia. Cuota 0.5%</text:p>
          </table:table-cell>
          <table:table-cell office:value-type="string" calcext:value-type="string">
            <text:p>RE0.5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5</text:p>
          </table:table-cell>
          <table:table-cell office:value-type="string" calcext:value-type="string">
            <text:p>Recargo Equivalencia. Cuota 1%</text:p>
          </table:table-cell>
          <table:table-cell office:value-type="string" calcext:value-type="string">
            <text:p>RE1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5_14</text:p>
          </table:table-cell>
          <table:table-cell office:value-type="string" calcext:value-type="string">
            <text:p>Recargo Equivalencia. Cuota 1.4%</text:p>
          </table:table-cell>
          <table:table-cell office:value-type="string" calcext:value-type="string">
            <text:p>RE1.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8</text:p>
          </table:table-cell>
          <table:table-cell office:value-type="string" calcext:value-type="string">
            <text:p>Recargo Equivalencia. Cuota 4%</text:p>
          </table:table-cell>
          <table:table-cell office:value-type="string" calcext:value-type="string">
            <text:p>RE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8_52</text:p>
          </table:table-cell>
          <table:table-cell office:value-type="string" calcext:value-type="string">
            <text:p>Recargo Equivalencia. Cuota 5.2%</text:p>
          </table:table-cell>
          <table:table-cell office:value-type="string" calcext:value-type="string">
            <text:p>RE5.2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20</text:p>
          </table:table-cell>
          <table:table-cell office:value-type="string" calcext:value-type="string">
            <text:p>Adquisiciones intracomunitarias. Cuot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base_total</text:p>
          </table:table-cell>
          <table:table-cell office:value-type="string" calcext:value-type="string">
            <text:p>IVA Deducible Base Imponible</text:p>
          </table:table-cell>
          <table:table-cell office:value-type="string" calcext:value-type="string">
            <text:p>B.IVA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</text:p>
          </table:table-cell>
          <table:table-cell office:value-type="string" calcext:value-type="string">
            <text:p>Base operaciones interiores corrientes</text:p>
          </table:table-cell>
          <table:table-cell office:value-type="string" calcext:value-type="string">
            <text:p>B.IVA.O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4</text:p>
          </table:table-cell>
          <table:table-cell office:value-type="string" calcext:value-type="string">
            <text:p>Base operaciones interiores corrientes (4%)</text:p>
          </table:table-cell>
          <table:table-cell office:value-type="string" calcext:value-type="string">
            <text:p>B.IVA4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7</text:p>
          </table:table-cell>
          <table:table-cell office:value-type="string" calcext:value-type="string">
            <text:p>Base operaciones interiores corrientes (7%)</text:p>
          </table:table-cell>
          <table:table-cell office:value-type="string" calcext:value-type="string">
            <text:p>B.IVA7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8</text:p>
          </table:table-cell>
          <table:table-cell office:value-type="string" calcext:value-type="string">
            <text:p>Base operaciones interiores corrientes (8%)</text:p>
          </table:table-cell>
          <table:table-cell office:value-type="string" calcext:value-type="string">
            <text:p>B.IVA8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0</text:p>
          </table:table-cell>
          <table:table-cell office:value-type="string" calcext:value-type="string">
            <text:p>Base operaciones interiores corrientes (10%)</text:p>
          </table:table-cell>
          <table:table-cell office:value-type="string" calcext:value-type="string">
            <text:p>B.IVA10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6</text:p>
          </table:table-cell>
          <table:table-cell office:value-type="string" calcext:value-type="string">
            <text:p>Base operaciones interiores corrientes (16%)</text:p>
          </table:table-cell>
          <table:table-cell office:value-type="string" calcext:value-type="string">
            <text:p>B.IVA16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8</text:p>
          </table:table-cell>
          <table:table-cell office:value-type="string" calcext:value-type="string">
            <text:p>Base operaciones interiores corrientes (18%)</text:p>
          </table:table-cell>
          <table:table-cell office:value-type="string" calcext:value-type="string">
            <text:p>B.IVA18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21</text:p>
          </table:table-cell>
          <table:table-cell office:value-type="string" calcext:value-type="string">
            <text:p>Base operaciones interiores corrientes (21%)</text:p>
          </table:table-cell>
          <table:table-cell office:value-type="string" calcext:value-type="string">
            <text:p>B.IVA21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</text:p>
          </table:table-cell>
          <table:table-cell office:value-type="string" calcext:value-type="string">
            <text:p>Base operaciones interiores bienes inversión</text:p>
          </table:table-cell>
          <table:table-cell office:value-type="string" calcext:value-type="string">
            <text:p>B.IVA.O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4</text:p>
          </table:table-cell>
          <table:table-cell office:value-type="string" calcext:value-type="string">
            <text:p>Base operaciones interiores bienes inversión (4%)</text:p>
          </table:table-cell>
          <table:table-cell office:value-type="string" calcext:value-type="string">
            <text:p>B.IVA4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7</text:p>
          </table:table-cell>
          <table:table-cell office:value-type="string" calcext:value-type="string">
            <text:p>Base operaciones interiores bienes inversión (7%)</text:p>
          </table:table-cell>
          <table:table-cell office:value-type="string" calcext:value-type="string">
            <text:p>B.IVA7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8</text:p>
          </table:table-cell>
          <table:table-cell office:value-type="string" calcext:value-type="string">
            <text:p>Base operaciones interiores bienes inversión (8%)</text:p>
          </table:table-cell>
          <table:table-cell office:value-type="string" calcext:value-type="string">
            <text:p>B.IVA8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0</text:p>
          </table:table-cell>
          <table:table-cell office:value-type="string" calcext:value-type="string">
            <text:p>Base operaciones interiores bienes inversión (10%)</text:p>
          </table:table-cell>
          <table:table-cell office:value-type="string" calcext:value-type="string">
            <text:p>B.IVA10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6</text:p>
          </table:table-cell>
          <table:table-cell office:value-type="string" calcext:value-type="string">
            <text:p>Base operaciones interiores bienes inversión (16%)</text:p>
          </table:table-cell>
          <table:table-cell office:value-type="string" calcext:value-type="string">
            <text:p>B.IVA16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8</text:p>
          </table:table-cell>
          <table:table-cell office:value-type="string" calcext:value-type="string">
            <text:p>Base operaciones interiores bienes inversión (18%)</text:p>
          </table:table-cell>
          <table:table-cell office:value-type="string" calcext:value-type="string">
            <text:p>B.IVA18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21</text:p>
          </table:table-cell>
          <table:table-cell office:value-type="string" calcext:value-type="string">
            <text:p>Base operaciones interiores bienes inversión (21%)</text:p>
          </table:table-cell>
          <table:table-cell office:value-type="string" calcext:value-type="string">
            <text:p>B.IVA21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</text:p>
          </table:table-cell>
          <table:table-cell office:value-type="string" calcext:value-type="string">
            <text:p>Base importaciones bienes corrientes</text:p>
          </table:table-cell>
          <table:table-cell office:value-type="string" calcext:value-type="string">
            <text:p>B.IVA.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4</text:p>
          </table:table-cell>
          <table:table-cell office:value-type="string" calcext:value-type="string">
            <text:p>Base importaciones bienes corrientes (4%)</text:p>
          </table:table-cell>
          <table:table-cell office:value-type="string" calcext:value-type="string">
            <text:p>B.IVA4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7</text:p>
          </table:table-cell>
          <table:table-cell office:value-type="string" calcext:value-type="string">
            <text:p>Base importaciones bienes corrientes (7%)</text:p>
          </table:table-cell>
          <table:table-cell office:value-type="string" calcext:value-type="string">
            <text:p>B.IVA7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8</text:p>
          </table:table-cell>
          <table:table-cell office:value-type="string" calcext:value-type="string">
            <text:p>Base importaciones bienes corrientes (8%)</text:p>
          </table:table-cell>
          <table:table-cell office:value-type="string" calcext:value-type="string">
            <text:p>B.IVA8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0</text:p>
          </table:table-cell>
          <table:table-cell office:value-type="string" calcext:value-type="string">
            <text:p>Base importaciones bienes corrientes (10%)</text:p>
          </table:table-cell>
          <table:table-cell office:value-type="string" calcext:value-type="string">
            <text:p>B.IVA10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6</text:p>
          </table:table-cell>
          <table:table-cell office:value-type="string" calcext:value-type="string">
            <text:p>Base importaciones bienes corrientes (16%)</text:p>
          </table:table-cell>
          <table:table-cell office:value-type="string" calcext:value-type="string">
            <text:p>B.IVA16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8</text:p>
          </table:table-cell>
          <table:table-cell office:value-type="string" calcext:value-type="string">
            <text:p>Base importaciones bienes corrientes (18%)</text:p>
          </table:table-cell>
          <table:table-cell office:value-type="string" calcext:value-type="string">
            <text:p>B.IVA18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21</text:p>
          </table:table-cell>
          <table:table-cell office:value-type="string" calcext:value-type="string">
            <text:p>Base importaciones bienes corrientes (21%)</text:p>
          </table:table-cell>
          <table:table-cell office:value-type="string" calcext:value-type="string">
            <text:p>B.IVA21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</text:p>
          </table:table-cell>
          <table:table-cell office:value-type="string" calcext:value-type="string">
            <text:p>Base importaciones bienes inversión</text:p>
          </table:table-cell>
          <table:table-cell office:value-type="string" calcext:value-type="string">
            <text:p>B.IVA.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4</text:p>
          </table:table-cell>
          <table:table-cell office:value-type="string" calcext:value-type="string">
            <text:p>Base importaciones bienes inversión (4%)</text:p>
          </table:table-cell>
          <table:table-cell office:value-type="string" calcext:value-type="string">
            <text:p>B.IVA4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7</text:p>
          </table:table-cell>
          <table:table-cell office:value-type="string" calcext:value-type="string">
            <text:p>Base importaciones bienes inversión (7%)</text:p>
          </table:table-cell>
          <table:table-cell office:value-type="string" calcext:value-type="string">
            <text:p>B.IVA7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8</text:p>
          </table:table-cell>
          <table:table-cell office:value-type="string" calcext:value-type="string">
            <text:p>Base importaciones bienes inversión (8%)</text:p>
          </table:table-cell>
          <table:table-cell office:value-type="string" calcext:value-type="string">
            <text:p>B.IVA8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0</text:p>
          </table:table-cell>
          <table:table-cell office:value-type="string" calcext:value-type="string">
            <text:p>Base importaciones bienes inversión (10%)</text:p>
          </table:table-cell>
          <table:table-cell office:value-type="string" calcext:value-type="string">
            <text:p>B.IVA10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6</text:p>
          </table:table-cell>
          <table:table-cell office:value-type="string" calcext:value-type="string">
            <text:p>Base importaciones bienes inversión (16%)</text:p>
          </table:table-cell>
          <table:table-cell office:value-type="string" calcext:value-type="string">
            <text:p>B.IVA16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8</text:p>
          </table:table-cell>
          <table:table-cell office:value-type="string" calcext:value-type="string">
            <text:p>Base importaciones bienes inversión (18%)</text:p>
          </table:table-cell>
          <table:table-cell office:value-type="string" calcext:value-type="string">
            <text:p>B.IVA18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21</text:p>
          </table:table-cell>
          <table:table-cell office:value-type="string" calcext:value-type="string">
            <text:p>Base importaciones bienes inversión (21%)</text:p>
          </table:table-cell>
          <table:table-cell office:value-type="string" calcext:value-type="string">
            <text:p>B.IVA21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</text:p>
          </table:table-cell>
          <table:table-cell office:value-type="string" calcext:value-type="string">
            <text:p>Base adquisiciones intracomunitarias bienes corrientes</text:p>
          </table:table-cell>
          <table:table-cell office:value-type="string" calcext:value-type="string">
            <text:p>B.IVA.A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4</text:p>
          </table:table-cell>
          <table:table-cell office:value-type="string" calcext:value-type="string">
            <text:p>Base adquisiciones intracomunitarias bienes corrientes (4%)</text:p>
          </table:table-cell>
          <table:table-cell office:value-type="string" calcext:value-type="string">
            <text:p>B.IVA4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7</text:p>
          </table:table-cell>
          <table:table-cell office:value-type="string" calcext:value-type="string">
            <text:p>Base adquisiciones intracomunitarias bienes corrientes (7%)</text:p>
          </table:table-cell>
          <table:table-cell office:value-type="string" calcext:value-type="string">
            <text:p>B.IVA7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8</text:p>
          </table:table-cell>
          <table:table-cell office:value-type="string" calcext:value-type="string">
            <text:p>Base adquisiciones intracomunitarias bienes corrientes (8%)</text:p>
          </table:table-cell>
          <table:table-cell office:value-type="string" calcext:value-type="string">
            <text:p>B.IVA8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0</text:p>
          </table:table-cell>
          <table:table-cell office:value-type="string" calcext:value-type="string">
            <text:p>Base adquisiciones intracomunitarias bienes corrientes (10%)</text:p>
          </table:table-cell>
          <table:table-cell office:value-type="string" calcext:value-type="string">
            <text:p>B.IVA10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6</text:p>
          </table:table-cell>
          <table:table-cell office:value-type="string" calcext:value-type="string">
            <text:p>Base adquisiciones intracomunitarias bienes corrientes (16%)</text:p>
          </table:table-cell>
          <table:table-cell office:value-type="string" calcext:value-type="string">
            <text:p>B.IVA16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8</text:p>
          </table:table-cell>
          <table:table-cell office:value-type="string" calcext:value-type="string">
            <text:p>Base adquisiciones intracomunitarias bienes corrientes (18%)</text:p>
          </table:table-cell>
          <table:table-cell office:value-type="string" calcext:value-type="string">
            <text:p>B.IVA18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21</text:p>
          </table:table-cell>
          <table:table-cell office:value-type="string" calcext:value-type="string">
            <text:p>Base adquisiciones intracomunitarias bienes corrientes (21%)</text:p>
          </table:table-cell>
          <table:table-cell office:value-type="string" calcext:value-type="string">
            <text:p>B.IVA21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</text:p>
          </table:table-cell>
          <table:table-cell office:value-type="string" calcext:value-type="string">
            <text:p>Base adquisiciones intracomunitarias bienes inversión</text:p>
          </table:table-cell>
          <table:table-cell office:value-type="string" calcext:value-type="string">
            <text:p>B.IVA.A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4</text:p>
          </table:table-cell>
          <table:table-cell office:value-type="string" calcext:value-type="string">
            <text:p>Base adquisiciones intracomunitarias bienes inversión (4%)</text:p>
          </table:table-cell>
          <table:table-cell office:value-type="string" calcext:value-type="string">
            <text:p>B.IVA4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7</text:p>
          </table:table-cell>
          <table:table-cell office:value-type="string" calcext:value-type="string">
            <text:p>Base adquisiciones intracomunitarias bienes inversión (7%)</text:p>
          </table:table-cell>
          <table:table-cell office:value-type="string" calcext:value-type="string">
            <text:p>B.IVA7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8</text:p>
          </table:table-cell>
          <table:table-cell office:value-type="string" calcext:value-type="string">
            <text:p>Base adquisiciones intracomunitarias bienes inversión (8%)</text:p>
          </table:table-cell>
          <table:table-cell office:value-type="string" calcext:value-type="string">
            <text:p>B.IVA8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0</text:p>
          </table:table-cell>
          <table:table-cell office:value-type="string" calcext:value-type="string">
            <text:p>Base adquisiciones intracomunitarias bienes inversión (10%)</text:p>
          </table:table-cell>
          <table:table-cell office:value-type="string" calcext:value-type="string">
            <text:p>B.IVA10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6</text:p>
          </table:table-cell>
          <table:table-cell office:value-type="string" calcext:value-type="string">
            <text:p>Base adquisiciones intracomunitarias bienes inversión (16%)</text:p>
          </table:table-cell>
          <table:table-cell office:value-type="string" calcext:value-type="string">
            <text:p>B.IVA16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8</text:p>
          </table:table-cell>
          <table:table-cell office:value-type="string" calcext:value-type="string">
            <text:p>Base adquisiciones intracomunitarias bienes inversión (18%)</text:p>
          </table:table-cell>
          <table:table-cell office:value-type="string" calcext:value-type="string">
            <text:p>B.IVA18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21</text:p>
          </table:table-cell>
          <table:table-cell office:value-type="string" calcext:value-type="string">
            <text:p>Base adquisiciones intracomunitarias bienes inversión (21%)</text:p>
          </table:table-cell>
          <table:table-cell office:value-type="string" calcext:value-type="string">
            <text:p>B.IVA21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0</text:p>
          </table:table-cell>
          <table:table-cell office:value-type="string" calcext:value-type="string">
            <text:p>Recargo Equivalencia Ded. Base Imponible 0.5%</text:p>
          </table:table-cell>
          <table:table-cell office:value-type="string" calcext:value-type="string">
            <text:p>B.RE0.5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3</text:p>
          </table:table-cell>
          <table:table-cell office:value-type="string" calcext:value-type="string">
            <text:p>Recargo Equivalencia Ded. Base Imponible 1%</text:p>
          </table:table-cell>
          <table:table-cell office:value-type="string" calcext:value-type="string">
            <text:p>B.RE1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3_14</text:p>
          </table:table-cell>
          <table:table-cell office:value-type="string" calcext:value-type="string">
            <text:p>Recargo Equivalencia Ded. Base Imponible 1.4%</text:p>
          </table:table-cell>
          <table:table-cell office:value-type="string" calcext:value-type="string">
            <text:p>B.RE1.4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6</text:p>
          </table:table-cell>
          <table:table-cell office:value-type="string" calcext:value-type="string">
            <text:p>Recargo Equivalencia Ded. Base Imponible 4%</text:p>
          </table:table-cell>
          <table:table-cell office:value-type="string" calcext:value-type="string">
            <text:p>B.RE4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6_52</text:p>
          </table:table-cell>
          <table:table-cell office:value-type="string" calcext:value-type="string">
            <text:p>Recargo Equivalencia Ded. Base Imponible 5.2%</text:p>
          </table:table-cell>
          <table:table-cell office:value-type="string" calcext:value-type="string">
            <text:p>B.RE5.2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cuota_total</text:p>
          </table:table-cell>
          <table:table-cell office:value-type="string" calcext:value-type="string">
            <text:p>IVA deducible (Cuota)- Total a deducir [Mod.303]</text:p>
          </table:table-cell>
          <table:table-cell office:value-type="string" calcext:value-type="string">
            <text:p>IVA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</text:p>
          </table:table-cell>
          <table:table-cell office:value-type="string" calcext:value-type="string">
            <text:p>Cuotas soportadas operaciones interiores corrientes</text:p>
          </table:table-cell>
          <table:table-cell office:value-type="string" calcext:value-type="string">
            <text:p>IVA.O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4</text:p>
          </table:table-cell>
          <table:table-cell office:value-type="string" calcext:value-type="string">
            <text:p>Cuotas soportadas operaciones interiores corrientes (4%)</text:p>
          </table:table-cell>
          <table:table-cell office:value-type="string" calcext:value-type="string">
            <text:p>IVA4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7</text:p>
          </table:table-cell>
          <table:table-cell office:value-type="string" calcext:value-type="string">
            <text:p>Cuotas soportadas operaciones interiores corrientes (7%)</text:p>
          </table:table-cell>
          <table:table-cell office:value-type="string" calcext:value-type="string">
            <text:p>IVA7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8</text:p>
          </table:table-cell>
          <table:table-cell office:value-type="string" calcext:value-type="string">
            <text:p>Cuotas soportadas operaciones interiores corrientes (8%)</text:p>
          </table:table-cell>
          <table:table-cell office:value-type="string" calcext:value-type="string">
            <text:p>IVA8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0</text:p>
          </table:table-cell>
          <table:table-cell office:value-type="string" calcext:value-type="string">
            <text:p>Cuotas soportadas operaciones interiores corrientes (10%)</text:p>
          </table:table-cell>
          <table:table-cell office:value-type="string" calcext:value-type="string">
            <text:p>IVA10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6</text:p>
          </table:table-cell>
          <table:table-cell office:value-type="string" calcext:value-type="string">
            <text:p>Cuotas soportadas operaciones interiores corrientes (16%)</text:p>
          </table:table-cell>
          <table:table-cell office:value-type="string" calcext:value-type="string">
            <text:p>IVA16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8</text:p>
          </table:table-cell>
          <table:table-cell office:value-type="string" calcext:value-type="string">
            <text:p>Cuotas soportadas operaciones interiores corrientes (18%)</text:p>
          </table:table-cell>
          <table:table-cell office:value-type="string" calcext:value-type="string">
            <text:p>IVA18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21</text:p>
          </table:table-cell>
          <table:table-cell office:value-type="string" calcext:value-type="string">
            <text:p>Cuotas soportadas operaciones interiores corrientes (21%)</text:p>
          </table:table-cell>
          <table:table-cell office:value-type="string" calcext:value-type="string">
            <text:p>IVA21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</text:p>
          </table:table-cell>
          <table:table-cell office:value-type="string" calcext:value-type="string">
            <text:p>Cuotas soportadas operaciones interiores bienes inversión</text:p>
          </table:table-cell>
          <table:table-cell office:value-type="string" calcext:value-type="string">
            <text:p>IVA.O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4</text:p>
          </table:table-cell>
          <table:table-cell office:value-type="string" calcext:value-type="string">
            <text:p>Cuotas soportadas operaciones interiores bienes inversión (4%)</text:p>
          </table:table-cell>
          <table:table-cell office:value-type="string" calcext:value-type="string">
            <text:p>IVA4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7</text:p>
          </table:table-cell>
          <table:table-cell office:value-type="string" calcext:value-type="string">
            <text:p>Cuotas soportadas operaciones interiores bienes inversión (7%)</text:p>
          </table:table-cell>
          <table:table-cell office:value-type="string" calcext:value-type="string">
            <text:p>IVA7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8</text:p>
          </table:table-cell>
          <table:table-cell office:value-type="string" calcext:value-type="string">
            <text:p>Cuotas soportadas operaciones interiores bienes inversión (8%)</text:p>
          </table:table-cell>
          <table:table-cell office:value-type="string" calcext:value-type="string">
            <text:p>IVA8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0</text:p>
          </table:table-cell>
          <table:table-cell office:value-type="string" calcext:value-type="string">
            <text:p>Cuotas soportadas operaciones interiores bienes inversión (10%)</text:p>
          </table:table-cell>
          <table:table-cell office:value-type="string" calcext:value-type="string">
            <text:p>IVA10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6</text:p>
          </table:table-cell>
          <table:table-cell office:value-type="string" calcext:value-type="string">
            <text:p>Cuotas soportadas operaciones interiores bienes inversión (16%)</text:p>
          </table:table-cell>
          <table:table-cell office:value-type="string" calcext:value-type="string">
            <text:p>IVA16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8</text:p>
          </table:table-cell>
          <table:table-cell office:value-type="string" calcext:value-type="string">
            <text:p>Cuotas soportadas operaciones interiores bienes inversión (18%)</text:p>
          </table:table-cell>
          <table:table-cell office:value-type="string" calcext:value-type="string">
            <text:p>IVA18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21</text:p>
          </table:table-cell>
          <table:table-cell office:value-type="string" calcext:value-type="string">
            <text:p>Cuotas soportadas operaciones interiores bienes inversión (21%)</text:p>
          </table:table-cell>
          <table:table-cell office:value-type="string" calcext:value-type="string">
            <text:p>IVA21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</text:p>
          </table:table-cell>
          <table:table-cell office:value-type="string" calcext:value-type="string">
            <text:p>Cuotas devengadas importaciones bienes corrientes</text:p>
          </table:table-cell>
          <table:table-cell office:value-type="string" calcext:value-type="string">
            <text:p>IVA.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4</text:p>
          </table:table-cell>
          <table:table-cell office:value-type="string" calcext:value-type="string">
            <text:p>Cuotas devengadas importaciones bienes corrientes (4%)</text:p>
          </table:table-cell>
          <table:table-cell office:value-type="string" calcext:value-type="string">
            <text:p>IVA4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7</text:p>
          </table:table-cell>
          <table:table-cell office:value-type="string" calcext:value-type="string">
            <text:p>Cuotas devengadas importaciones bienes corrientes (7%)</text:p>
          </table:table-cell>
          <table:table-cell office:value-type="string" calcext:value-type="string">
            <text:p>IVA7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8</text:p>
          </table:table-cell>
          <table:table-cell office:value-type="string" calcext:value-type="string">
            <text:p>Cuotas devengadas importaciones bienes corrientes (8%)</text:p>
          </table:table-cell>
          <table:table-cell office:value-type="string" calcext:value-type="string">
            <text:p>IVA8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0</text:p>
          </table:table-cell>
          <table:table-cell office:value-type="string" calcext:value-type="string">
            <text:p>Cuotas devengadas importaciones bienes corrientes (10%)</text:p>
          </table:table-cell>
          <table:table-cell office:value-type="string" calcext:value-type="string">
            <text:p>IVA10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6</text:p>
          </table:table-cell>
          <table:table-cell office:value-type="string" calcext:value-type="string">
            <text:p>Cuotas devengadas importaciones bienes corrientes (16%)</text:p>
          </table:table-cell>
          <table:table-cell office:value-type="string" calcext:value-type="string">
            <text:p>IVA16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8</text:p>
          </table:table-cell>
          <table:table-cell office:value-type="string" calcext:value-type="string">
            <text:p>Cuotas devengadas importaciones bienes corrientes (18%)</text:p>
          </table:table-cell>
          <table:table-cell office:value-type="string" calcext:value-type="string">
            <text:p>IVA18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21</text:p>
          </table:table-cell>
          <table:table-cell office:value-type="string" calcext:value-type="string">
            <text:p>Cuotas devengadas importaciones bienes corrientes (21%)</text:p>
          </table:table-cell>
          <table:table-cell office:value-type="string" calcext:value-type="string">
            <text:p>IVA21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</text:p>
          </table:table-cell>
          <table:table-cell office:value-type="string" calcext:value-type="string">
            <text:p>Cuotas devengadas importaciones bienes inversión</text:p>
          </table:table-cell>
          <table:table-cell office:value-type="string" calcext:value-type="string">
            <text:p>IVA.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4</text:p>
          </table:table-cell>
          <table:table-cell office:value-type="string" calcext:value-type="string">
            <text:p>Cuotas devengadas importaciones bienes inversión (4%)</text:p>
          </table:table-cell>
          <table:table-cell office:value-type="string" calcext:value-type="string">
            <text:p>IVA4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7</text:p>
          </table:table-cell>
          <table:table-cell office:value-type="string" calcext:value-type="string">
            <text:p>Cuotas devengadas importaciones bienes inversión (7%)</text:p>
          </table:table-cell>
          <table:table-cell office:value-type="string" calcext:value-type="string">
            <text:p>IVA7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8</text:p>
          </table:table-cell>
          <table:table-cell office:value-type="string" calcext:value-type="string">
            <text:p>Cuotas devengadas importaciones bienes inversión (8%)</text:p>
          </table:table-cell>
          <table:table-cell office:value-type="string" calcext:value-type="string">
            <text:p>IVA8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0</text:p>
          </table:table-cell>
          <table:table-cell office:value-type="string" calcext:value-type="string">
            <text:p>Cuotas devengadas importaciones bienes inversión (10%)</text:p>
          </table:table-cell>
          <table:table-cell office:value-type="string" calcext:value-type="string">
            <text:p>IVA10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6</text:p>
          </table:table-cell>
          <table:table-cell office:value-type="string" calcext:value-type="string">
            <text:p>Cuotas devengadas importaciones bienes inversión (16%)</text:p>
          </table:table-cell>
          <table:table-cell office:value-type="string" calcext:value-type="string">
            <text:p>IVA16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8</text:p>
          </table:table-cell>
          <table:table-cell office:value-type="string" calcext:value-type="string">
            <text:p>Cuotas devengadas importaciones bienes inversión (18%)</text:p>
          </table:table-cell>
          <table:table-cell office:value-type="string" calcext:value-type="string">
            <text:p>IVA18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21</text:p>
          </table:table-cell>
          <table:table-cell office:value-type="string" calcext:value-type="string">
            <text:p>Cuotas devengadas importaciones bienes inversión (21%)</text:p>
          </table:table-cell>
          <table:table-cell office:value-type="string" calcext:value-type="string">
            <text:p>IVA21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</text:p>
          </table:table-cell>
          <table:table-cell office:value-type="string" calcext:value-type="string">
            <text:p>En adquisiciones intracomunitarias bienes corrientes</text:p>
          </table:table-cell>
          <table:table-cell office:value-type="string" calcext:value-type="string">
            <text:p>IVA.A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4</text:p>
          </table:table-cell>
          <table:table-cell office:value-type="string" calcext:value-type="string">
            <text:p>En adquisiciones intracomunitarias bienes corrientes (4%)</text:p>
          </table:table-cell>
          <table:table-cell office:value-type="string" calcext:value-type="string">
            <text:p>IVA4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7</text:p>
          </table:table-cell>
          <table:table-cell office:value-type="string" calcext:value-type="string">
            <text:p>En adquisiciones intracomunitarias bienes corrientes (7%)</text:p>
          </table:table-cell>
          <table:table-cell office:value-type="string" calcext:value-type="string">
            <text:p>IVA7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8</text:p>
          </table:table-cell>
          <table:table-cell office:value-type="string" calcext:value-type="string">
            <text:p>En adquisiciones intracomunitarias bienes corrientes (8%)</text:p>
          </table:table-cell>
          <table:table-cell office:value-type="string" calcext:value-type="string">
            <text:p>IVA8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0</text:p>
          </table:table-cell>
          <table:table-cell office:value-type="string" calcext:value-type="string">
            <text:p>En adquisiciones intracomunitarias bienes corrientes (10%)</text:p>
          </table:table-cell>
          <table:table-cell office:value-type="string" calcext:value-type="string">
            <text:p>IVA10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6</text:p>
          </table:table-cell>
          <table:table-cell office:value-type="string" calcext:value-type="string">
            <text:p>En adquisiciones intracomunitarias bienes corrientes (16%)</text:p>
          </table:table-cell>
          <table:table-cell office:value-type="string" calcext:value-type="string">
            <text:p>IVA16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8</text:p>
          </table:table-cell>
          <table:table-cell office:value-type="string" calcext:value-type="string">
            <text:p>En adquisiciones intracomunitarias bienes corrientes (18%)</text:p>
          </table:table-cell>
          <table:table-cell office:value-type="string" calcext:value-type="string">
            <text:p>IVA18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21</text:p>
          </table:table-cell>
          <table:table-cell office:value-type="string" calcext:value-type="string">
            <text:p>En adquisiciones intracomunitarias bienes corrientes (21%)</text:p>
          </table:table-cell>
          <table:table-cell office:value-type="string" calcext:value-type="string">
            <text:p>IVA21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</text:p>
          </table:table-cell>
          <table:table-cell office:value-type="string" calcext:value-type="string">
            <text:p>En adquisiciones intracomunitarias bienes inversión</text:p>
          </table:table-cell>
          <table:table-cell office:value-type="string" calcext:value-type="string">
            <text:p>IVA.A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4</text:p>
          </table:table-cell>
          <table:table-cell office:value-type="string" calcext:value-type="string">
            <text:p>En adquisiciones intracomunitarias bienes inversión (4%)</text:p>
          </table:table-cell>
          <table:table-cell office:value-type="string" calcext:value-type="string">
            <text:p>IVA4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7</text:p>
          </table:table-cell>
          <table:table-cell office:value-type="string" calcext:value-type="string">
            <text:p>En adquisiciones intracomunitarias bienes inversión (7%)</text:p>
          </table:table-cell>
          <table:table-cell office:value-type="string" calcext:value-type="string">
            <text:p>IVA7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8</text:p>
          </table:table-cell>
          <table:table-cell office:value-type="string" calcext:value-type="string">
            <text:p>En adquisiciones intracomunitarias bienes inversión (8%)</text:p>
          </table:table-cell>
          <table:table-cell office:value-type="string" calcext:value-type="string">
            <text:p>IVA8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0</text:p>
          </table:table-cell>
          <table:table-cell office:value-type="string" calcext:value-type="string">
            <text:p>En adquisiciones intracomunitarias bienes inversión (10%)</text:p>
          </table:table-cell>
          <table:table-cell office:value-type="string" calcext:value-type="string">
            <text:p>IVA10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6</text:p>
          </table:table-cell>
          <table:table-cell office:value-type="string" calcext:value-type="string">
            <text:p>En adquisiciones intracomunitarias bienes inversión (16%)</text:p>
          </table:table-cell>
          <table:table-cell office:value-type="string" calcext:value-type="string">
            <text:p>IVA16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8</text:p>
          </table:table-cell>
          <table:table-cell office:value-type="string" calcext:value-type="string">
            <text:p>En adquisiciones intracomunitarias bienes inversión (18%)</text:p>
          </table:table-cell>
          <table:table-cell office:value-type="string" calcext:value-type="string">
            <text:p>IVA18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21</text:p>
          </table:table-cell>
          <table:table-cell office:value-type="string" calcext:value-type="string">
            <text:p>En adquisiciones intracomunitarias bienes inversión (21%)</text:p>
          </table:table-cell>
          <table:table-cell office:value-type="string" calcext:value-type="string">
            <text:p>IVA21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intra_42</text:p>
          </table:table-cell>
          <table:table-cell office:value-type="string" calcext:value-type="string">
            <text:p>Entregas Intracomunitaria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3</text:p>
          </table:table-cell>
          <table:table-cell office:value-type="string" calcext:value-type="string">
            <text:p>Exportaciones y operaciones asimiladas</text:p>
          </table:table-cell>
          <table:table-cell office:value-type="string" calcext:value-type="string">
            <text:p>EOA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4</text:p>
          </table:table-cell>
          <table:table-cell office:value-type="string" calcext:value-type="string">
            <text:p>Inversión del sujeto pasivo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2</text:p>
          </table:table-cell>
          <table:table-cell office:value-type="string" calcext:value-type="string">
            <text:p>Recargo Equivalencia Ded. Cuota 0.5%</text:p>
          </table:table-cell>
          <table:table-cell office:value-type="string" calcext:value-type="string">
            <text:p>RE0.5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5</text:p>
          </table:table-cell>
          <table:table-cell office:value-type="string" calcext:value-type="string">
            <text:p>Recargo Equivalencia Ded. Cuota 1%</text:p>
          </table:table-cell>
          <table:table-cell office:value-type="string" calcext:value-type="string">
            <text:p>RE1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5_14</text:p>
          </table:table-cell>
          <table:table-cell office:value-type="string" calcext:value-type="string">
            <text:p>Recargo Equivalencia Ded. Cuota 1.4%</text:p>
          </table:table-cell>
          <table:table-cell office:value-type="string" calcext:value-type="string">
            <text:p>RE1.4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8</text:p>
          </table:table-cell>
          <table:table-cell office:value-type="string" calcext:value-type="string">
            <text:p>Recargo Equivalencia Ded. Cuota 4%</text:p>
          </table:table-cell>
          <table:table-cell office:value-type="string" calcext:value-type="string">
            <text:p>RE4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8_52</text:p>
          </table:table-cell>
          <table:table-cell office:value-type="string" calcext:value-type="string">
            <text:p>Recargo Equivalencia Ded. Cuota 5.2%</text:p>
          </table:table-cell>
          <table:table-cell office:value-type="string" calcext:value-type="string">
            <text:p>RE5.2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</text:p>
          </table:table-cell>
          <table:table-cell office:value-type="string" calcext:value-type="string">
            <text:p>IRPF Retenciones practicadas Base Imponible</text:p>
          </table:table-cell>
          <table:table-cell office:value-type="string" calcext:value-type="string">
            <text:p>B.IRPF.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</text:p>
          </table:table-cell>
          <table:table-cell office:value-type="string" calcext:value-type="string">
            <text:p>IRPF Retenciones practicadas Base Imponible 1%</text:p>
          </table:table-cell>
          <table:table-cell office:value-type="string" calcext:value-type="string">
            <text:p>B.IRPF1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</text:p>
          </table:table-cell>
          <table:table-cell office:value-type="string" calcext:value-type="string">
            <text:p>IRPF Retenciones practicadas Base Imponible 2%</text:p>
          </table:table-cell>
          <table:table-cell office:value-type="string" calcext:value-type="string">
            <text:p>B.IRPF2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7</text:p>
          </table:table-cell>
          <table:table-cell office:value-type="string" calcext:value-type="string">
            <text:p>IRPF Retenciones practicadas Base Imponible 7%</text:p>
          </table:table-cell>
          <table:table-cell office:value-type="string" calcext:value-type="string">
            <text:p>B.IRPF7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9</text:p>
          </table:table-cell>
          <table:table-cell office:value-type="string" calcext:value-type="string">
            <text:p>IRPF Retenciones practicadas Base Imponible 9%</text:p>
          </table:table-cell>
          <table:table-cell office:value-type="string" calcext:value-type="string">
            <text:p>B.IRPF9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5</text:p>
          </table:table-cell>
          <table:table-cell office:value-type="string" calcext:value-type="string">
            <text:p>IRPF Retenciones practicadas Base Imponible 15%</text:p>
          </table:table-cell>
          <table:table-cell office:value-type="string" calcext:value-type="string">
            <text:p>B.IRPF15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8</text:p>
          </table:table-cell>
          <table:table-cell office:value-type="string" calcext:value-type="string">
            <text:p>IRPF Retenciones practicadas Base Imponible 18%</text:p>
          </table:table-cell>
          <table:table-cell office:value-type="string" calcext:value-type="string">
            <text:p>B.IRPF18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</text:p>
          </table:table-cell>
          <table:table-cell office:value-type="string" calcext:value-type="string">
            <text:p>IRPF Retenciones practicadas Base Imponible 19%</text:p>
          </table:table-cell>
          <table:table-cell office:value-type="string" calcext:value-type="string">
            <text:p>B.IRPF19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5</text:p>
          </table:table-cell>
          <table:table-cell office:value-type="string" calcext:value-type="string">
            <text:p>IRPF Retenciones practicadas Base Imponible 19,5%</text:p>
          </table:table-cell>
          <table:table-cell office:value-type="string" calcext:value-type="string">
            <text:p>B.IRPF195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0</text:p>
          </table:table-cell>
          <table:table-cell office:value-type="string" calcext:value-type="string">
            <text:p>IRPF Retenciones practicadas Base Imponible 20%</text:p>
          </table:table-cell>
          <table:table-cell office:value-type="string" calcext:value-type="string">
            <text:p>B.IRPF20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1</text:p>
          </table:table-cell>
          <table:table-cell office:value-type="string" calcext:value-type="string">
            <text:p>IRPF Retenciones practicadas Base Imponible 21%</text:p>
          </table:table-cell>
          <table:table-cell office:value-type="string" calcext:value-type="string">
            <text:p>B.IRPF21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5a</text:p>
          </table:table-cell>
          <table:table-cell office:value-type="string" calcext:value-type="string">
            <text:p>IRPF Retenciones practicadas Arrendamientos Base Imponible 19,5%</text:p>
          </table:table-cell>
          <table:table-cell office:value-type="string" calcext:value-type="string">
            <text:p>B.IRPF195.PA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0a</text:p>
          </table:table-cell>
          <table:table-cell office:value-type="string" calcext:value-type="string">
            <text:p>IRPF Retenciones practicadas Arrendamientos Base Imponible 20%</text:p>
          </table:table-cell>
          <table:table-cell office:value-type="string" calcext:value-type="string">
            <text:p>B.IRPF20.PA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total</text:p>
          </table:table-cell>
          <table:table-cell office:value-type="string" calcext:value-type="string">
            <text:p>IRPF Retenciones practicadas Total Cuota</text:p>
          </table:table-cell>
          <table:table-cell office:value-type="string" calcext:value-type="string">
            <text:p>IRPF.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</text:p>
          </table:table-cell>
          <table:table-cell office:value-type="string" calcext:value-type="string">
            <text:p>IRPF Retenciones practicadas Cuota 1%</text:p>
          </table:table-cell>
          <table:table-cell office:value-type="string" calcext:value-type="string">
            <text:p>IRPF1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</text:p>
          </table:table-cell>
          <table:table-cell office:value-type="string" calcext:value-type="string">
            <text:p>IRPF Retenciones practicadas Cuota 2%</text:p>
          </table:table-cell>
          <table:table-cell office:value-type="string" calcext:value-type="string">
            <text:p>IRPF2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7</text:p>
          </table:table-cell>
          <table:table-cell office:value-type="string" calcext:value-type="string">
            <text:p>IRPF Retenciones practicadas Cuota 7%</text:p>
          </table:table-cell>
          <table:table-cell office:value-type="string" calcext:value-type="string">
            <text:p>IRPF7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9</text:p>
          </table:table-cell>
          <table:table-cell office:value-type="string" calcext:value-type="string">
            <text:p>IRPF Retenciones practicadas Cuota 9%</text:p>
          </table:table-cell>
          <table:table-cell office:value-type="string" calcext:value-type="string">
            <text:p>IRPF9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5</text:p>
          </table:table-cell>
          <table:table-cell office:value-type="string" calcext:value-type="string">
            <text:p>IRPF Retenciones practicadas Cuota 15%</text:p>
          </table:table-cell>
          <table:table-cell office:value-type="string" calcext:value-type="string">
            <text:p>IRPF15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8</text:p>
          </table:table-cell>
          <table:table-cell office:value-type="string" calcext:value-type="string">
            <text:p>IRPF Retenciones practicadas Cuota 18%</text:p>
          </table:table-cell>
          <table:table-cell office:value-type="string" calcext:value-type="string">
            <text:p>IRPF18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</text:p>
          </table:table-cell>
          <table:table-cell office:value-type="string" calcext:value-type="string">
            <text:p>IRPF Retenciones practicadas Cuota 19%</text:p>
          </table:table-cell>
          <table:table-cell office:value-type="string" calcext:value-type="string">
            <text:p>IRPF19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5</text:p>
          </table:table-cell>
          <table:table-cell office:value-type="string" calcext:value-type="string">
            <text:p>IRPF Retenciones practicadas Cuota 19,5%</text:p>
          </table:table-cell>
          <table:table-cell office:value-type="string" calcext:value-type="string">
            <text:p>IRPF195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0</text:p>
          </table:table-cell>
          <table:table-cell office:value-type="string" calcext:value-type="string">
            <text:p>IRPF Retenciones practicadas Cuota 20%</text:p>
          </table:table-cell>
          <table:table-cell office:value-type="string" calcext:value-type="string">
            <text:p>IRPF20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1</text:p>
          </table:table-cell>
          <table:table-cell office:value-type="string" calcext:value-type="string">
            <text:p>IRPF Retenciones practicadas Cuota 21%</text:p>
          </table:table-cell>
          <table:table-cell office:value-type="string" calcext:value-type="string">
            <text:p>IRPF21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5a</text:p>
          </table:table-cell>
          <table:table-cell office:value-type="string" calcext:value-type="string">
            <text:p>IRPF Retenciones practicadas Arrendamientos Cuota 19,5%</text:p>
          </table:table-cell>
          <table:table-cell office:value-type="string" calcext:value-type="string">
            <text:p>IRPF195.PA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0a</text:p>
          </table:table-cell>
          <table:table-cell office:value-type="string" calcext:value-type="string">
            <text:p>IRPF Retenciones practicadas Arrendamientos Cuota 20%</text:p>
          </table:table-cell>
          <table:table-cell office:value-type="string" calcext:value-type="string">
            <text:p>IRPF20.PA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</text:p>
          </table:table-cell>
          <table:table-cell office:value-type="string" calcext:value-type="string">
            <text:p>IRPF Retenciones a cuenta Base Imponible</text:p>
          </table:table-cell>
          <table:table-cell office:value-type="string" calcext:value-type="string">
            <text:p>B.IRPF.A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</text:p>
          </table:table-cell>
          <table:table-cell office:value-type="string" calcext:value-type="string">
            <text:p>IRPF Retenciones a cuenta Base Imponible 1%</text:p>
          </table:table-cell>
          <table:table-cell office:value-type="string" calcext:value-type="string">
            <text:p>B.IRPF1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</text:p>
          </table:table-cell>
          <table:table-cell office:value-type="string" calcext:value-type="string">
            <text:p>IRPF Retenciones a cuenta Base Imponible 2%</text:p>
          </table:table-cell>
          <table:table-cell office:value-type="string" calcext:value-type="string">
            <text:p>B.IRPF2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7</text:p>
          </table:table-cell>
          <table:table-cell office:value-type="string" calcext:value-type="string">
            <text:p>IRPF Retenciones a cuenta Base Imponible 7%</text:p>
          </table:table-cell>
          <table:table-cell office:value-type="string" calcext:value-type="string">
            <text:p>B.IRPF7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9</text:p>
          </table:table-cell>
          <table:table-cell office:value-type="string" calcext:value-type="string">
            <text:p>IRPF Retenciones a cuenta Base Imponible 9%</text:p>
          </table:table-cell>
          <table:table-cell office:value-type="string" calcext:value-type="string">
            <text:p>B.IRPF9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5</text:p>
          </table:table-cell>
          <table:table-cell office:value-type="string" calcext:value-type="string">
            <text:p>IRPF Retenciones a cuenta Base Imponible 15%</text:p>
          </table:table-cell>
          <table:table-cell office:value-type="string" calcext:value-type="string">
            <text:p>B.IRPF15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8</text:p>
          </table:table-cell>
          <table:table-cell office:value-type="string" calcext:value-type="string">
            <text:p>IRPF Retenciones a cuenta Base Imponible 18%</text:p>
          </table:table-cell>
          <table:table-cell office:value-type="string" calcext:value-type="string">
            <text:p>B.IRPF18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</text:p>
          </table:table-cell>
          <table:table-cell office:value-type="string" calcext:value-type="string">
            <text:p>IRPF Retenciones a cuenta Base Imponible 19%</text:p>
          </table:table-cell>
          <table:table-cell office:value-type="string" calcext:value-type="string">
            <text:p>B.IRPF19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5</text:p>
          </table:table-cell>
          <table:table-cell office:value-type="string" calcext:value-type="string">
            <text:p>IRPF Retenciones a cuenta Base Imponible 19,5%</text:p>
          </table:table-cell>
          <table:table-cell office:value-type="string" calcext:value-type="string">
            <text:p>B.IRPF195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0</text:p>
          </table:table-cell>
          <table:table-cell office:value-type="string" calcext:value-type="string">
            <text:p>IRPF Retenciones a cuenta Base Imponible 20%</text:p>
          </table:table-cell>
          <table:table-cell office:value-type="string" calcext:value-type="string">
            <text:p>B.IRPF20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1</text:p>
          </table:table-cell>
          <table:table-cell office:value-type="string" calcext:value-type="string">
            <text:p>IRPF Retenciones a cuenta Base Imponible 21%</text:p>
          </table:table-cell>
          <table:table-cell office:value-type="string" calcext:value-type="string">
            <text:p>B.IRPF21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5a</text:p>
          </table:table-cell>
          <table:table-cell office:value-type="string" calcext:value-type="string">
            <text:p>IRPF Retenciones a cuenta Arrendamientos Base Imponible 19,5%</text:p>
          </table:table-cell>
          <table:table-cell office:value-type="string" calcext:value-type="string">
            <text:p>B.IRPF195.ACA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0a</text:p>
          </table:table-cell>
          <table:table-cell office:value-type="string" calcext:value-type="string">
            <text:p>IRPF Retenciones a cuenta Arrendamientos Base Imponible 20%</text:p>
          </table:table-cell>
          <table:table-cell office:value-type="string" calcext:value-type="string">
            <text:p>B.IRPF20.ACA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total</text:p>
          </table:table-cell>
          <table:table-cell office:value-type="string" calcext:value-type="string">
            <text:p>IRPF Retenciones a cuenta Total Cuota</text:p>
          </table:table-cell>
          <table:table-cell office:value-type="string" calcext:value-type="string">
            <text:p>IRPF.A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</text:p>
          </table:table-cell>
          <table:table-cell office:value-type="string" calcext:value-type="string">
            <text:p>IRPF Retenciones a cuenta Cuota 1%</text:p>
          </table:table-cell>
          <table:table-cell office:value-type="string" calcext:value-type="string">
            <text:p>IRPF1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</text:p>
          </table:table-cell>
          <table:table-cell office:value-type="string" calcext:value-type="string">
            <text:p>IRPF Retenciones a cuenta Cuota 2%</text:p>
          </table:table-cell>
          <table:table-cell office:value-type="string" calcext:value-type="string">
            <text:p>IRPF2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7</text:p>
          </table:table-cell>
          <table:table-cell office:value-type="string" calcext:value-type="string">
            <text:p>IRPF Retenciones a cuenta Cuota 7%</text:p>
          </table:table-cell>
          <table:table-cell office:value-type="string" calcext:value-type="string">
            <text:p>IRPF7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9</text:p>
          </table:table-cell>
          <table:table-cell office:value-type="string" calcext:value-type="string">
            <text:p>IRPF Retenciones a cuenta Cuota 9%</text:p>
          </table:table-cell>
          <table:table-cell office:value-type="string" calcext:value-type="string">
            <text:p>IRPF9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5</text:p>
          </table:table-cell>
          <table:table-cell office:value-type="string" calcext:value-type="string">
            <text:p>IRPF Retenciones a cuenta Cuota 15%</text:p>
          </table:table-cell>
          <table:table-cell office:value-type="string" calcext:value-type="string">
            <text:p>IRPF15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8</text:p>
          </table:table-cell>
          <table:table-cell office:value-type="string" calcext:value-type="string">
            <text:p>IRPF Retenciones a cuenta Cuota 18%</text:p>
          </table:table-cell>
          <table:table-cell office:value-type="string" calcext:value-type="string">
            <text:p>IRPF18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</text:p>
          </table:table-cell>
          <table:table-cell office:value-type="string" calcext:value-type="string">
            <text:p>IRPF Retenciones a cuenta Cuota 19%</text:p>
          </table:table-cell>
          <table:table-cell office:value-type="string" calcext:value-type="string">
            <text:p>IRPF19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5</text:p>
          </table:table-cell>
          <table:table-cell office:value-type="string" calcext:value-type="string">
            <text:p>IRPF Retenciones a cuenta Cuota 19,5%</text:p>
          </table:table-cell>
          <table:table-cell office:value-type="string" calcext:value-type="string">
            <text:p>IRPF195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0</text:p>
          </table:table-cell>
          <table:table-cell office:value-type="string" calcext:value-type="string">
            <text:p>IRPF Retenciones a cuenta Cuota 20%</text:p>
          </table:table-cell>
          <table:table-cell office:value-type="string" calcext:value-type="string">
            <text:p>IRPF20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1</text:p>
          </table:table-cell>
          <table:table-cell office:value-type="string" calcext:value-type="string">
            <text:p>IRPF Retenciones a cuenta Cuota 21%</text:p>
          </table:table-cell>
          <table:table-cell office:value-type="string" calcext:value-type="string">
            <text:p>IRPF21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5a</text:p>
          </table:table-cell>
          <table:table-cell office:value-type="string" calcext:value-type="string">
            <text:p>IRPF Retenciones a cuenta Arrendamientos Cuota 19,5%</text:p>
          </table:table-cell>
          <table:table-cell office:value-type="string" calcext:value-type="string">
            <text:p>IRPF195.ACA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0a</text:p>
          </table:table-cell>
          <table:table-cell office:value-type="string" calcext:value-type="string">
            <text:p>IRPF Retenciones a cuenta Arrendamientos Cuota 20%</text:p>
          </table:table-cell>
          <table:table-cell office:value-type="string" calcext:value-type="string">
            <text:p>IRPF20.ACA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</text:p>
          </table:table-cell>
          <table:table-cell office:value-type="string" calcext:value-type="string">
            <text:p>Régimen especial criterio de Caja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ven</text:p>
          </table:table-cell>
          <table:table-cell office:value-type="string" calcext:value-type="string">
            <text:p>Base ventas Régimen especial criterio de Caja</text:p>
          </table:table-cell>
          <table:table-cell office:value-type="string" calcext:value-type="string">
            <text:p>B.RECC.V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04</text:p>
          </table:table-cell>
          <table:table-cell office:value-type="string" calcext:value-type="string">
            <text:p>Régimen especial criterio de Caja. Base devengada 4%</text:p>
          </table:table-cell>
          <table:table-cell office:value-type="string" calcext:value-type="string">
            <text:p>B.RECC4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10</text:p>
          </table:table-cell>
          <table:table-cell office:value-type="string" calcext:value-type="string">
            <text:p>Régimen especial criterio de Caja. Base devengada 10%</text:p>
          </table:table-cell>
          <table:table-cell office:value-type="string" calcext:value-type="string">
            <text:p>B.RECC10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21</text:p>
          </table:table-cell>
          <table:table-cell office:value-type="string" calcext:value-type="string">
            <text:p>Régimen especial criterio de Caja. Base devengada 21%</text:p>
          </table:table-cell>
          <table:table-cell office:value-type="string" calcext:value-type="string">
            <text:p>B.RECC21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tot</text:p>
          </table:table-cell>
          <table:table-cell office:value-type="string" calcext:value-type="string">
            <text:p>IVA total devengada Régimen especial criterio de Caja</text:p>
          </table:table-cell>
          <table:table-cell office:value-type="string" calcext:value-type="string">
            <text:p>RECC.V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04</text:p>
          </table:table-cell>
          <table:table-cell office:value-type="string" calcext:value-type="string">
            <text:p>Régimen especial criterio de Caja. IVA Devengado 4%</text:p>
          </table:table-cell>
          <table:table-cell office:value-type="string" calcext:value-type="string">
            <text:p>RECC4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10</text:p>
          </table:table-cell>
          <table:table-cell office:value-type="string" calcext:value-type="string">
            <text:p>Régimen especial criterio de Caja. IVA Devengado 10%</text:p>
          </table:table-cell>
          <table:table-cell office:value-type="string" calcext:value-type="string">
            <text:p>RECC10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21</text:p>
          </table:table-cell>
          <table:table-cell office:value-type="string" calcext:value-type="string">
            <text:p>Régimen especial criterio de Caja. IVA Devengado 21%</text:p>
          </table:table-cell>
          <table:table-cell office:value-type="string" calcext:value-type="string">
            <text:p>RECC21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com</text:p>
          </table:table-cell>
          <table:table-cell office:value-type="string" calcext:value-type="string">
            <text:p>Base compras Régimen especial criterio de Caja</text:p>
          </table:table-cell>
          <table:table-cell office:value-type="string" calcext:value-type="string">
            <text:p>B.RECC.C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04</text:p>
          </table:table-cell>
          <table:table-cell office:value-type="string" calcext:value-type="string">
            <text:p>Régimen especial criterio de Caja. Base Deduible 4%</text:p>
          </table:table-cell>
          <table:table-cell office:value-type="string" calcext:value-type="string">
            <text:p>B.RECC4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10</text:p>
          </table:table-cell>
          <table:table-cell office:value-type="string" calcext:value-type="string">
            <text:p>Régimen especial criterio de Caja. Base Deduible 10%</text:p>
          </table:table-cell>
          <table:table-cell office:value-type="string" calcext:value-type="string">
            <text:p>B.RECC10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21</text:p>
          </table:table-cell>
          <table:table-cell office:value-type="string" calcext:value-type="string">
            <text:p>Régimen especial criterio de Caja. Base Deduible 21%</text:p>
          </table:table-cell>
          <table:table-cell office:value-type="string" calcext:value-type="string">
            <text:p>B.RECC21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tot</text:p>
          </table:table-cell>
          <table:table-cell office:value-type="string" calcext:value-type="string">
            <text:p>IVA total soportado Régimen especial criterio de Caja</text:p>
          </table:table-cell>
          <table:table-cell office:value-type="string" calcext:value-type="string">
            <text:p>RECC.C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04</text:p>
          </table:table-cell>
          <table:table-cell office:value-type="string" calcext:value-type="string">
            <text:p>Régimen especial criterio de Caja. IVA soportado 4%</text:p>
          </table:table-cell>
          <table:table-cell office:value-type="string" calcext:value-type="string">
            <text:p>RECC4.C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10</text:p>
          </table:table-cell>
          <table:table-cell office:value-type="string" calcext:value-type="string">
            <text:p>Régimen especial criterio de Caja. IVA soportado 10%</text:p>
          </table:table-cell>
          <table:table-cell office:value-type="string" calcext:value-type="string">
            <text:p>RECC10.C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21</text:p>
          </table:table-cell>
          <table:table-cell office:value-type="string" calcext:value-type="string">
            <text:p>Régimen especial criterio de Caja. IVA soportado 21%</text:p>
          </table:table-cell>
          <table:table-cell office:value-type="string" calcext:value-type="string">
            <text:p>RECC21.V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base</text:p>
          </table:table-cell>
          <table:table-cell office:value-type="string" calcext:value-type="string">
            <text:p>IGIC Devengado Base Imponible</text:p>
          </table:table-cell>
          <table:table-cell office:value-type="string" calcext:value-type="string">
            <text:p>B.IGIC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0</text:p>
          </table:table-cell>
          <table:table-cell office:value-type="string" calcext:value-type="string">
            <text:p>Régimen general IGIC Devengado. Base Imponible 0%</text:p>
          </table:table-cell>
          <table:table-cell office:value-type="string" calcext:value-type="string">
            <text:p>B.IGIC0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3</text:p>
          </table:table-cell>
          <table:table-cell office:value-type="string" calcext:value-type="string">
            <text:p>Régimen general IGIC Devengado. Base Imponible 3%</text:p>
          </table:table-cell>
          <table:table-cell office:value-type="string" calcext:value-type="string">
            <text:p>B.IGIC3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7</text:p>
          </table:table-cell>
          <table:table-cell office:value-type="string" calcext:value-type="string">
            <text:p>Régimen general IGIC Devengado. Base Imponible 7%</text:p>
          </table:table-cell>
          <table:table-cell office:value-type="string" calcext:value-type="string">
            <text:p>B.IGIC7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9_5</text:p>
          </table:table-cell>
          <table:table-cell office:value-type="string" calcext:value-type="string">
            <text:p>Régimen general IGIC Devengado. Base Imponible 9,5</text:p>
          </table:table-cell>
          <table:table-cell office:value-type="string" calcext:value-type="string">
            <text:p>B.IGIC95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13_5</text:p>
          </table:table-cell>
          <table:table-cell office:value-type="string" calcext:value-type="string">
            <text:p>Régimen general IGIC Devengado. Base Imponible 13,5%</text:p>
          </table:table-cell>
          <table:table-cell office:value-type="string" calcext:value-type="string">
            <text:p>B.IGIC135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</text:p>
          </table:table-cell>
          <table:table-cell office:value-type="string" calcext:value-type="string">
            <text:p>IGIC Cuota total devengada</text:p>
          </table:table-cell>
          <table:table-cell office:value-type="string" calcext:value-type="string">
            <text:p>IGIC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0</text:p>
          </table:table-cell>
          <table:table-cell office:value-type="string" calcext:value-type="string">
            <text:p>Régimen general IGIC Devengado. Cuota 0%</text:p>
          </table:table-cell>
          <table:table-cell office:value-type="string" calcext:value-type="string">
            <text:p>IGIC0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3</text:p>
          </table:table-cell>
          <table:table-cell office:value-type="string" calcext:value-type="string">
            <text:p>Régimen general IGIC Devengado. Cuota 3%</text:p>
          </table:table-cell>
          <table:table-cell office:value-type="string" calcext:value-type="string">
            <text:p>IGIC3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7</text:p>
          </table:table-cell>
          <table:table-cell office:value-type="string" calcext:value-type="string">
            <text:p>Régimen general IGIC Devengado. Cuota 7%</text:p>
          </table:table-cell>
          <table:table-cell office:value-type="string" calcext:value-type="string">
            <text:p>IGIC7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9_5</text:p>
          </table:table-cell>
          <table:table-cell office:value-type="string" calcext:value-type="string">
            <text:p>Régimen general IGIC Devengado. Cuota 9,5%</text:p>
          </table:table-cell>
          <table:table-cell office:value-type="string" calcext:value-type="string">
            <text:p>IGIC95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13_5</text:p>
          </table:table-cell>
          <table:table-cell office:value-type="string" calcext:value-type="string">
            <text:p>Régimen general IGIC Devengado. Cuota 13,5%</text:p>
          </table:table-cell>
          <table:table-cell office:value-type="string" calcext:value-type="string">
            <text:p>IGIC135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base_total</text:p>
          </table:table-cell>
          <table:table-cell office:value-type="string" calcext:value-type="string">
            <text:p>IGIC Deducible Base Imponible</text:p>
          </table:table-cell>
          <table:table-cell office:value-type="string" calcext:value-type="string">
            <text:p>B.IGIC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</text:p>
          </table:table-cell>
          <table:table-cell office:value-type="string" calcext:value-type="string">
            <text:p>Base operaciones interiores corrientes IGIC</text:p>
          </table:table-cell>
          <table:table-cell office:value-type="string" calcext:value-type="string">
            <text:p>B.IGIC.O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0</text:p>
          </table:table-cell>
          <table:table-cell office:value-type="string" calcext:value-type="string">
            <text:p>Base operaciones interiores corrientes IGIC (0%)</text:p>
          </table:table-cell>
          <table:table-cell office:value-type="string" calcext:value-type="string">
            <text:p>B.IGIC.OIBC0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3</text:p>
          </table:table-cell>
          <table:table-cell office:value-type="string" calcext:value-type="string">
            <text:p>Base operaciones interiores corrientes IGIC (3%)</text:p>
          </table:table-cell>
          <table:table-cell office:value-type="string" calcext:value-type="string">
            <text:p>B.IGIC.OIBC3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7</text:p>
          </table:table-cell>
          <table:table-cell office:value-type="string" calcext:value-type="string">
            <text:p>Base operaciones interiores corrientes IGIC (7%)</text:p>
          </table:table-cell>
          <table:table-cell office:value-type="string" calcext:value-type="string">
            <text:p>B.IGIC.OIBC7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9_5</text:p>
          </table:table-cell>
          <table:table-cell office:value-type="string" calcext:value-type="string">
            <text:p>Base operaciones interiores corrientes IGIC (9,5%)</text:p>
          </table:table-cell>
          <table:table-cell office:value-type="string" calcext:value-type="string">
            <text:p>B.IGIC.OIBC95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13_5</text:p>
          </table:table-cell>
          <table:table-cell office:value-type="string" calcext:value-type="string">
            <text:p>Base operaciones interiores corrientes IGIC (13,5%)</text:p>
          </table:table-cell>
          <table:table-cell office:value-type="string" calcext:value-type="string">
            <text:p>B.IGIC.OIBC135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</text:p>
          </table:table-cell>
          <table:table-cell office:value-type="string" calcext:value-type="string">
            <text:p>Base operaciones interiores bienes inversión IGIC</text:p>
          </table:table-cell>
          <table:table-cell office:value-type="string" calcext:value-type="string">
            <text:p>B.IGIC.O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0</text:p>
          </table:table-cell>
          <table:table-cell office:value-type="string" calcext:value-type="string">
            <text:p>Base operaciones interiores bienes inversión IGIC (0%)</text:p>
          </table:table-cell>
          <table:table-cell office:value-type="string" calcext:value-type="string">
            <text:p>B.IGIC.OIBI0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3</text:p>
          </table:table-cell>
          <table:table-cell office:value-type="string" calcext:value-type="string">
            <text:p>Base operaciones interiores bienes inversión IGIC (3%)</text:p>
          </table:table-cell>
          <table:table-cell office:value-type="string" calcext:value-type="string">
            <text:p>B.IGIC.OIBI3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7</text:p>
          </table:table-cell>
          <table:table-cell office:value-type="string" calcext:value-type="string">
            <text:p>Base operaciones interiores bienes inversión IGIC (7%)</text:p>
          </table:table-cell>
          <table:table-cell office:value-type="string" calcext:value-type="string">
            <text:p>B.IGIC.OIBI7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9_5</text:p>
          </table:table-cell>
          <table:table-cell office:value-type="string" calcext:value-type="string">
            <text:p>Base operaciones interiores bienes inversión IGIC (9,5%)</text:p>
          </table:table-cell>
          <table:table-cell office:value-type="string" calcext:value-type="string">
            <text:p>B.IGIC.OIBI95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13_5</text:p>
          </table:table-cell>
          <table:table-cell office:value-type="string" calcext:value-type="string">
            <text:p>Base operaciones interiores bienes inversión IGIC (13,5%)</text:p>
          </table:table-cell>
          <table:table-cell office:value-type="string" calcext:value-type="string">
            <text:p>B.IGIC.OIBI135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</text:p>
          </table:table-cell>
          <table:table-cell office:value-type="string" calcext:value-type="string">
            <text:p>Base importaciones bienes corrientes IGIC</text:p>
          </table:table-cell>
          <table:table-cell office:value-type="string" calcext:value-type="string">
            <text:p>B.IGIC.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0</text:p>
          </table:table-cell>
          <table:table-cell office:value-type="string" calcext:value-type="string">
            <text:p>Base importaciones bienes corrientes IGIC (0%)</text:p>
          </table:table-cell>
          <table:table-cell office:value-type="string" calcext:value-type="string">
            <text:p>B.IGIC.IBC0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3</text:p>
          </table:table-cell>
          <table:table-cell office:value-type="string" calcext:value-type="string">
            <text:p>Base importaciones bienes corrientes IGIC (3%)</text:p>
          </table:table-cell>
          <table:table-cell office:value-type="string" calcext:value-type="string">
            <text:p>B.IGIC.IBC3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7</text:p>
          </table:table-cell>
          <table:table-cell office:value-type="string" calcext:value-type="string">
            <text:p>Base importaciones bienes corrientes IGIC (7%)</text:p>
          </table:table-cell>
          <table:table-cell office:value-type="string" calcext:value-type="string">
            <text:p>B.IGIC.IBC7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9_5</text:p>
          </table:table-cell>
          <table:table-cell office:value-type="string" calcext:value-type="string">
            <text:p>Base importaciones bienes corrientes IGIC (9,5%)</text:p>
          </table:table-cell>
          <table:table-cell office:value-type="string" calcext:value-type="string">
            <text:p>B.IGIC.IBC95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13_5</text:p>
          </table:table-cell>
          <table:table-cell office:value-type="string" calcext:value-type="string">
            <text:p>Base importaciones bienes corrientes IGIC (13%)</text:p>
          </table:table-cell>
          <table:table-cell office:value-type="string" calcext:value-type="string">
            <text:p>B.IGIC.IBC135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</text:p>
          </table:table-cell>
          <table:table-cell office:value-type="string" calcext:value-type="string">
            <text:p>Base importaciones bienes inversión IGIC</text:p>
          </table:table-cell>
          <table:table-cell office:value-type="string" calcext:value-type="string">
            <text:p>B.IGIC.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0</text:p>
          </table:table-cell>
          <table:table-cell office:value-type="string" calcext:value-type="string">
            <text:p>Base importaciones bienes inversión IGIC (0%)</text:p>
          </table:table-cell>
          <table:table-cell office:value-type="string" calcext:value-type="string">
            <text:p>B.IGIC.IBI0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3</text:p>
          </table:table-cell>
          <table:table-cell office:value-type="string" calcext:value-type="string">
            <text:p>Base importaciones bienes inversión IGIC (3%)</text:p>
          </table:table-cell>
          <table:table-cell office:value-type="string" calcext:value-type="string">
            <text:p>B.IGIC.IBI3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7</text:p>
          </table:table-cell>
          <table:table-cell office:value-type="string" calcext:value-type="string">
            <text:p>Base importaciones bienes inversión IGIC (7%)</text:p>
          </table:table-cell>
          <table:table-cell office:value-type="string" calcext:value-type="string">
            <text:p>B.IGIC.IBI7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9_5</text:p>
          </table:table-cell>
          <table:table-cell office:value-type="string" calcext:value-type="string">
            <text:p>Base importaciones bienes inversión IGIC (9,5%)</text:p>
          </table:table-cell>
          <table:table-cell office:value-type="string" calcext:value-type="string">
            <text:p>B.IGIC.IBI95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13_5</text:p>
          </table:table-cell>
          <table:table-cell office:value-type="string" calcext:value-type="string">
            <text:p>Base importaciones bienes inversión IGIC (13,5%)</text:p>
          </table:table-cell>
          <table:table-cell office:value-type="string" calcext:value-type="string">
            <text:p>B.IGIC.IBI135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</text:p>
          </table:table-cell>
          <table:table-cell office:value-type="string" calcext:value-type="string">
            <text:p>Base adquisiciones intracomunitarias bienes corrientes IGIC</text:p>
          </table:table-cell>
          <table:table-cell office:value-type="string" calcext:value-type="string">
            <text:p>B.IGIC.A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0</text:p>
          </table:table-cell>
          <table:table-cell office:value-type="string" calcext:value-type="string">
            <text:p>Base adquisiciones intracomunitarias bienes corrientes IGIC (0%)</text:p>
          </table:table-cell>
          <table:table-cell office:value-type="string" calcext:value-type="string">
            <text:p>B.IGIC.AIBC0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3</text:p>
          </table:table-cell>
          <table:table-cell office:value-type="string" calcext:value-type="string">
            <text:p>Base adquisiciones intracomunitarias bienes corrientes IGIC (3%)</text:p>
          </table:table-cell>
          <table:table-cell office:value-type="string" calcext:value-type="string">
            <text:p>B.IGIC.AIBC3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7</text:p>
          </table:table-cell>
          <table:table-cell office:value-type="string" calcext:value-type="string">
            <text:p>Base adquisiciones intracomunitarias bienes corrientes IGIC (7%)</text:p>
          </table:table-cell>
          <table:table-cell office:value-type="string" calcext:value-type="string">
            <text:p>B.IGIC.AIBC7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9_5</text:p>
          </table:table-cell>
          <table:table-cell office:value-type="string" calcext:value-type="string">
            <text:p>Base adquisiciones intracomunitarias bienes corrientes IGIC (9,5%)</text:p>
          </table:table-cell>
          <table:table-cell office:value-type="string" calcext:value-type="string">
            <text:p>B.IGIC.AIBC95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13_5</text:p>
          </table:table-cell>
          <table:table-cell office:value-type="string" calcext:value-type="string">
            <text:p>Base adquisiciones intracomunitarias bienes corrientes IGIC (13,5%)</text:p>
          </table:table-cell>
          <table:table-cell office:value-type="string" calcext:value-type="string">
            <text:p>B.IGIC.AIBC135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</text:p>
          </table:table-cell>
          <table:table-cell office:value-type="string" calcext:value-type="string">
            <text:p>Base adquisiciones intracomunitarias bienes inversión IGIC</text:p>
          </table:table-cell>
          <table:table-cell office:value-type="string" calcext:value-type="string">
            <text:p>B.IGIC.A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0</text:p>
          </table:table-cell>
          <table:table-cell office:value-type="string" calcext:value-type="string">
            <text:p>Base adquisiciones intracomunitarias bienes inversión IGIC (0%)</text:p>
          </table:table-cell>
          <table:table-cell office:value-type="string" calcext:value-type="string">
            <text:p>B.IGIC.AIBI0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3</text:p>
          </table:table-cell>
          <table:table-cell office:value-type="string" calcext:value-type="string">
            <text:p>Base adquisiciones intracomunitarias bienes inversión IGIC (3%)</text:p>
          </table:table-cell>
          <table:table-cell office:value-type="string" calcext:value-type="string">
            <text:p>B.IGIC.AIBI3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7</text:p>
          </table:table-cell>
          <table:table-cell office:value-type="string" calcext:value-type="string">
            <text:p>Base adquisiciones intracomunitarias bienes inversión IGIC (7%</text:p>
          </table:table-cell>
          <table:table-cell office:value-type="string" calcext:value-type="string">
            <text:p>B.IGIC.AIBI7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9_5</text:p>
          </table:table-cell>
          <table:table-cell office:value-type="string" calcext:value-type="string">
            <text:p>Base adquisiciones intracomunitarias bienes inversión IGIC (9,5%)</text:p>
          </table:table-cell>
          <table:table-cell office:value-type="string" calcext:value-type="string">
            <text:p>B.IGIC.AIBI95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13_5</text:p>
          </table:table-cell>
          <table:table-cell office:value-type="string" calcext:value-type="string">
            <text:p>Base adquisiciones intracomunitarias bienes inversión IGIC (13,5%)</text:p>
          </table:table-cell>
          <table:table-cell office:value-type="string" calcext:value-type="string">
            <text:p>B.IGIC.AIBI135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0</text:p>
          </table:table-cell>
          <table:table-cell office:value-type="string" calcext:value-type="string">
            <text:p>Adquisiciones intracomunitarias IGIC. Cuota</text:p>
          </table:table-cell>
          <table:table-cell office:value-type="string" calcext:value-type="string">
            <text:p>IGIC.AI.C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19</text:p>
          </table:table-cell>
          <table:table-cell office:value-type="string" calcext:value-type="string">
            <text:p>Adquisiciones intracomunitarias. Base Imponible IGIC</text:p>
          </table:table-cell>
          <table:table-cell office:value-type="string" calcext:value-type="string">
            <text:p>B.IGIC.AI.C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intra_42_igic</text:p>
          </table:table-cell>
          <table:table-cell office:value-type="string" calcext:value-type="string">
            <text:p>Entregas Intracomunitarias IGIC</text:p>
          </table:table-cell>
          <table:table-cell office:value-type="string" calcext:value-type="string">
            <text:p>EI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3_igic</text:p>
          </table:table-cell>
          <table:table-cell office:value-type="string" calcext:value-type="string">
            <text:p>Exportaciones y operaciones asimiladas IGIC</text:p>
          </table:table-cell>
          <table:table-cell office:value-type="string" calcext:value-type="string">
            <text:p>EOA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4_igic</text:p>
          </table:table-cell>
          <table:table-cell office:value-type="string" calcext:value-type="string">
            <text:p>Inversión del sujeto pasivo IGIC</text:p>
          </table:table-cell>
          <table:table-cell office:value-type="string" calcext:value-type="string">
            <text:p>ISP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cuota_total</text:p>
          </table:table-cell>
          <table:table-cell office:value-type="string" calcext:value-type="string">
            <text:p>IGIC deducible (Cuota)- Total a deducir</text:p>
          </table:table-cell>
          <table:table-cell office:value-type="string" calcext:value-type="string">
            <text:p>IGIC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</text:p>
          </table:table-cell>
          <table:table-cell office:value-type="string" calcext:value-type="string">
            <text:p>Cuotas soportadas operaciones interiores corrientes IGIC</text:p>
          </table:table-cell>
          <table:table-cell office:value-type="string" calcext:value-type="string">
            <text:p>IGIC.O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0</text:p>
          </table:table-cell>
          <table:table-cell office:value-type="string" calcext:value-type="string">
            <text:p>Cuotas soportadas operaciones interiores corrientes IGIC (0%)</text:p>
          </table:table-cell>
          <table:table-cell office:value-type="string" calcext:value-type="string">
            <text:p>IGIC.OIBC0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3</text:p>
          </table:table-cell>
          <table:table-cell office:value-type="string" calcext:value-type="string">
            <text:p>Cuotas soportadas operaciones interiores corrientes IGIC (3%)</text:p>
          </table:table-cell>
          <table:table-cell office:value-type="string" calcext:value-type="string">
            <text:p>IGIC.OIBC3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7</text:p>
          </table:table-cell>
          <table:table-cell office:value-type="string" calcext:value-type="string">
            <text:p>Cuotas soportadas operaciones interiores corrientes IGIC (7%)</text:p>
          </table:table-cell>
          <table:table-cell office:value-type="string" calcext:value-type="string">
            <text:p>IGIC.OIBC7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9_5</text:p>
          </table:table-cell>
          <table:table-cell office:value-type="string" calcext:value-type="string">
            <text:p>Cuotas soportadas operaciones interiores corrientes IGIC (9,5%)</text:p>
          </table:table-cell>
          <table:table-cell office:value-type="string" calcext:value-type="string">
            <text:p>IGIC.OIBC95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13_5</text:p>
          </table:table-cell>
          <table:table-cell office:value-type="string" calcext:value-type="string">
            <text:p>Cuotas soportadas operaciones interiores corrientes IGIC (13,5%)</text:p>
          </table:table-cell>
          <table:table-cell office:value-type="string" calcext:value-type="string">
            <text:p>IGIC.OIBC135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</text:p>
          </table:table-cell>
          <table:table-cell office:value-type="string" calcext:value-type="string">
            <text:p>Cuotas soportadas operaciones interiores bienes inversión IGIC</text:p>
          </table:table-cell>
          <table:table-cell office:value-type="string" calcext:value-type="string">
            <text:p>IGIC.O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0</text:p>
          </table:table-cell>
          <table:table-cell office:value-type="string" calcext:value-type="string">
            <text:p>Cuotas soportadas operaciones interiores bienes inversión IGIC (0%)</text:p>
          </table:table-cell>
          <table:table-cell office:value-type="string" calcext:value-type="string">
            <text:p>IGIC.OIBI0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3</text:p>
          </table:table-cell>
          <table:table-cell office:value-type="string" calcext:value-type="string">
            <text:p>Cuotas soportadas operaciones interiores bienes inversión IGIC (3%)</text:p>
          </table:table-cell>
          <table:table-cell office:value-type="string" calcext:value-type="string">
            <text:p>IGIC.OIBI3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7</text:p>
          </table:table-cell>
          <table:table-cell office:value-type="string" calcext:value-type="string">
            <text:p>Cuotas soportadas operaciones interiores bienes inversión IGIC (7%)</text:p>
          </table:table-cell>
          <table:table-cell office:value-type="string" calcext:value-type="string">
            <text:p>IGIC.OIBI7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9_5</text:p>
          </table:table-cell>
          <table:table-cell office:value-type="string" calcext:value-type="string">
            <text:p>Cuotas soportadas operaciones interiores bienes inversión IGIC (9,5%)</text:p>
          </table:table-cell>
          <table:table-cell office:value-type="string" calcext:value-type="string">
            <text:p>IGIC.OIBI95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13_5</text:p>
          </table:table-cell>
          <table:table-cell office:value-type="string" calcext:value-type="string">
            <text:p>Cuotas soportadas operaciones interiores bienes inversión IGIC (13,5%)</text:p>
          </table:table-cell>
          <table:table-cell office:value-type="string" calcext:value-type="string">
            <text:p>IGIC.OIBI135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</text:p>
          </table:table-cell>
          <table:table-cell office:value-type="string" calcext:value-type="string">
            <text:p>Cuotas devengadas importaciones bienes corrientes IGIC</text:p>
          </table:table-cell>
          <table:table-cell office:value-type="string" calcext:value-type="string">
            <text:p>IGIC.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0</text:p>
          </table:table-cell>
          <table:table-cell office:value-type="string" calcext:value-type="string">
            <text:p>Cuotas devengadas importaciones bienes corrientes IGIC (0%)</text:p>
          </table:table-cell>
          <table:table-cell office:value-type="string" calcext:value-type="string">
            <text:p>IGIC.IBC0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3</text:p>
          </table:table-cell>
          <table:table-cell office:value-type="string" calcext:value-type="string">
            <text:p>Cuotas devengadas importaciones bienes corrientes IGIC (3%)</text:p>
          </table:table-cell>
          <table:table-cell office:value-type="string" calcext:value-type="string">
            <text:p>IGIC.IBC3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7</text:p>
          </table:table-cell>
          <table:table-cell office:value-type="string" calcext:value-type="string">
            <text:p>Cuotas devengadas importaciones bienes corrientes IGIC (7%)</text:p>
          </table:table-cell>
          <table:table-cell office:value-type="string" calcext:value-type="string">
            <text:p>IGIC.IBC7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9_5</text:p>
          </table:table-cell>
          <table:table-cell office:value-type="string" calcext:value-type="string">
            <text:p>Cuotas devengadas importaciones bienes corrientes IGIC (9,5%)</text:p>
          </table:table-cell>
          <table:table-cell office:value-type="string" calcext:value-type="string">
            <text:p>IGIC.IBC95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13_5</text:p>
          </table:table-cell>
          <table:table-cell office:value-type="string" calcext:value-type="string">
            <text:p>Cuotas devengadas importaciones bienes corrientes IGIC (13,5%)</text:p>
          </table:table-cell>
          <table:table-cell office:value-type="string" calcext:value-type="string">
            <text:p>IGIC.IBC135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</text:p>
          </table:table-cell>
          <table:table-cell office:value-type="string" calcext:value-type="string">
            <text:p>Cuotas devengadas importaciones bienes inversión IGIC</text:p>
          </table:table-cell>
          <table:table-cell office:value-type="string" calcext:value-type="string">
            <text:p>IGIC.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0</text:p>
          </table:table-cell>
          <table:table-cell office:value-type="string" calcext:value-type="string">
            <text:p>Cuotas devengadas importaciones bienes inversión IGIC (0%)</text:p>
          </table:table-cell>
          <table:table-cell office:value-type="string" calcext:value-type="string">
            <text:p>IGIC.IBI0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3</text:p>
          </table:table-cell>
          <table:table-cell office:value-type="string" calcext:value-type="string">
            <text:p>Cuotas devengadas importaciones bienes inversión IGIC (3%)</text:p>
          </table:table-cell>
          <table:table-cell office:value-type="string" calcext:value-type="string">
            <text:p>IGIC.IBI3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7</text:p>
          </table:table-cell>
          <table:table-cell office:value-type="string" calcext:value-type="string">
            <text:p>Cuotas devengadas importaciones bienes inversión IGIC (7%)</text:p>
          </table:table-cell>
          <table:table-cell office:value-type="string" calcext:value-type="string">
            <text:p>IGIC.IBI7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9_5</text:p>
          </table:table-cell>
          <table:table-cell office:value-type="string" calcext:value-type="string">
            <text:p>Cuotas devengadas importaciones bienes inversión IGIC (9,5%)</text:p>
          </table:table-cell>
          <table:table-cell office:value-type="string" calcext:value-type="string">
            <text:p>IGIC.IBI95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13_5</text:p>
          </table:table-cell>
          <table:table-cell office:value-type="string" calcext:value-type="string">
            <text:p>Cuotas devengadas importaciones bienes inversión IGIC (13,5%)</text:p>
          </table:table-cell>
          <table:table-cell office:value-type="string" calcext:value-type="string">
            <text:p>IGIC.IBI135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</text:p>
          </table:table-cell>
          <table:table-cell office:value-type="string" calcext:value-type="string">
            <text:p>En adquisiciones intracomunitarias bienes corrientes IGIC</text:p>
          </table:table-cell>
          <table:table-cell office:value-type="string" calcext:value-type="string">
            <text:p>IGIC.A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0</text:p>
          </table:table-cell>
          <table:table-cell office:value-type="string" calcext:value-type="string">
            <text:p>En adquisiciones intracomunitarias bienes corrientes IGIC (0%)</text:p>
          </table:table-cell>
          <table:table-cell office:value-type="string" calcext:value-type="string">
            <text:p>IGIC.AIBC0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3</text:p>
          </table:table-cell>
          <table:table-cell office:value-type="string" calcext:value-type="string">
            <text:p>En adquisiciones intracomunitarias bienes corrientes IGIC (3%)</text:p>
          </table:table-cell>
          <table:table-cell office:value-type="string" calcext:value-type="string">
            <text:p>IGIC.AIBC3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7</text:p>
          </table:table-cell>
          <table:table-cell office:value-type="string" calcext:value-type="string">
            <text:p>En adquisiciones intracomunitarias bienes corrientes IGIC (7%)</text:p>
          </table:table-cell>
          <table:table-cell office:value-type="string" calcext:value-type="string">
            <text:p>IGIC.AIBC7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9_5</text:p>
          </table:table-cell>
          <table:table-cell office:value-type="string" calcext:value-type="string">
            <text:p>En adquisiciones intracomunitarias bienes corrientes IGIC (9,5%)</text:p>
          </table:table-cell>
          <table:table-cell office:value-type="string" calcext:value-type="string">
            <text:p>IGIC.AIBC95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13_5</text:p>
          </table:table-cell>
          <table:table-cell office:value-type="string" calcext:value-type="string">
            <text:p>En adquisiciones intracomunitarias bienes corrientes IGIC (13,5%)</text:p>
          </table:table-cell>
          <table:table-cell office:value-type="string" calcext:value-type="string">
            <text:p>IGIC.AIBC135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</text:p>
          </table:table-cell>
          <table:table-cell office:value-type="string" calcext:value-type="string">
            <text:p>En adquisiciones intracomunitarias bienes inversión IGIC</text:p>
          </table:table-cell>
          <table:table-cell office:value-type="string" calcext:value-type="string">
            <text:p>IGIC.A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0</text:p>
          </table:table-cell>
          <table:table-cell office:value-type="string" calcext:value-type="string">
            <text:p>En adquisiciones intracomunitarias bienes inversión IGIC (0%)</text:p>
          </table:table-cell>
          <table:table-cell office:value-type="string" calcext:value-type="string">
            <text:p>IGIC.AIBI0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3</text:p>
          </table:table-cell>
          <table:table-cell office:value-type="string" calcext:value-type="string">
            <text:p>En adquisiciones intracomunitarias bienes inversión IGIC (3%)</text:p>
          </table:table-cell>
          <table:table-cell office:value-type="string" calcext:value-type="string">
            <text:p>IGIC.AIBI3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7</text:p>
          </table:table-cell>
          <table:table-cell office:value-type="string" calcext:value-type="string">
            <text:p>En adquisiciones intracomunitarias bienes inversión IGIC (7%</text:p>
          </table:table-cell>
          <table:table-cell office:value-type="string" calcext:value-type="string">
            <text:p>IGIC.AIBI7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9_5</text:p>
          </table:table-cell>
          <table:table-cell office:value-type="string" calcext:value-type="string">
            <text:p>En adquisiciones intracomunitarias bienes inversión IGIC (9,5%)</text:p>
          </table:table-cell>
          <table:table-cell office:value-type="string" calcext:value-type="string">
            <text:p>IGIC.AIBI95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13_5</text:p>
          </table:table-cell>
          <table:table-cell office:value-type="string" calcext:value-type="string">
            <text:p>En adquisiciones intracomunitarias bienes inversión IGIC (13,5%)</text:p>
          </table:table-cell>
          <table:table-cell office:value-type="string" calcext:value-type="string">
            <text:p>IGIC.AIBI135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areagp</text:p>
          </table:table-cell>
          <table:table-cell office:value-type="string" calcext:value-type="string">
            <text:p>Base adquisiciones regimen especial agricultura ganaderia y pesca</text:p>
          </table:table-cell>
          <table:table-cell office:value-type="string" calcext:value-type="string">
            <text:p>B.AREAGP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ded_reagp_12</text:p>
          </table:table-cell>
          <table:table-cell office:value-type="string" calcext:value-type="string">
            <text:p>Base regimen especial agricultura ganaderia y pesca (12%)</text:p>
          </table:table-cell>
          <table:table-cell office:value-type="string" calcext:value-type="string">
            <text:p>B.IVA12.REAGP.C</text:p>
          </table:table-cell>
          <table:table-cell office:value-type="string" calcext:value-type="string">
            <text:p>base_areagp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cuota_ded_reagp_12</text:p>
          </table:table-cell>
          <table:table-cell office:value-type="string" calcext:value-type="string">
            <text:p>Cuotas soportadas regimen especial agricultura ganaderia y pesca (12%)</text:p>
          </table:table-cell>
          <table:table-cell office:value-type="string" calcext:value-type="string">
            <text:p>IVA12.REAGP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</table:table>
      <table:table table:name="colombia-tax_codes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9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accou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padre</text:p>
          </table:table-cell>
          <table:table-cell table:style-name="ce2" office:value-type="string" calcext:value-type="string">
            <text:p>cuent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axcode_co</text:p>
          </table:table-cell>
          <table:table-cell table:style-name="ce11" office:value-type="string" calcext:value-type="string">
            <text:p>PLAN DE IMPUESTOS COLOMBIA 2014</text:p>
          </table:table-cell>
          <table:table-cell table:style-name="ce3" table:number-columns-repeated="2"/>
          <table:table-cell table:style-name="ce3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axcode_1</text:p>
          </table:table-cell>
          <table:table-cell table:style-name="ce4" office:value-type="string" calcext:value-type="string">
            <text:p>DECLARACION DEL IMPUESTO SOBRE LAS VENTAS – IVA (FORMULARIO 300)</text:p>
          </table:table-cell>
          <table:table-cell table:style-name="ce4"/>
          <table:table-cell table:style-name="ce4" office:value-type="string" calcext:value-type="string">
            <text:p>taxcode_co</text:p>
          </table:table-cell>
          <table:table-cell table:style-name="ce4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INGRESOS</text:p>
          </table:table-cell>
          <table:table-cell table:style-name="ce5"/>
          <table:table-cell table:style-name="ce5" office:value-type="string" calcext:value-type="string">
            <text:p>taxcode_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1</text:p>
          </table:table-cell>
          <table:table-cell table:style-name="ce5" office:value-type="string" calcext:value-type="string">
            <text:p>POR OPERACIONES GRAVADAS AL 5%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2</text:p>
          </table:table-cell>
          <table:table-cell table:style-name="ce5" office:value-type="string" calcext:value-type="string">
            <text:p>POR OPERACIONES GRAVADAS A LA TARIFA GENERAL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3</text:p>
          </table:table-cell>
          <table:table-cell table:style-name="ce5" office:value-type="string" calcext:value-type="string">
            <text:p>A.I.U POR OPERACIONES GRAVADAS (BASE GRAVABLE ESPECIAL)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4</text:p>
          </table:table-cell>
          <table:table-cell table:style-name="ce5" office:value-type="string" calcext:value-type="string">
            <text:p>POR EXPORTACION DE BIENES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5</text:p>
          </table:table-cell>
          <table:table-cell table:style-name="ce5" office:value-type="string" calcext:value-type="string">
            <text:p>POR EXPORTACION DE SERVICIOS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6</text:p>
          </table:table-cell>
          <table:table-cell table:style-name="ce5" office:value-type="string" calcext:value-type="string">
            <text:p>POR VENTAS A SOCIEDADES DE COMERCIALIZACION INTERNACIONAL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7</text:p>
          </table:table-cell>
          <table:table-cell table:style-name="ce5" office:value-type="string" calcext:value-type="string">
            <text:p>POR VENTAS A ZONAS FRANCA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8</text:p>
          </table:table-cell>
          <table:table-cell table:style-name="ce5" office:value-type="string" calcext:value-type="string">
            <text:p>POR JUEGOS DE SUERTE Y AZAR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9</text:p>
          </table:table-cell>
          <table:table-cell table:style-name="ce5" office:value-type="string" calcext:value-type="string">
            <text:p>POR OPERACIONES EXENTAS (ARTS. 477, 478 Y 481 E.T.)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10</text:p>
          </table:table-cell>
          <table:table-cell table:style-name="ce5" office:value-type="string" calcext:value-type="string">
            <text:p>POR VENTA DE CERVEZA DE PRODUCCIÓN NACIONAL O IMPORTADA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11</text:p>
          </table:table-cell>
          <table:table-cell table:style-name="ce5" office:value-type="string" calcext:value-type="string">
            <text:p>POR OPERACIONES EXCLUIDAS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12</text:p>
          </table:table-cell>
          <table:table-cell table:style-name="ce5" office:value-type="string" calcext:value-type="string">
            <text:p>POR OPERACIONES NO GRAVADAS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13</text:p>
          </table:table-cell>
          <table:table-cell table:style-name="ce5" office:value-type="string" calcext:value-type="string">
            <text:p>DEVOLUCIONES EN VENTAS ANULADAS, RESCINDIDAS O RESUELTAS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</text:p>
          </table:table-cell>
          <table:table-cell table:style-name="ce5" office:value-type="string" calcext:value-type="string">
            <text:p>COMPRAS</text:p>
          </table:table-cell>
          <table:table-cell table:style-name="ce5"/>
          <table:table-cell table:style-name="ce5" office:value-type="string" calcext:value-type="string">
            <text:p>taxcode_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IMPORTACIONES</text:p>
          </table:table-cell>
          <table:table-cell table:style-name="ce5"/>
          <table:table-cell table:style-name="ce5" office:value-type="string" calcext:value-type="string">
            <text:p>taxcode_1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1</text:p>
          </table:table-cell>
          <table:table-cell table:style-name="ce5" office:value-type="string" calcext:value-type="string">
            <text:p>DE BIENES GRAVADOS A LA TARIFA DEL 5%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2</text:p>
          </table:table-cell>
          <table:table-cell table:style-name="ce5" office:value-type="string" calcext:value-type="string">
            <text:p>DE BIENES GRAVADOS A LA TARIFA GENERAL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3</text:p>
          </table:table-cell>
          <table:table-cell table:style-name="ce5" office:value-type="string" calcext:value-type="string">
            <text:p>DE BIENES Y SERVICIOS GRAVADOS PROVENIENTES DE ZONAS FRANCAS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4</text:p>
          </table:table-cell>
          <table:table-cell table:style-name="ce5" office:value-type="string" calcext:value-type="string">
            <text:p>DE BIENES NO GRAVADOS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5</text:p>
          </table:table-cell>
          <table:table-cell table:style-name="ce5" office:value-type="string" calcext:value-type="string">
            <text:p>DE BIENES Y SERVICIOS NO GRAVADOS PROVENIENTES DE ZONAS FRANCAS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6</text:p>
          </table:table-cell>
          <table:table-cell table:style-name="ce5" office:value-type="string" calcext:value-type="string">
            <text:p>DE SERVICIOS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NACIONALES</text:p>
          </table:table-cell>
          <table:table-cell table:style-name="ce5"/>
          <table:table-cell table:style-name="ce5" office:value-type="string" calcext:value-type="string">
            <text:p>taxcode_1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01</text:p>
          </table:table-cell>
          <table:table-cell table:style-name="ce5" office:value-type="string" calcext:value-type="string">
            <text:p>DE BIENES GRAVADOS A LA TARIFA DEL 5%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02</text:p>
          </table:table-cell>
          <table:table-cell table:style-name="ce5" office:value-type="string" calcext:value-type="string">
            <text:p>DE BIENES GRAVADOS A LA TARIFA GENERAL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03</text:p>
          </table:table-cell>
          <table:table-cell table:style-name="ce5" office:value-type="string" calcext:value-type="string">
            <text:p>DE SERVICIOS GRAVADOS A LA TARIFA DEL 5%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04</text:p>
          </table:table-cell>
          <table:table-cell table:style-name="ce5" office:value-type="string" calcext:value-type="string">
            <text:p>DE SERVICIOS GRAVADOS A LA TARIFA GENERAL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05</text:p>
          </table:table-cell>
          <table:table-cell table:style-name="ce5" office:value-type="string" calcext:value-type="string">
            <text:p>DE BIENES Y SERVICIOS EXCLUIDOS, EXENTOS Y NO GRAVADOS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3</text:p>
          </table:table-cell>
          <table:table-cell table:style-name="ce5" office:value-type="string" calcext:value-type="string">
            <text:p>DEVOLUCIONES EN COMPRAS ANULADAS, RESCINDIDAS O RESUELTAS EN ESTE PERIODO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taxcode_1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</text:p>
          </table:table-cell>
          <table:table-cell table:style-name="ce5" office:value-type="string" calcext:value-type="string">
            <text:p>LIQUIDACION PRIVADA</text:p>
          </table:table-cell>
          <table:table-cell table:style-name="ce5"/>
          <table:table-cell table:style-name="ce5" office:value-type="string" calcext:value-type="string">
            <text:p>taxcode_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IMPUESTO GENERADO</text:p>
          </table:table-cell>
          <table:table-cell table:style-name="ce5"/>
          <table:table-cell table:style-name="ce5" office:value-type="string" calcext:value-type="string">
            <text:p>taxcode_13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1</text:p>
          </table:table-cell>
          <table:table-cell table:style-name="ce5" office:value-type="string" calcext:value-type="string">
            <text:p>A LA TARIFA DEL 5%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2</text:p>
          </table:table-cell>
          <table:table-cell table:style-name="ce5" office:value-type="string" calcext:value-type="string">
            <text:p>A LA TARIFA GENERAL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3</text:p>
          </table:table-cell>
          <table:table-cell table:style-name="ce5" office:value-type="string" calcext:value-type="string">
            <text:p>SOBRE A.I.U. EN OPERACIONES GRAVADAS (BASE GRAVABLE ESPECIAL)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4</text:p>
          </table:table-cell>
          <table:table-cell table:style-name="ce5" office:value-type="string" calcext:value-type="string">
            <text:p>EN JUEGOS DE SUERTE Y AZAR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taxcode_130105</text:p>
          </table:table-cell>
          <table:table-cell table:style-name="ce5" office:value-type="string" calcext:value-type="string">
            <text:p>EN VENTA CERVEZA DE PRODUCCIÓN NACIONAL O IMPORTADA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6</text:p>
          </table:table-cell>
          <table:table-cell table:style-name="ce5" office:value-type="string" calcext:value-type="string">
            <text:p>EN RETIRO DE INVENTARIO PARA ACTIVOS FIJOS CONSUMO, MUESTRA GRATIS O DONACIONES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7</text:p>
          </table:table-cell>
          <table:table-cell table:style-name="ce5" office:value-type="string" calcext:value-type="string">
            <text:p>IVA RECUPERADO POR DEVOLUCIONES EN COMPRAS ANULADAS, RESCINDIDAS O RESUELTAS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IMPUESTO DESCONTABLE</text:p>
          </table:table-cell>
          <table:table-cell table:style-name="ce5"/>
          <table:table-cell table:style-name="ce5" office:value-type="string" calcext:value-type="string">
            <text:p>taxcode_13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1</text:p>
          </table:table-cell>
          <table:table-cell table:style-name="ce5" office:value-type="string" calcext:value-type="string">
            <text:p>POR IMPORTACIONES GRAVADAS A LA TARIFA DEL 5%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2</text:p>
          </table:table-cell>
          <table:table-cell table:style-name="ce5" office:value-type="string" calcext:value-type="string">
            <text:p>POR IMPORTACIONES GRAVADAS A LA TARIFA GENERAL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3</text:p>
          </table:table-cell>
          <table:table-cell table:style-name="ce5" office:value-type="string" calcext:value-type="string">
            <text:p>DE BIENES Y SERVICIOS GRAVADOS PROVENIENTES DE ZONAS FRANCAS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4</text:p>
          </table:table-cell>
          <table:table-cell table:style-name="ce5" office:value-type="string" calcext:value-type="string">
            <text:p>POR COMPRAS DE BIENES GRAVADOS A LA TARIFA DEL 5%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5</text:p>
          </table:table-cell>
          <table:table-cell table:style-name="ce5" office:value-type="string" calcext:value-type="string">
            <text:p>POR COMPRAS DE BIENES GRAVADOS A LA TARIFA GENERAL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6</text:p>
          </table:table-cell>
          <table:table-cell table:style-name="ce5" office:value-type="string" calcext:value-type="string">
            <text:p>POR SERVICIOS GRAVADOS A LA TARIFA DEL 5%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7</text:p>
          </table:table-cell>
          <table:table-cell table:style-name="ce5" office:value-type="string" calcext:value-type="string">
            <text:p>POR SERVICIOS GRAVADOS A LA TARIFA GENERAL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8</text:p>
          </table:table-cell>
          <table:table-cell table:style-name="ce5" office:value-type="string" calcext:value-type="string">
            <text:p>IVA RETENIDO EN OPERACIONES CON RÉGIMEN SIMPLIFICADO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9</text:p>
          </table:table-cell>
          <table:table-cell table:style-name="ce5" office:value-type="string" calcext:value-type="string">
            <text:p>IVA RETENIDO POR SERVICIOS PRESTADOS EN COLOMBIA POR NO DOMICILIADOS O NO RESIDENTES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10</text:p>
          </table:table-cell>
          <table:table-cell table:style-name="ce5" office:value-type="string" calcext:value-type="string">
            <text:p>IVA RESULTANTE DE DEVOLUCIONES EN VENTAS, ANULADAS, RESCINDIDAS O RESUELTAS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11</text:p>
          </table:table-cell>
          <table:table-cell table:style-name="ce5" office:value-type="string" calcext:value-type="string">
            <text:p>IVA DESCONTABLE POR IMPUESTO NACIONAL A LA GASOLINA Y AL ACPM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12</text:p>
          </table:table-cell>
          <table:table-cell table:style-name="ce5" office:value-type="string" calcext:value-type="string">
            <text:p>AJUSTE IMPUESTOS DESCONTABLES (PERDIDAS, HURTO O CASTIGO DE INVENTARIOS)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3</text:p>
          </table:table-cell>
          <table:table-cell table:style-name="ce5" office:value-type="string" calcext:value-type="string">
            <text:p>RETENCIONES POR IVA QUE LE PRACTICARON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taxcode_13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axcode_2</text:p>
          </table:table-cell>
          <table:table-cell table:style-name="ce6" office:value-type="string" calcext:value-type="string">
            <text:p>DECLARACION DE RETENCIONES EN LA FUENTE (FORMULARIO 350)</text:p>
          </table:table-cell>
          <table:table-cell table:style-name="ce6"/>
          <table:table-cell table:style-name="ce6" office:value-type="string" calcext:value-type="string">
            <text:p>taxcode_co</text:p>
          </table:table-cell>
          <table:table-cell table:style-name="ce6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</text:p>
          </table:table-cell>
          <table:table-cell table:style-name="ce7" office:value-type="string" calcext:value-type="string">
            <text:p>A TITULO DE IMPUESTO SOBRE LA RENTA Y COMPLEMENTARIO</text:p>
          </table:table-cell>
          <table:table-cell table:style-name="ce7"/>
          <table:table-cell table:style-name="ce7" office:value-type="string" calcext:value-type="string">
            <text:p>taxcode_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BASE SUJETA A RETENCION PARA PAGOS O ABONOS EN CUENTA</text:p>
          </table:table-cell>
          <table:table-cell table:style-name="ce7"/>
          <table:table-cell table:style-name="ce7" office:value-type="string" calcext:value-type="string">
            <text:p>taxcode_2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1</text:p>
          </table:table-cell>
          <table:table-cell table:style-name="ce7" office:value-type="string" calcext:value-type="string">
            <text:p>PAGOS O ABONOS EN CUENTA A EMPLEADOS SUJETOS A RETENCION (ART. 383 ET)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2</text:p>
          </table:table-cell>
          <table:table-cell table:style-name="ce7" office:value-type="string" calcext:value-type="string">
            <text:p>PAGOS O ABONOS EN CUENTA A EMPLEADOS SUJETOS A RETENCION (ART. 384 ET)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3</text:p>
          </table:table-cell>
          <table:table-cell table:style-name="ce7" office:value-type="string" calcext:value-type="string">
            <text:p>PAGOS O ABONOS EN CUENTA A TRABAJADORES POR CUENTA PROPIA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4</text:p>
          </table:table-cell>
          <table:table-cell table:style-name="ce7" office:value-type="string" calcext:value-type="string">
            <text:p>PAGOS POR CONCEPTO DE SALARIOS A CONTRIBUYENTES QUE NO PERTENECEN A LA CATEGORÍA DE EMPLEADOS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5</text:p>
          </table:table-cell>
          <table:table-cell table:style-name="ce7" office:value-type="string" calcext:value-type="string">
            <text:p>HONORARIOS Y COMISIONES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6</text:p>
          </table:table-cell>
          <table:table-cell table:style-name="ce7" office:value-type="string" calcext:value-type="string">
            <text:p>SERVICIOS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7</text:p>
          </table:table-cell>
          <table:table-cell table:style-name="ce7" office:value-type="string" calcext:value-type="string">
            <text:p>ARRENDAMIENTOS (MUEBLES E INMUEBLES)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8</text:p>
          </table:table-cell>
          <table:table-cell table:style-name="ce7" office:value-type="string" calcext:value-type="string">
            <text:p>COMPRAS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9</text:p>
          </table:table-cell>
          <table:table-cell table:style-name="ce7" office:value-type="string" calcext:value-type="string">
            <text:p>DIVIDENDOS Y PARTICIPACIONES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0</text:p>
          </table:table-cell>
          <table:table-cell table:style-name="ce7" office:value-type="string" calcext:value-type="string">
            <text:p>RENDIMIENTOS FINANCIEROS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1</text:p>
          </table:table-cell>
          <table:table-cell table:style-name="ce7" office:value-type="string" calcext:value-type="string">
            <text:p>TRANSACCIONES CON TARJETAS DEBITO Y CREDITO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2</text:p>
          </table:table-cell>
          <table:table-cell table:style-name="ce7" office:value-type="string" calcext:value-type="string">
            <text:p>CONTRATOS DE CONSTRUCCIÓN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3</text:p>
          </table:table-cell>
          <table:table-cell table:style-name="ce7" office:value-type="string" calcext:value-type="string">
            <text:p>ENAJENACION DE ACTIVOS FIJOS DE PERSONAS NATURALES ANTE NOTARIOS Y AUTORIDADES DE TRANSITO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4</text:p>
          </table:table-cell>
          <table:table-cell table:style-name="ce7" office:value-type="string" calcext:value-type="string">
            <text:p>LOTERIAS, RIFAS, APUESTAS Y SIMILARES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5</text:p>
          </table:table-cell>
          <table:table-cell table:style-name="ce7" office:value-type="string" calcext:value-type="string">
            <text:p>OTROS PAGOS SUJETOS A RETENCION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RETENCIONES A TITULO DE RENTA POR PAGOS O ABONOS EN CUENTA</text:p>
          </table:table-cell>
          <table:table-cell table:style-name="ce7"/>
          <table:table-cell table:style-name="ce7" office:value-type="string" calcext:value-type="string">
            <text:p>taxcode_2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1</text:p>
          </table:table-cell>
          <table:table-cell table:style-name="ce7" office:value-type="string" calcext:value-type="string">
            <text:p>PAGOS O ABONOS EN CUENTA A EMPLEADOS SUJETOS A RETENCION (ART. 383 ET)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2</text:p>
          </table:table-cell>
          <table:table-cell table:style-name="ce7" office:value-type="string" calcext:value-type="string">
            <text:p>PAGOS O ABONOS EN CUENTA A EMPLEADOS SUJETOS A RETENCION (ART. 384 ET)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3</text:p>
          </table:table-cell>
          <table:table-cell table:style-name="ce7" office:value-type="string" calcext:value-type="string">
            <text:p>PAGOS O ABONOS EN CUENTA A TRABAJADORES POR CUENTA PROPIA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4</text:p>
          </table:table-cell>
          <table:table-cell table:style-name="ce7" office:value-type="string" calcext:value-type="string">
            <text:p>PAGOS POR CONCEPTO DE SALARIOS A CONTRIBUYENTES QUE NO PERTENECEN A LA CATEGORÍA DE EMPLEADOS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5</text:p>
          </table:table-cell>
          <table:table-cell table:style-name="ce7" office:value-type="string" calcext:value-type="string">
            <text:p>HONORARIOS Y COMISIONES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6</text:p>
          </table:table-cell>
          <table:table-cell table:style-name="ce7" office:value-type="string" calcext:value-type="string">
            <text:p>SERVICIOS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7</text:p>
          </table:table-cell>
          <table:table-cell table:style-name="ce7" office:value-type="string" calcext:value-type="string">
            <text:p>ARRENDAMIENTOS (MUEBLES E INMUEBLES)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8</text:p>
          </table:table-cell>
          <table:table-cell table:style-name="ce7" office:value-type="string" calcext:value-type="string">
            <text:p>COMPRAS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9</text:p>
          </table:table-cell>
          <table:table-cell table:style-name="ce7" office:value-type="string" calcext:value-type="string">
            <text:p>DIVIDENDOS Y PARTICIPACIONES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0</text:p>
          </table:table-cell>
          <table:table-cell table:style-name="ce7" office:value-type="string" calcext:value-type="string">
            <text:p>RENDIMIENTOS FINANCIEROS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1</text:p>
          </table:table-cell>
          <table:table-cell table:style-name="ce7" office:value-type="string" calcext:value-type="string">
            <text:p>TRANSACCIONES CON TARJETAS DEBITO Y CREDITO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2</text:p>
          </table:table-cell>
          <table:table-cell table:style-name="ce7" office:value-type="string" calcext:value-type="string">
            <text:p>CONTRATOS DE CONSTRUCCIÓN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3</text:p>
          </table:table-cell>
          <table:table-cell table:style-name="ce7" office:value-type="string" calcext:value-type="string">
            <text:p>ENAJENACION DE ACTIVOS FIJOS DE PERSONAS NATURALES ANTE NOTARIOS Y AUTORIDADES DE TRANSITO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4</text:p>
          </table:table-cell>
          <table:table-cell table:style-name="ce7" office:value-type="string" calcext:value-type="string">
            <text:p>LOTERIAS, RIFAS, APUESTAS Y SIMILARES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5</text:p>
          </table:table-cell>
          <table:table-cell table:style-name="ce7" office:value-type="string" calcext:value-type="string">
            <text:p>OTROS PAGOS SUJETOS A RETENCION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</text:p>
          </table:table-cell>
          <table:table-cell table:style-name="ce7" office:value-type="string" calcext:value-type="string">
            <text:p>RETENCIONES A TITULO DE RENTA PRACTICADAS POR PAGOS O ABONOS EN CUENTA AL EXTERIOR</text:p>
          </table:table-cell>
          <table:table-cell table:style-name="ce7"/>
          <table:table-cell table:style-name="ce7" office:value-type="string" calcext:value-type="string">
            <text:p>taxcode_2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A PAISES SIN CONVENIO</text:p>
          </table:table-cell>
          <table:table-cell table:style-name="ce7"/>
          <table:table-cell table:style-name="ce7" office:value-type="string" calcext:value-type="string">
            <text:p>taxcode_2103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1</text:p>
          </table:table-cell>
          <table:table-cell table:style-name="ce7" office:value-type="string" calcext:value-type="string">
            <text:p>ENAJENACION DE ACTIVOS FIJOS Y OTRAS RETENCIONES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2</text:p>
          </table:table-cell>
          <table:table-cell table:style-name="ce7" office:value-type="string" calcext:value-type="string">
            <text:p>DIVIDENDOS Y PARTICIPACIONES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3</text:p>
          </table:table-cell>
          <table:table-cell table:style-name="ce7" office:value-type="string" calcext:value-type="string">
            <text:p>RENDIMIENTOS FINANCIEROS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4</text:p>
          </table:table-cell>
          <table:table-cell table:style-name="ce7" office:value-type="string" calcext:value-type="string">
            <text:p>PAGOS POR EXPLOTACION DE INTANGIBLES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5</text:p>
          </table:table-cell>
          <table:table-cell table:style-name="ce7" office:value-type="string" calcext:value-type="string">
            <text:p>SERVICIOS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6</text:p>
          </table:table-cell>
          <table:table-cell table:style-name="ce7" office:value-type="string" calcext:value-type="string">
            <text:p>SERVICIOS TÉCNICOS, ASISTENCIA TÉCNICA, CONSULTORÍA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A PAISES CON CONVENIO VIGENTE</text:p>
          </table:table-cell>
          <table:table-cell table:style-name="ce7"/>
          <table:table-cell table:style-name="ce7" office:value-type="string" calcext:value-type="string">
            <text:p>taxcode_2103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1</text:p>
          </table:table-cell>
          <table:table-cell table:style-name="ce7" office:value-type="string" calcext:value-type="string">
            <text:p>ENAJENACION DE ACTIVOS FIJOS Y OTRAS RETENCIONES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2</text:p>
          </table:table-cell>
          <table:table-cell table:style-name="ce7" office:value-type="string" calcext:value-type="string">
            <text:p>DIVIDENDOS Y PARTICIPACIONES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3</text:p>
          </table:table-cell>
          <table:table-cell table:style-name="ce7" office:value-type="string" calcext:value-type="string">
            <text:p>RENDIMIENTOS FINANCIEROS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4</text:p>
          </table:table-cell>
          <table:table-cell table:style-name="ce7" office:value-type="string" calcext:value-type="string">
            <text:p>PAGOS POR EXPLOTACION DE INTANGIBLES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5</text:p>
          </table:table-cell>
          <table:table-cell table:style-name="ce7" office:value-type="string" calcext:value-type="string">
            <text:p>SERVICIOS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6</text:p>
          </table:table-cell>
          <table:table-cell table:style-name="ce7" office:value-type="string" calcext:value-type="string">
            <text:p>SERVICIOS TÉCNICOS, ASISTENCIA TÉCNICA, CONSULTORÍA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AUTORETENCIONES</text:p>
          </table:table-cell>
          <table:table-cell table:style-name="ce7"/>
          <table:table-cell table:style-name="ce7" office:value-type="string" calcext:value-type="string">
            <text:p>taxcode_2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1</text:p>
          </table:table-cell>
          <table:table-cell table:style-name="ce7" office:value-type="string" calcext:value-type="string">
            <text:p>VENTAS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2</text:p>
          </table:table-cell>
          <table:table-cell table:style-name="ce7" office:value-type="string" calcext:value-type="string">
            <text:p>HONORARIOS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3</text:p>
          </table:table-cell>
          <table:table-cell table:style-name="ce7" office:value-type="string" calcext:value-type="string">
            <text:p>COMISIONES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4</text:p>
          </table:table-cell>
          <table:table-cell table:style-name="ce7" office:value-type="string" calcext:value-type="string">
            <text:p>SERVICIOS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5</text:p>
          </table:table-cell>
          <table:table-cell table:style-name="ce7" office:value-type="string" calcext:value-type="string">
            <text:p>RENDIMIENTOS FINANCIEROS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6</text:p>
          </table:table-cell>
          <table:table-cell table:style-name="ce7" office:value-type="string" calcext:value-type="string">
            <text:p>OTROS CONCEPTOS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2</text:p>
          </table:table-cell>
          <table:table-cell table:style-name="ce7" office:value-type="string" calcext:value-type="string">
            <text:p>RETENCIONES PRACTICADAS A TITULO DE IMPUESTO SOBRE LAS VENTAS (I.V.A.)</text:p>
          </table:table-cell>
          <table:table-cell table:style-name="ce7"/>
          <table:table-cell table:style-name="ce7" office:value-type="string" calcext:value-type="string">
            <text:p>taxcode_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201</text:p>
          </table:table-cell>
          <table:table-cell table:style-name="ce7" office:value-type="string" calcext:value-type="string">
            <text:p>A RESPONSABLES DEL REGIMEN COMUN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taxcode_2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202</text:p>
          </table:table-cell>
          <table:table-cell table:style-name="ce7" office:value-type="string" calcext:value-type="string">
            <text:p>POR COMPRAS Y/O SERVICIOS A RESPONSABLES DEL REGIMEN SIMPLIFICADO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taxcode_2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203</text:p>
          </table:table-cell>
          <table:table-cell table:style-name="ce7" office:value-type="string" calcext:value-type="string">
            <text:p>PRACTICADAS POR SERVICIOS A NO RESIDENTES O NO DOMICILIADOS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taxcode_2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3</text:p>
          </table:table-cell>
          <table:table-cell table:style-name="ce7" office:value-type="string" calcext:value-type="string">
            <text:p>RETENCIONES PRACTICADAS A TITULO DE TIMBRE NACIONAL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taxcode_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axcode_3</text:p>
          </table:table-cell>
          <table:table-cell table:style-name="ce8" office:value-type="string" calcext:value-type="string">
            <text:p>DECLARACION DE AUTORETENCIONES EN LA FUENTE DEL CREE (FORMULARIO 360)</text:p>
          </table:table-cell>
          <table:table-cell table:style-name="ce8"/>
          <table:table-cell table:style-name="ce8" office:value-type="string" calcext:value-type="string">
            <text:p>taxcode_co</text:p>
          </table:table-cell>
          <table:table-cell table:style-name="ce8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1</text:p>
          </table:table-cell>
          <table:table-cell table:style-name="ce9" office:value-type="string" calcext:value-type="string">
            <text:p>[BASE] A LA TARIFA DEL 0,4%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2</text:p>
          </table:table-cell>
          <table:table-cell table:style-name="ce9" office:value-type="string" calcext:value-type="string">
            <text:p>[BASE] A LA TARIFA DEL 0,8%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3</text:p>
          </table:table-cell>
          <table:table-cell table:style-name="ce9" office:value-type="string" calcext:value-type="string">
            <text:p>[BASE] A LA TARIFA DEL 1,6%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4</text:p>
          </table:table-cell>
          <table:table-cell table:style-name="ce9" office:value-type="string" calcext:value-type="string">
            <text:p>[AUTORENTENCION] A LA TARIFA DEL 0,4%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5</text:p>
          </table:table-cell>
          <table:table-cell table:style-name="ce9" office:value-type="string" calcext:value-type="string">
            <text:p>[AUTORENTENCION] A LA TARIFA DEL 0,8%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6</text:p>
          </table:table-cell>
          <table:table-cell table:style-name="ce9" office:value-type="string" calcext:value-type="string">
            <text:p>[AUTORENTENCION] A LA TARIFA DEL 1,6%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axcode_4</text:p>
          </table:table-cell>
          <table:table-cell table:style-name="ce8" office:value-type="string" calcext:value-type="string">
            <text:p>DECLARACION DE IMPUESTO SOBRE LA RENTA PARA LA EQUIDAD CREE (FORMULARIO 140)</text:p>
          </table:table-cell>
          <table:table-cell table:style-name="ce8"/>
          <table:table-cell table:style-name="ce8" office:value-type="string" calcext:value-type="string">
            <text:p>taxcode_co</text:p>
          </table:table-cell>
          <table:table-cell table:style-name="ce8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BASE GRAVABLE IMPUESTO SOBRE LA RENTA PARA LA EQUIDAD CREE</text:p>
          </table:table-cell>
          <table:table-cell table:style-name="ce9"/>
          <table:table-cell table:style-name="ce9" office:value-type="string" calcext:value-type="string">
            <text:p>taxcode_4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1</text:p>
          </table:table-cell>
          <table:table-cell table:style-name="ce9" office:value-type="string" calcext:value-type="string">
            <text:p>INGRESOS BRUTO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2</text:p>
          </table:table-cell>
          <table:table-cell table:style-name="ce9" office:value-type="string" calcext:value-type="string">
            <text:p>RENTAS BRUTAS ESPECIALES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3</text:p>
          </table:table-cell>
          <table:table-cell table:style-name="ce9" office:value-type="string" calcext:value-type="string">
            <text:p>DEVOLUCIONES, REBAJAS Y DESCUENTOS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4</text:p>
          </table:table-cell>
          <table:table-cell table:style-name="ce9" office:value-type="string" calcext:value-type="string">
            <text:p>INGRESOS NO CONSTITUTIVOS DE RENTA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5</text:p>
          </table:table-cell>
          <table:table-cell table:style-name="ce9" office:value-type="string" calcext:value-type="string">
            <text:p>COSTOS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6</text:p>
          </table:table-cell>
          <table:table-cell table:style-name="ce9" office:value-type="string" calcext:value-type="string">
            <text:p>DEDUCCIONES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7</text:p>
          </table:table-cell>
          <table:table-cell table:style-name="ce9" office:value-type="string" calcext:value-type="string">
            <text:p>RENTA EXENTA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8</text:p>
          </table:table-cell>
          <table:table-cell table:style-name="ce9" office:value-type="string" calcext:value-type="string">
            <text:p>RENTA POR RECUPERACION DE DEDUCCIONES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2</text:p>
          </table:table-cell>
          <table:table-cell table:style-name="ce9" office:value-type="string" calcext:value-type="string">
            <text:p>LIQUIDACION PRIVADA</text:p>
          </table:table-cell>
          <table:table-cell table:style-name="ce9"/>
          <table:table-cell table:style-name="ce9" office:value-type="string" calcext:value-type="string">
            <text:p>taxcode_4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201</text:p>
          </table:table-cell>
          <table:table-cell table:style-name="ce9" office:value-type="string" calcext:value-type="string">
            <text:p>AUTORETENCIONES A TITULO DE CREE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taxcode_42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202</text:p>
          </table:table-cell>
          <table:table-cell table:style-name="ce9" office:value-type="string" calcext:value-type="string">
            <text:p>OTRAS RETENCIONES A TITULO DE CREE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taxcode_42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axcode_5</text:p>
          </table:table-cell>
          <table:table-cell table:style-name="ce8" office:value-type="string" calcext:value-type="string">
            <text:p>DECLARACION DE RENTA Y COMPLEMENTARIOS (FORMULARIO 110)</text:p>
          </table:table-cell>
          <table:table-cell table:style-name="ce8"/>
          <table:table-cell table:style-name="ce8" office:value-type="string" calcext:value-type="string">
            <text:p>taxcode_co</text:p>
          </table:table-cell>
          <table:table-cell table:style-name="ce8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51</text:p>
          </table:table-cell>
          <table:table-cell table:style-name="ce9" office:value-type="string" calcext:value-type="string">
            <text:p>AUTORETENCIONES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taxcode_5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52</text:p>
          </table:table-cell>
          <table:table-cell table:style-name="ce9" office:value-type="string" calcext:value-type="string">
            <text:p>OTRAS RETENCIONES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taxcode_5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53</text:p>
          </table:table-cell>
          <table:table-cell table:style-name="ce9" office:value-type="string" calcext:value-type="string">
            <text:p>ANTICIPO RENTA POR EL AÑO GRAVABLE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taxcode_5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taxcode_6</text:p>
          </table:table-cell>
          <table:table-cell table:style-name="ce10" office:value-type="string" calcext:value-type="string">
            <text:p>DECLARACION RETENCION EN LA FUENTE DE INDUSTRIA Y COMERCIO – RETEICA</text:p>
          </table:table-cell>
          <table:table-cell table:style-name="ce10"/>
          <table:table-cell table:style-name="ce10" office:value-type="string" calcext:value-type="string">
            <text:p>taxcode_co</text:p>
          </table:table-cell>
          <table:table-cell table:style-name="ce10" office:value-type="string" calcext:value-type="string">
            <text:p>pc</text:p>
          </table:table-cell>
          <table:table-cell table:number-columns-repeated="1019"/>
        </table:table-row>
        <table:table-row table:style-name="ro2" table:number-rows-repeated="10484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cuador-old" table:style-name="ta1"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43"/>
        <table:table-column table:style-name="co17" table:number-columns-repeated="1018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parent</text:p>
          </table:table-cell>
          <table:table-cell table:style-name="ce12" office:value-type="string" calcext:value-type="string">
            <text:p>account</text:p>
          </table:table-cell>
          <table:table-cell table:style-name="ce30" office:value-type="string" calcext:value-type="string">
            <office:annotation office:display="true" draw:style-name="gr1" draw:text-style-name="P2" svg:width="136.49pt" svg:height="41.24pt" svg:x="977.27pt" svg:y="39.12pt" draw:caption-point-x="24.43pt" draw:caption-point-y="-38.83pt">
              <dc:date>2015-12-22T00:00:00</dc:date>
              <text:p text:style-name="P1"><text:span text:style-name="T1">Jamil Jaramillo:</text:span></text:p>
              <text:p text:style-name="P1"><text:span text:style-name="T2">COLUMNA DE REFERENCIA</text:span></text:p>
              <text:p text:style-name="P1"><text:span text:style-name="T2">ELIMINAR PARA SUBIR A QBOS</text:span></text:p>
            </office:annotation>
            <text:p>taxes</text:p>
          </table:table-cell>
          <table:table-cell table:style-name="ce12" table:number-columns-repeated="1018"/>
        </table:table-row>
        <table:table-row table:style-name="ro4">
          <table:table-cell table:style-name="ce13" office:value-type="string" calcext:value-type="string">
            <text:p>taxcode_ec</text:p>
          </table:table-cell>
          <table:table-cell table:style-name="ce17" office:value-type="string" calcext:value-type="string">
            <text:p>PLAN DE IMPUESTOS ECUADOR</text:p>
          </table:table-cell>
          <table:table-cell table:style-name="ce13" table:number-columns-repeated="2"/>
          <table:table-cell table:style-name="ce13" office:value-type="string" calcext:value-type="string">
            <text:p>pc</text:p>
          </table:table-cell>
          <table:table-cell table:style-name="ce31"/>
          <table:table-cell table:number-columns-repeated="1018"/>
        </table:table-row>
        <table:table-row table:style-name="ro5">
          <table:table-cell table:style-name="ce14" office:value-type="string" calcext:value-type="string">
            <text:p>taxcode_103</text:p>
          </table:table-cell>
          <table:table-cell table:style-name="ce18" office:value-type="string" calcext:value-type="string">
            <text:p>FORMULARIO 103: DECLARACION DE RETENCIONES EN LA FUENTE DEL IMPUESTO A LA RENTA</text:p>
          </table:table-cell>
          <table:table-cell table:style-name="ce14" office:value-type="float" office:value="499" calcext:value-type="float">
            <text:p>499</text:p>
          </table:table-cell>
          <table:table-cell table:style-name="ce14" office:value-type="string" calcext:value-type="string">
            <text:p>taxcode_ec</text:p>
          </table:table-cell>
          <table:table-cell table:style-name="ce14" office:value-type="string" calcext:value-type="string">
            <text:p>pc</text:p>
          </table:table-cell>
          <table:table-cell table:style-name="ce32"/>
          <table:table-cell table:style-name="ce44" table:number-columns-repeated="1018"/>
        </table:table-row>
        <table:table-row table:style-name="ro1">
          <table:table-cell table:style-name="ce13" office:value-type="string" calcext:value-type="string">
            <text:p>taxcode_10301</text:p>
          </table:table-cell>
          <table:table-cell table:style-name="ce19" office:value-type="string" calcext:value-type="string">
            <text:p>POR PAGOS EFECTUADOS EN EL PAIS</text:p>
          </table:table-cell>
          <table:table-cell table:style-name="ce13" office:value-type="float" office:value="399" calcext:value-type="float">
            <text:p>399</text:p>
          </table:table-cell>
          <table:table-cell table:style-name="ce13" office:value-type="string" calcext:value-type="string">
            <text:p>taxcode_103</text:p>
          </table:table-cell>
          <table:table-cell table:style-name="ce13" office:value-type="string" calcext:value-type="string">
            <text:p>pc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01</text:p>
          </table:table-cell>
          <table:table-cell table:style-name="ce20" office:value-type="string" calcext:value-type="string">
            <text:p>EN RELACIÓN DE DEPENDENCIA QUE SUPERA O NO LA BASE DESGRAVADA</text:p>
          </table:table-cell>
          <table:table-cell table:style-name="ce15" office:value-type="float" office:value="352" calcext:value-type="float">
            <text:p>352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302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2</text:p>
          </table:table-cell>
          <table:table-cell table:style-name="ce20" office:value-type="string" calcext:value-type="string">
            <text:p>HONORARIOS PROFESIONALES Y DIETAS</text:p>
          </table:table-cell>
          <table:table-cell table:style-name="ce15" office:value-type="float" office:value="353" calcext:value-type="float">
            <text:p>353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3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3</text:p>
          </table:table-cell>
          <table:table-cell table:style-name="ce20" office:value-type="string" calcext:value-type="string">
            <text:p>SERVICIOS PREDOMINA EL INTELECTO</text:p>
          </table:table-cell>
          <table:table-cell table:style-name="ce15" office:value-type="float" office:value="354" calcext:value-type="float">
            <text:p>354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4, ABCDE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4</text:p>
          </table:table-cell>
          <table:table-cell table:style-name="ce20" office:value-type="string" calcext:value-type="string">
            <text:p>SERVICIOS PREDOMINA MANO DE OBRA</text:p>
          </table:table-cell>
          <table:table-cell table:style-name="ce15" office:value-type="float" office:value="357" calcext:value-type="float">
            <text:p>357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7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5</text:p>
          </table:table-cell>
          <table:table-cell table:style-name="ce20" office:value-type="string" calcext:value-type="string">
            <text:p>SERVICIOS UTILIZACIÓN O APROVECHAMIENTO DE LA IMAGEN O RENOMBRE</text:p>
          </table:table-cell>
          <table:table-cell table:style-name="ce15" office:value-type="float" office:value="358" calcext:value-type="float">
            <text:p>358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3A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6</text:p>
          </table:table-cell>
          <table:table-cell table:style-name="ce20" office:value-type="string" calcext:value-type="string">
            <text:p>SERVICIOS PUBLICIDAD Y COMUNICACIÓN</text:p>
          </table:table-cell>
          <table:table-cell table:style-name="ce15" office:value-type="float" office:value="359" calcext:value-type="float">
            <text:p>359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9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7</text:p>
          </table:table-cell>
          <table:table-cell table:style-name="ce20" office:value-type="string" calcext:value-type="string">
            <text:p>SERVICIOS TRANSPORTE PRIVADO DE PASAJEROS O SERVICIO PÚBLICO O PRIVADO DE CARGA</text:p>
          </table:table-cell>
          <table:table-cell table:style-name="ce15" office:value-type="float" office:value="360" calcext:value-type="float">
            <text:p>360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0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8</text:p>
          </table:table-cell>
          <table:table-cell table:style-name="ce20" office:value-type="string" calcext:value-type="string">
            <text:p>A TRAVÉS DE LIQUIDACIONES DE COMPRA (NIVEL CULTURAL O RUSTICIDAD)</text:p>
          </table:table-cell>
          <table:table-cell table:style-name="ce15" office:value-type="float" office:value="361" calcext:value-type="float">
            <text:p>361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9</text:p>
          </table:table-cell>
          <table:table-cell table:style-name="ce20" office:value-type="string" calcext:value-type="string">
            <text:p>TRANSFERENCIA DE BIENES MUEBLES DE NATURALEZA CORPORAL</text:p>
          </table:table-cell>
          <table:table-cell table:style-name="ce15" office:value-type="float" office:value="362" calcext:value-type="float">
            <text:p>362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2, A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10</text:p>
          </table:table-cell>
          <table:table-cell table:style-name="ce20" office:value-type="string" calcext:value-type="string">
            <text:p>POR REGALÍAS, DERECHOS DE AUTOR, MARCAS, PATENTES Y SIMILARES</text:p>
          </table:table-cell>
          <table:table-cell table:style-name="ce15" office:value-type="float" office:value="364" calcext:value-type="float">
            <text:p>364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4ABCD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11</text:p>
          </table:table-cell>
          <table:table-cell table:style-name="ce20" office:value-type="string" calcext:value-type="string">
            <text:p>ARRENDAMIENTO MERCANTIL</text:p>
          </table:table-cell>
          <table:table-cell table:style-name="ce15" office:value-type="float" office:value="369" calcext:value-type="float">
            <text:p>369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9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12</text:p>
          </table:table-cell>
          <table:table-cell table:style-name="ce20" office:value-type="string" calcext:value-type="string">
            <text:p>ARRENDAMIENTO BIENES INMUEBLES</text:p>
          </table:table-cell>
          <table:table-cell table:style-name="ce15" office:value-type="float" office:value="370" calcext:value-type="float">
            <text:p>370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0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13</text:p>
          </table:table-cell>
          <table:table-cell table:style-name="ce20" office:value-type="string" calcext:value-type="string">
            <text:p>SEGUROS Y REASEGUROS (PRIMAS Y CESIONES)</text:p>
          </table:table-cell>
          <table:table-cell table:style-name="ce15" office:value-type="float" office:value="372" calcext:value-type="float">
            <text:p>372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2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14</text:p>
          </table:table-cell>
          <table:table-cell table:style-name="ce20" office:value-type="string" calcext:value-type="string">
            <text:p>RENDIMIENTOS FINANCIEROS</text:p>
          </table:table-cell>
          <table:table-cell table:style-name="ce15" office:value-type="float" office:value="373" calcext:value-type="float">
            <text:p>373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3, A…R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15</text:p>
          </table:table-cell>
          <table:table-cell table:style-name="ce20" office:value-type="string" calcext:value-type="string">
            <text:p>DIVIDENDOS</text:p>
          </table:table-cell>
          <table:table-cell table:style-name="ce25" office:value-type="float" office:value="374" calcext:value-type="float">
            <text:p>374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345, ABC, 347, 347A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16</text:p>
          </table:table-cell>
          <table:table-cell table:style-name="ce20" office:value-type="string" calcext:value-type="string">
            <text:p>LOTERÍAS, RIFAS, APUESTAS Y SIMILARES</text:p>
          </table:table-cell>
          <table:table-cell table:style-name="ce15" office:value-type="float" office:value="375" calcext:value-type="float">
            <text:p>375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17</text:p>
          </table:table-cell>
          <table:table-cell table:style-name="ce20" office:value-type="string" calcext:value-type="string">
            <text:p>VENTA DE COMBUSTIBLES A COMERCIALIZADORAS</text:p>
          </table:table-cell>
          <table:table-cell table:style-name="ce15" office:value-type="float" office:value="377" calcext:value-type="float">
            <text:p>377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7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18</text:p>
          </table:table-cell>
          <table:table-cell table:style-name="ce20" office:value-type="string" calcext:value-type="string">
            <text:p>VENTA DE COMBUSTIBLES A DISTRIBUIDORES</text:p>
          </table:table-cell>
          <table:table-cell table:style-name="ce15" office:value-type="float" office:value="378" calcext:value-type="float">
            <text:p>378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8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19</text:p>
          </table:table-cell>
          <table:table-cell table:style-name="ce20" office:value-type="string" calcext:value-type="string">
            <text:p>COMPRA LOCAL DE BANANO A PRODUCTOR</text:p>
          </table:table-cell>
          <table:table-cell table:style-name="ce25" office:value-type="float" office:value="379" calcext:value-type="float">
            <text:p>379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348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20</text:p>
          </table:table-cell>
          <table:table-cell table:style-name="ce20" office:value-type="string" calcext:value-type="string">
            <text:p>IMPUESTO A LA ACTIVIDAD BANANERA PRODUCTOR - EXPORTADOR</text:p>
          </table:table-cell>
          <table:table-cell table:style-name="ce25" office:value-type="float" office:value="380" calcext:value-type="float">
            <text:p>380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349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21</text:p>
          </table:table-cell>
          <table:table-cell table:style-name="ce20" office:value-type="string" calcext:value-type="string">
            <text:p>PAGOS DE BIENES O SERVICIOS NO SUJETOS A RETENCIÓN</text:p>
          </table:table-cell>
          <table:table-cell table:style-name="ce15"/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32, A…F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22</text:p>
          </table:table-cell>
          <table:table-cell table:style-name="ce20" office:value-type="string" calcext:value-type="string">
            <text:p>OTRAS RETENCIONES APLICABLES EL 1%</text:p>
          </table:table-cell>
          <table:table-cell table:style-name="ce15" office:value-type="float" office:value="390" calcext:value-type="float">
            <text:p>390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40AB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23</text:p>
          </table:table-cell>
          <table:table-cell table:style-name="ce20" office:value-type="string" calcext:value-type="string">
            <text:p>OTRAS RETENCIONES APLICABLES EL 2%</text:p>
          </table:table-cell>
          <table:table-cell table:style-name="ce15" office:value-type="float" office:value="391" calcext:value-type="float">
            <text:p>391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35,341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24</text:p>
          </table:table-cell>
          <table:table-cell table:style-name="ce20" office:value-type="string" calcext:value-type="string">
            <text:p>OTRAS RETENCIONES APLICABLES EL 8%</text:p>
          </table:table-cell>
          <table:table-cell table:style-name="ce15" office:value-type="float" office:value="392" calcext:value-type="float">
            <text:p>392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25</text:p>
          </table:table-cell>
          <table:table-cell table:style-name="ce20" office:value-type="string" calcext:value-type="string">
            <text:p>OTRAS RETENCIONES APLICABLES A OTROS PORCENTAJES</text:p>
          </table:table-cell>
          <table:table-cell table:style-name="ce15" office:value-type="float" office:value="394" calcext:value-type="float">
            <text:p>394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44A</text:p>
          </table:table-cell>
          <table:table-cell table:number-columns-repeated="1018"/>
        </table:table-row>
        <table:table-row table:style-name="ro6">
          <table:table-cell table:style-name="ce13" office:value-type="string" calcext:value-type="string">
            <text:p>taxcode_10302</text:p>
          </table:table-cell>
          <table:table-cell table:style-name="ce19" office:value-type="string" calcext:value-type="string">
            <text:p>POR PAGOS AL EXTERIOR</text:p>
          </table:table-cell>
          <table:table-cell table:style-name="ce13" office:value-type="float" office:value="498" calcext:value-type="float">
            <text:p>498</text:p>
          </table:table-cell>
          <table:table-cell table:style-name="ce13" office:value-type="string" calcext:value-type="string">
            <text:p>taxcode_103</text:p>
          </table:table-cell>
          <table:table-cell table:style-name="ce13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1</text:p>
          </table:table-cell>
          <table:table-cell table:style-name="ce20" office:value-type="string" calcext:value-type="string">
            <text:p>CON CONVENIO DE DOBLE TRIBUTACIÓN</text:p>
          </table:table-cell>
          <table:table-cell table:style-name="ce15" office:value-type="float" office:value="451" calcext:value-type="float">
            <text:p>451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2</text:p>
          </table:table-cell>
          <table:table-cell table:style-name="ce20" office:value-type="string" calcext:value-type="string">
            <text:p>SIN CONVENIO DE DOBLE TRIBUTACIÓN INTERESES POR FINANCIAMIENTO DE PROVEEDORES EXTERNOS </text:p>
          </table:table-cell>
          <table:table-cell table:style-name="ce25" office:value-type="float" office:value="461" calcext:value-type="float">
            <text:p>461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05D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3</text:p>
          </table:table-cell>
          <table:table-cell table:style-name="ce20" office:value-type="string" calcext:value-type="string">
            <text:p>SIN CONVENIO DE DOBLE TRIBUTACIÓN INTERESES DE CRÉDITOS EXTERNOS</text:p>
          </table:table-cell>
          <table:table-cell table:style-name="ce25" office:value-type="float" office:value="463" calcext:value-type="float">
            <text:p>463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05ABC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4</text:p>
          </table:table-cell>
          <table:table-cell table:style-name="ce20" office:value-type="string" calcext:value-type="string">
            <text:p>SIN CONVENIO DE DOBLE TRIBUTACIÓN DIVIDENDOS</text:p>
          </table:table-cell>
          <table:table-cell table:style-name="ce25" office:value-type="float" office:value="465" calcext:value-type="float">
            <text:p>465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04, BC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5</text:p>
          </table:table-cell>
          <table:table-cell table:style-name="ce20" office:value-type="string" calcext:value-type="string">
            <text:p>SIN CONVENIO DE DOBLE TRIBUTACIÓN OTROS CONCEPTOS</text:p>
          </table:table-cell>
          <table:table-cell table:style-name="ce25" office:value-type="float" office:value="479" calcext:value-type="float">
            <text:p>479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20, A…G, 505, 505F, 500,501,502,503,509,509A,510,511,512,513,513A,514,515,516,517,518,519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6</text:p>
          </table:table-cell>
          <table:table-cell table:style-name="ce20" office:value-type="string" calcext:value-type="string">
            <text:p>A PARAÍSOS FISCALES O REGÍMENES FISCALES PREFERENTES INTERESES</text:p>
          </table:table-cell>
          <table:table-cell table:style-name="ce15" office:value-type="float" office:value="481" calcext:value-type="float">
            <text:p>481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7</text:p>
          </table:table-cell>
          <table:table-cell table:style-name="ce20" office:value-type="string" calcext:value-type="string">
            <text:p>A PARAÍSOS FISCALES O REGÍMENES FISCALES PREFERENTES DIVIDENDOS</text:p>
          </table:table-cell>
          <table:table-cell table:style-name="ce25" office:value-type="float" office:value="483" calcext:value-type="float">
            <text:p>483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5" office:value-type="string" calcext:value-type="string">
            <text:p>504A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8</text:p>
          </table:table-cell>
          <table:table-cell table:style-name="ce20" office:value-type="string" calcext:value-type="string">
            <text:p>A PARAÍSOS FISCALES O REGÍMENES FISCALES PREFERENTES OTROS CONCEPTOS</text:p>
          </table:table-cell>
          <table:table-cell table:style-name="ce15" office:value-type="float" office:value="489" calcext:value-type="float">
            <text:p>489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9</text:p>
          </table:table-cell>
          <table:table-cell table:style-name="ce20" office:value-type="string" calcext:value-type="string">
            <text:p>PAGOS AL EXTERIOR <text:s/>NO SUJETOS A RETENCIÓN</text:p>
          </table:table-cell>
          <table:table-cell table:style-name="ce15"/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21</text:p>
          </table:table-cell>
          <table:table-cell table:number-columns-repeated="1018"/>
        </table:table-row>
        <table:table-row table:style-name="ro7">
          <table:table-cell table:style-name="ce14" office:value-type="string" calcext:value-type="string">
            <text:p>taxcode_104</text:p>
          </table:table-cell>
          <table:table-cell table:style-name="ce18" office:value-type="string" calcext:value-type="string">
            <text:p>FORMULARIO 104: DECLARACION DEL IMPUESTO AL VALOR AGREGADO</text:p>
          </table:table-cell>
          <table:table-cell table:style-name="ce14"/>
          <table:table-cell table:style-name="ce14" office:value-type="string" calcext:value-type="string">
            <text:p>taxcode_ec</text:p>
          </table:table-cell>
          <table:table-cell table:style-name="ce14" office:value-type="string" calcext:value-type="string">
            <text:p>pc</text:p>
          </table:table-cell>
          <table:table-cell table:style-name="ce32"/>
          <table:table-cell table:style-name="ce44" table:number-columns-repeated="1018"/>
        </table:table-row>
        <table:table-row table:style-name="ro1">
          <table:table-cell table:style-name="ce13" office:value-type="string" calcext:value-type="string">
            <text:p>taxcode_10401</text:p>
          </table:table-cell>
          <table:table-cell table:style-name="ce19" office:value-type="string" calcext:value-type="string">
            <text:p>RESUMEN DE VENTAS Y OTRAS OPERACIONES DEL PERÍODO QUE DECLARA</text:p>
          </table:table-cell>
          <table:table-cell table:style-name="ce13" office:value-type="float" office:value="429" calcext:value-type="float">
            <text:p>429</text:p>
          </table:table-cell>
          <table:table-cell table:style-name="ce13" office:value-type="string" calcext:value-type="string">
            <text:p>taxcode_104</text:p>
          </table:table-cell>
          <table:table-cell table:style-name="ce13" office:value-type="string" calcext:value-type="string">
            <text:p>pc</text:p>
          </table:table-cell>
          <table:table-cell table:style-name="ce36"/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40101</text:p>
          </table:table-cell>
          <table:table-cell table:style-name="ce20" office:value-type="string" calcext:value-type="string">
            <text:p>VENTAS LOCALES (EXCLUYE ACTIVOS FIJOS) GRAVADAS TARIFA 12%</text:p>
          </table:table-cell>
          <table:table-cell table:style-name="ce15" office:value-type="float" office:value="421" calcext:value-type="float">
            <text:p>421</text:p>
          </table:table-cell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01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2</text:p>
          </table:table-cell>
          <table:table-cell table:style-name="ce20" office:value-type="string" calcext:value-type="string">
            <text:p>VENTAS DE ACTIVOS FIJOS GRAVADAS TARIFA 12%</text:p>
          </table:table-cell>
          <table:table-cell table:style-name="ce15" office:value-type="float" office:value="422" calcext:value-type="float">
            <text:p>422</text:p>
          </table:table-cell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02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3</text:p>
          </table:table-cell>
          <table:table-cell table:style-name="ce20" office:value-type="string" calcext:value-type="string">
            <text:p>VENTAS LOCALES (EXCLUYE ACTIVOS FIJOS) GRAVADAS TARIFA 0% QUE NO DAN DERECHO A CREDITO TRIBUTARIO</text:p>
          </table:table-cell>
          <table:table-cell table:style-name="ce15" office:value-type="string" calcext:value-type="string">
            <text:p><text:s/></text:p>
          </table:table-cell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03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4</text:p>
          </table:table-cell>
          <table:table-cell table:style-name="ce20" office:value-type="string" calcext:value-type="string">
            <text:p>VENTAS DE ACTIVOS FIJOS GRAVADAS TARIFA 0% QUE NO DAN DERECHO A CREDITO TRIBUTARIO</text:p>
          </table:table-cell>
          <table:table-cell table:style-name="ce15" office:value-type="string" calcext:value-type="string">
            <text:p><text:s/></text:p>
          </table:table-cell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04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5</text:p>
          </table:table-cell>
          <table:table-cell table:style-name="ce20" office:value-type="string" calcext:value-type="string">
            <text:p>VENTAS LOCALES (EXCLUYE ACTIVOS FIJOS) GRAVADAS TARIFA 0% QUE DAN DERECHO A CREDITO TRIBUTARIO</text:p>
          </table:table-cell>
          <table:table-cell table:style-name="ce15" office:value-type="string" calcext:value-type="string">
            <text:p><text:s/></text:p>
          </table:table-cell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0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6</text:p>
          </table:table-cell>
          <table:table-cell table:style-name="ce20" office:value-type="string" calcext:value-type="string">
            <text:p>VENTAS DE ACTIVOS FIJOS GRAVADAS TARIFA 0% QUE DAN DERECHO A CREDITO TRIBUTARIO</text:p>
          </table:table-cell>
          <table:table-cell table:style-name="ce15" office:value-type="string" calcext:value-type="string">
            <text:p><text:s/></text:p>
          </table:table-cell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06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7</text:p>
          </table:table-cell>
          <table:table-cell table:style-name="ce20" office:value-type="string" calcext:value-type="string">
            <text:p>EXPORTACIONES DE BIENES</text:p>
          </table:table-cell>
          <table:table-cell table:style-name="ce15"/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6" office:value-type="string" calcext:value-type="string">
            <text:p>qbos_10407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8</text:p>
          </table:table-cell>
          <table:table-cell table:style-name="ce20" office:value-type="string" calcext:value-type="string">
            <text:p>EXPORTACIONES DE SERVICIOS</text:p>
          </table:table-cell>
          <table:table-cell table:style-name="ce15"/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6" office:value-type="string" calcext:value-type="string">
            <text:p>qbos_10408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9</text:p>
          </table:table-cell>
          <table:table-cell table:style-name="ce21" office:value-type="string" calcext:value-type="string">
            <office:annotation draw:style-name="gr2" draw:text-style-name="P2" svg:width="142.5pt" svg:height="63.72pt" svg:x="141.36pt" svg:y="571.01pt" draw:caption-point-x="621.84pt" draw:caption-point-y="109.25pt">
              <dc:date>2015-12-22T00:00:00</dc:date>
              <text:p text:style-name="P3"><text:span text:style-name="T1">Jamil Jaramillo:</text:span></text:p>
              <text:p text:style-name="P3"><text:span text:style-name="T2">Esta cuenta asi mismo es. Debe estar afuera de las demas. Tiene como padre a taxcode_104</text:span></text:p>
            </office:annotation>
            <text:p>TRANSFERENCIAS NO OBJETO O EXENTAS DE IVA</text:p>
          </table:table-cell>
          <table:table-cell table:style-name="ce15"/>
          <table:table-cell table:style-name="ce15" office:value-type="string" calcext:value-type="string">
            <text:p>taxcode_104</text:p>
          </table:table-cell>
          <table:table-cell table:style-name="ce15" office:value-type="string" calcext:value-type="string">
            <text:p>pc</text:p>
          </table:table-cell>
          <table:table-cell table:style-name="ce36" office:value-type="string" calcext:value-type="string">
            <text:p>qbos_10409, QBOS_10410</text:p>
          </table:table-cell>
          <table:table-cell table:number-columns-repeated="1018"/>
        </table:table-row>
        <table:table-row table:style-name="ro6">
          <table:table-cell table:style-name="ce13" office:value-type="string" calcext:value-type="string">
            <text:p>taxcode_10402</text:p>
          </table:table-cell>
          <table:table-cell table:style-name="ce19" office:value-type="string" calcext:value-type="string">
            <text:p>RESUMEN DE ADQUISICIONES Y PAGOS DEL PERÍODO QUE DECLARA</text:p>
          </table:table-cell>
          <table:table-cell table:style-name="ce13" office:value-type="float" office:value="529" calcext:value-type="float">
            <text:p>529</text:p>
          </table:table-cell>
          <table:table-cell table:style-name="ce13" office:value-type="string" calcext:value-type="string">
            <text:p>taxcode_104</text:p>
          </table:table-cell>
          <table:table-cell table:style-name="ce13" office:value-type="string" calcext:value-type="string">
            <text:p>pc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201</text:p>
          </table:table-cell>
          <table:table-cell table:style-name="ce20" office:value-type="string" calcext:value-type="string">
            <text:p>ADQUISICIONES Y PAGOS (EXCLUYE ACTIVOS FIJOS) GRAVADOS TARIFA 12% (CON DERECHO A CRÉDITO TRIBUTARIO)</text:p>
          </table:table-cell>
          <table:table-cell table:style-name="ce15" office:value-type="float" office:value="520" calcext:value-type="float">
            <text:p>520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1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202</text:p>
          </table:table-cell>
          <table:table-cell table:style-name="ce20" office:value-type="string" calcext:value-type="string">
            <text:p>ADQUISICIONES LOCALES DE ACTIVOS FIJOS GRAVADOS TARIFA 12% (CON DERECHO A CRÉDITO TRIBUTARIO)</text:p>
          </table:table-cell>
          <table:table-cell table:style-name="ce26" office:value-type="float" office:value="521" calcext:value-type="float">
            <text:p>521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2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203</text:p>
          </table:table-cell>
          <table:table-cell table:style-name="ce20" office:value-type="string" calcext:value-type="string">
            <text:p>OTRAS ADQUISICIONES Y PAGOS GRAVADOS TARIFA 12% (SIN DERECHO A CRÉDITO TRIBUTARIO)</text:p>
          </table:table-cell>
          <table:table-cell table:style-name="ce26" office:value-type="float" office:value="522" calcext:value-type="float">
            <text:p>522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3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taxcode_1040204</text:p>
          </table:table-cell>
          <table:table-cell table:style-name="ce20" office:value-type="string" calcext:value-type="string">
            <text:p>IMPORTACIONES DE SERVICIOS GRAVADOS TARIFA 12%</text:p>
          </table:table-cell>
          <table:table-cell table:style-name="ce26" office:value-type="float" office:value="523" calcext:value-type="float">
            <text:p>523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4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taxcode_1040205</text:p>
          </table:table-cell>
          <table:table-cell table:style-name="ce20" office:value-type="string" calcext:value-type="string">
            <text:p>IMPORTACIONES DE BIENES (EXCLUYE ACTIVOS FIJOS) GRAVADOS TARIFA 12%</text:p>
          </table:table-cell>
          <table:table-cell table:style-name="ce26" office:value-type="float" office:value="524" calcext:value-type="float">
            <text:p>524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5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taxcode_1040206</text:p>
          </table:table-cell>
          <table:table-cell table:style-name="ce20" office:value-type="string" calcext:value-type="string">
            <text:p>IMPORTACIONES DE ACTIVOS FIJOS GRAVADOS TARIFA 12%</text:p>
          </table:table-cell>
          <table:table-cell table:style-name="ce26" office:value-type="float" office:value="525" calcext:value-type="float">
            <text:p>525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6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taxcode_1040207</text:p>
          </table:table-cell>
          <table:table-cell table:style-name="ce20" office:value-type="string" calcext:value-type="string">
            <text:p>IMPORTACIONES DE BIENES (INCLUYE ACTIVOS FIJOS) GRAVADOS TARIFA 0%</text:p>
          </table:table-cell>
          <table:table-cell table:style-name="ce26" office:value-type="string" calcext:value-type="string">
            <text:p><text:s/>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7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taxcode_1040208</text:p>
          </table:table-cell>
          <table:table-cell table:style-name="ce20" office:value-type="string" calcext:value-type="string">
            <text:p>ADQUISICIONES Y PAGOS (INCLUYE ACTIVOS FIJOS) GRAVADOS TARIFA 0%</text:p>
          </table:table-cell>
          <table:table-cell table:style-name="ce26" office:value-type="string" calcext:value-type="string">
            <text:p><text:s/>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8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taxcode_1040209</text:p>
          </table:table-cell>
          <table:table-cell table:style-name="ce20" office:value-type="string" calcext:value-type="string">
            <text:p>ADQUISICIONES REALIZADAS A CONTRIBUYENTES RISE</text:p>
          </table:table-cell>
          <table:table-cell table:style-name="ce26" office:value-type="string" calcext:value-type="string">
            <text:p><text:s/>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8" office:value-type="string" calcext:value-type="string">
            <text:p>qbos_10419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taxcode_1040210</text:p>
          </table:table-cell>
          <table:table-cell table:style-name="ce21" office:value-type="string" calcext:value-type="string">
            <office:annotation draw:style-name="gr3" draw:text-style-name="P2" svg:width="144.74pt" svg:height="62.22pt" svg:x="141.36pt" svg:y="711.81pt" draw:caption-point-x="621.84pt" draw:caption-point-y="109.67pt">
              <dc:date>2015-12-22T00:00:00</dc:date>
              <text:p text:style-name="P3"><text:span text:style-name="T1">Jamil Jaramillo:</text:span></text:p>
              <text:p text:style-name="P3"><text:span text:style-name="T2">Esta cuenta asi mismo es. Debe estar afuera de las demas. Tiene como padre a taxcode_104</text:span></text:p>
            </office:annotation>
            <text:p>ADQUISICIONES NO OBJETO DE IVA</text:p>
          </table:table-cell>
          <table:table-cell table:style-name="ce26" office:value-type="string" calcext:value-type="string">
            <text:p><text:s/></text:p>
          </table:table-cell>
          <table:table-cell table:style-name="ce15" office:value-type="string" calcext:value-type="string">
            <text:p>taxcode_104</text:p>
          </table:table-cell>
          <table:table-cell table:style-name="ce15" office:value-type="string" calcext:value-type="string">
            <text:p>pc</text:p>
          </table:table-cell>
          <table:table-cell table:style-name="ce38" office:value-type="string" calcext:value-type="string">
            <text:p>qbos_10420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taxcode_1040211</text:p>
          </table:table-cell>
          <table:table-cell table:style-name="ce21" office:value-type="string" calcext:value-type="string">
            <office:annotation draw:style-name="gr4" draw:text-style-name="P2" svg:width="144.74pt" svg:height="62.02pt" svg:x="141.36pt" svg:y="769.55pt" draw:caption-point-x="621.84pt" draw:caption-point-y="63.92pt">
              <dc:date>2015-12-22T00:00:00</dc:date>
              <text:p text:style-name="P3"><text:span text:style-name="T1">Jamil Jaramillo:</text:span></text:p>
              <text:p text:style-name="P3"><text:span text:style-name="T2">Esta cuenta asi mismo es. Debe estar afuera de las demas. Tiene como padre a taxcode_104</text:span></text:p>
            </office:annotation>
            <text:p>ADQUISICIONES EXENTAS DEL PAGO DE IVA</text:p>
          </table:table-cell>
          <table:table-cell table:style-name="ce26" office:value-type="string" calcext:value-type="string">
            <text:p><text:s/></text:p>
          </table:table-cell>
          <table:table-cell table:style-name="ce15" office:value-type="string" calcext:value-type="string">
            <text:p>taxcode_104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21</text:p>
          </table:table-cell>
          <table:table-cell table:style-name="ce46" table:number-columns-repeated="10"/>
          <table:table-cell table:number-columns-repeated="1008"/>
        </table:table-row>
        <table:table-row table:style-name="ro6">
          <table:table-cell table:style-name="ce13" office:value-type="string" calcext:value-type="string">
            <text:p>taxcode_10403</text:p>
          </table:table-cell>
          <table:table-cell table:style-name="ce19" office:value-type="string" calcext:value-type="string">
            <text:p>AGENTE DE RETENCIÓN DEL IMPUESTO AL VALOR AGREGADO</text:p>
          </table:table-cell>
          <table:table-cell table:style-name="ce13" office:value-type="float" office:value="799" calcext:value-type="float">
            <text:p>799</text:p>
          </table:table-cell>
          <table:table-cell table:style-name="ce13" office:value-type="string" calcext:value-type="string">
            <text:p>taxcode_104</text:p>
          </table:table-cell>
          <table:table-cell table:style-name="ce13" office:value-type="string" calcext:value-type="string">
            <text:p>pc</text:p>
          </table:table-cell>
          <table:table-cell table:style-name="ce39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301</text:p>
          </table:table-cell>
          <table:table-cell table:style-name="ce20" office:value-type="string" calcext:value-type="string">
            <text:p>RETENCIÓN DEL 30%</text:p>
          </table:table-cell>
          <table:table-cell table:style-name="ce15" office:value-type="float" office:value="721" calcext:value-type="float">
            <text:p>721</text:p>
          </table:table-cell>
          <table:table-cell table:style-name="ce15" office:value-type="string" calcext:value-type="string">
            <text:p>taxcode_10403</text:p>
          </table:table-cell>
          <table:table-cell table:style-name="ce15" office:value-type="string" calcext:value-type="string">
            <text:p>pc</text:p>
          </table:table-cell>
          <table:table-cell table:style-name="ce36" office:value-type="string" calcext:value-type="string">
            <text:p>qbos_10422 qbos_10424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40302</text:p>
          </table:table-cell>
          <table:table-cell table:style-name="ce20" office:value-type="string" calcext:value-type="string">
            <text:p>RETENCIÓN DEL 70%</text:p>
          </table:table-cell>
          <table:table-cell table:style-name="ce15" office:value-type="float" office:value="723" calcext:value-type="float">
            <text:p>723</text:p>
          </table:table-cell>
          <table:table-cell table:style-name="ce15" office:value-type="string" calcext:value-type="string">
            <text:p>taxcode_10403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2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303</text:p>
          </table:table-cell>
          <table:table-cell table:style-name="ce20" office:value-type="string" calcext:value-type="string">
            <text:p>RETENCIÓN DEL 100%</text:p>
          </table:table-cell>
          <table:table-cell table:style-name="ce15" office:value-type="float" office:value="725" calcext:value-type="float">
            <text:p>725</text:p>
          </table:table-cell>
          <table:table-cell table:style-name="ce15" office:value-type="string" calcext:value-type="string">
            <text:p>taxcode_10403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23 qbos_10426</text:p>
          </table:table-cell>
          <table:table-cell table:number-columns-repeated="1018"/>
        </table:table-row>
        <table:table-row table:style-name="ro9">
          <table:table-cell table:style-name="ce14" office:value-type="string" calcext:value-type="string">
            <text:p>taxcode_105</text:p>
          </table:table-cell>
          <table:table-cell table:style-name="ce18" office:value-type="string" calcext:value-type="string">
            <text:p>FORMULARIO 105: DECLARACION DEL IMPUESTO A LOS CONSUMOS ESPECIALES ICE</text:p>
          </table:table-cell>
          <table:table-cell table:style-name="ce14" office:value-type="float" office:value="399" calcext:value-type="float">
            <text:p>399</text:p>
          </table:table-cell>
          <table:table-cell table:style-name="ce14" office:value-type="string" calcext:value-type="string">
            <text:p>taxcode_ec</text:p>
          </table:table-cell>
          <table:table-cell table:style-name="ce14" office:value-type="string" calcext:value-type="string">
            <text:p>pc</text:p>
          </table:table-cell>
          <table:table-cell table:style-name="ce32"/>
          <table:table-cell table:style-name="ce44" table:number-columns-repeated="1018"/>
        </table:table-row>
        <table:table-row table:style-name="ro1">
          <table:table-cell table:style-name="ce15" office:value-type="string" calcext:value-type="string">
            <text:p>taxcode_10501</text:p>
          </table:table-cell>
          <table:table-cell table:style-name="ce21" office:value-type="string" calcext:value-type="string">
            <text:p>ICE CAUSADO AD VALOREM</text:p>
          </table:table-cell>
          <table:table-cell table:style-name="ce15" office:value-type="float" office:value="309" calcext:value-type="float">
            <text:p>309</text:p>
          </table:table-cell>
          <table:table-cell table:style-name="ce15" office:value-type="string" calcext:value-type="string">
            <text:p>taxcode_105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todos menos 3011 y 302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502</text:p>
          </table:table-cell>
          <table:table-cell table:style-name="ce21" office:value-type="string" calcext:value-type="string">
            <text:p>ICE CAUSADO ESPECÍFICO</text:p>
          </table:table-cell>
          <table:table-cell table:style-name="ce15" office:value-type="float" office:value="319" calcext:value-type="float">
            <text:p>319</text:p>
          </table:table-cell>
          <table:table-cell table:style-name="ce15" office:value-type="string" calcext:value-type="string">
            <text:p>taxcode_105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11,3021</text:p>
          </table:table-cell>
          <table:table-cell table:style-name="ce45" table:number-columns-repeated="1018"/>
        </table:table-row>
        <table:table-row table:style-name="ro10">
          <table:table-cell table:style-name="ce14" office:value-type="string" calcext:value-type="string">
            <text:p>taxcode_110</text:p>
          </table:table-cell>
          <table:table-cell table:style-name="ce18" office:value-type="string" calcext:value-type="string">
            <text:p>FORMULARIO 110: DECLARACION DEL IMPUESTO A LOS ACTIVOS EN EL EXTERIOR</text:p>
          </table:table-cell>
          <table:table-cell table:style-name="ce14" office:value-type="float" office:value="349" calcext:value-type="float">
            <text:p>349</text:p>
          </table:table-cell>
          <table:table-cell table:style-name="ce14" office:value-type="string" calcext:value-type="string">
            <text:p>taxcode_ec</text:p>
          </table:table-cell>
          <table:table-cell table:style-name="ce14" office:value-type="string" calcext:value-type="string">
            <text:p>pc</text:p>
          </table:table-cell>
          <table:table-cell table:style-name="ce32"/>
          <table:table-cell table:style-name="ce44" table:number-columns-repeated="1018"/>
        </table:table-row>
        <table:table-row table:style-name="ro1">
          <table:table-cell table:style-name="ce15" office:value-type="string" calcext:value-type="string">
            <text:p>taxcode_11001</text:p>
          </table:table-cell>
          <table:table-cell table:style-name="ce21" office:value-type="string" calcext:value-type="string">
            <text:p>DEPÓSITOS EN CUENTAS CORRIENTES</text:p>
          </table:table-cell>
          <table:table-cell table:style-name="ce15" office:value-type="float" office:value="331" calcext:value-type="float">
            <text:p>331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2</text:p>
          </table:table-cell>
          <table:table-cell table:style-name="ce21" office:value-type="string" calcext:value-type="string">
            <text:p>DEPÓSITOS EN CUENTAS DE AHORRO</text:p>
          </table:table-cell>
          <table:table-cell table:style-name="ce15" office:value-type="float" office:value="332" calcext:value-type="float">
            <text:p>332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2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3</text:p>
          </table:table-cell>
          <table:table-cell table:style-name="ce21" office:value-type="string" calcext:value-type="string">
            <text:p>DEPÓSITOS A PLAZO</text:p>
          </table:table-cell>
          <table:table-cell table:style-name="ce15" office:value-type="float" office:value="333" calcext:value-type="float">
            <text:p>333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3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4</text:p>
          </table:table-cell>
          <table:table-cell table:style-name="ce21" office:value-type="string" calcext:value-type="string">
            <text:p>BONOS PRIVADOS</text:p>
          </table:table-cell>
          <table:table-cell table:style-name="ce15" office:value-type="float" office:value="334" calcext:value-type="float">
            <text:p>334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4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5</text:p>
          </table:table-cell>
          <table:table-cell table:style-name="ce21" office:value-type="string" calcext:value-type="string">
            <text:p>BONOS PÚBLICOS</text:p>
          </table:table-cell>
          <table:table-cell table:style-name="ce15" office:value-type="float" office:value="335" calcext:value-type="float">
            <text:p>335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5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6</text:p>
          </table:table-cell>
          <table:table-cell table:style-name="ce21" office:value-type="string" calcext:value-type="string">
            <text:p>FONDOS DE INVERSION</text:p>
          </table:table-cell>
          <table:table-cell table:style-name="ce15" office:value-type="float" office:value="336" calcext:value-type="float">
            <text:p>336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6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7</text:p>
          </table:table-cell>
          <table:table-cell table:style-name="ce21" office:value-type="string" calcext:value-type="string">
            <text:p>FONDOS ADMINISTRADOS</text:p>
          </table:table-cell>
          <table:table-cell table:style-name="ce15" office:value-type="float" office:value="337" calcext:value-type="float">
            <text:p>337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7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8</text:p>
          </table:table-cell>
          <table:table-cell table:style-name="ce21" office:value-type="string" calcext:value-type="string">
            <text:p>FIDEICOMISOS</text:p>
          </table:table-cell>
          <table:table-cell table:style-name="ce15" office:value-type="float" office:value="338" calcext:value-type="float">
            <text:p>338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8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9</text:p>
          </table:table-cell>
          <table:table-cell table:style-name="ce21" office:value-type="string" calcext:value-type="string">
            <text:p>INVERSIONES ACCIONARIAS</text:p>
          </table:table-cell>
          <table:table-cell table:style-name="ce15" office:value-type="float" office:value="339" calcext:value-type="float">
            <text:p>339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9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10</text:p>
          </table:table-cell>
          <table:table-cell table:style-name="ce21" office:value-type="string" calcext:value-type="string">
            <text:p>OTRAS INVERSIONES</text:p>
          </table:table-cell>
          <table:table-cell table:style-name="ce15" office:value-type="float" office:value="340" calcext:value-type="float">
            <text:p>340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10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11</text:p>
          </table:table-cell>
          <table:table-cell table:style-name="ce21" office:value-type="string" calcext:value-type="string">
            <text:p>SUBSIDIARIAS, AFILIADAS U OFICINAS</text:p>
          </table:table-cell>
          <table:table-cell table:style-name="ce15" office:value-type="float" office:value="341" calcext:value-type="float">
            <text:p>341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11</text:p>
          </table:table-cell>
          <table:table-cell table:style-name="ce45" table:number-columns-repeated="1018"/>
        </table:table-row>
        <table:table-row table:style-name="ro11">
          <table:table-cell table:style-name="ce14" office:value-type="string" calcext:value-type="string">
            <text:p>taxcode_999</text:p>
          </table:table-cell>
          <table:table-cell table:style-name="ce18" office:value-type="string" calcext:value-type="string">
            <text:p>OTROS IMPUESTOS</text:p>
          </table:table-cell>
          <table:table-cell table:style-name="ce14"/>
          <table:table-cell table:style-name="ce14" office:value-type="string" calcext:value-type="string">
            <text:p>taxcode_ec</text:p>
          </table:table-cell>
          <table:table-cell table:style-name="ce14" office:value-type="string" calcext:value-type="string">
            <text:p>pc</text:p>
          </table:table-cell>
          <table:table-cell table:style-name="ce32"/>
          <table:table-cell table:style-name="ce44" table:number-columns-repeated="1018"/>
        </table:table-row>
        <table:table-row table:style-name="ro1">
          <table:table-cell table:style-name="ce15" office:value-type="string" calcext:value-type="string">
            <text:p>taxcode_99901</text:p>
          </table:table-cell>
          <table:table-cell table:style-name="ce21" office:value-type="string" calcext:value-type="string">
            <text:p>FONDO DE DESARROLLO PARA LA INFANCIA - FODINFA</text:p>
          </table:table-cell>
          <table:table-cell table:style-name="ce15"/>
          <table:table-cell table:style-name="ce15" office:value-type="string" calcext:value-type="string">
            <text:p>taxcode_99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9990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99902</text:p>
          </table:table-cell>
          <table:table-cell table:style-name="ce21" office:value-type="string" calcext:value-type="string">
            <text:p>IMPUESTO A LA SALIDA DE DIVISAS - ISD</text:p>
          </table:table-cell>
          <table:table-cell table:style-name="ce27" office:value-type="float" office:value="4580" calcext:value-type="float">
            <text:p>4580</text:p>
          </table:table-cell>
          <table:table-cell table:style-name="ce15" office:value-type="string" calcext:value-type="string">
            <text:p>taxcode_99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458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99903</text:p>
          </table:table-cell>
          <table:table-cell table:style-name="ce21" office:value-type="string" calcext:value-type="string">
            <text:p>IMPUESTO POR SERVICIOS HOTELEROS</text:p>
          </table:table-cell>
          <table:table-cell table:style-name="ce15"/>
          <table:table-cell table:style-name="ce15" office:value-type="string" calcext:value-type="string">
            <text:p>taxcode_99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99902</text:p>
          </table:table-cell>
          <table:table-cell table:number-columns-repeated="1018"/>
        </table:table-row>
        <table:table-row table:style-name="ro12">
          <table:table-cell table:style-name="ce13" office:value-type="string" calcext:value-type="string">
            <text:p>basecode_ec</text:p>
          </table:table-cell>
          <table:table-cell table:style-name="ce17" office:value-type="string" calcext:value-type="string">
            <text:p>CODIGOS BASE DEL PLAN DE IMPUESTOS ECUADOR</text:p>
          </table:table-cell>
          <table:table-cell table:style-name="ce13" table:number-columns-repeated="2"/>
          <table:table-cell table:style-name="ce13" office:value-type="string" calcext:value-type="string">
            <text:p>pc</text:p>
          </table:table-cell>
          <table:table-cell table:style-name="Default"/>
          <table:table-cell table:number-columns-repeated="1018"/>
        </table:table-row>
        <table:table-row table:style-name="ro13">
          <table:table-cell table:style-name="ce16" office:value-type="string" calcext:value-type="string">
            <text:p>basecode_103</text:p>
          </table:table-cell>
          <table:table-cell table:style-name="ce22" office:value-type="string" calcext:value-type="string">
            <text:p>BASE IMPONIBLE FORMULARIO 103: DECLARACION DE RETENCIONES EN LA FUENTE DEL IMPUESTO A LA RENTA</text:p>
          </table:table-cell>
          <table:table-cell table:style-name="ce16"/>
          <table:table-cell table:style-name="ce16" office:value-type="string" calcext:value-type="string">
            <text:p>basecode_ec</text:p>
          </table:table-cell>
          <table:table-cell table:style-name="ce16" office:value-type="string" calcext:value-type="string">
            <text:p>pc</text:p>
          </table:table-cell>
          <table:table-cell table:style-name="ce40"/>
          <table:table-cell table:style-name="ce47" table:number-columns-repeated="1018"/>
        </table:table-row>
        <table:table-row table:style-name="ro6">
          <table:table-cell table:style-name="ce13" office:value-type="string" calcext:value-type="string">
            <text:p>basecode_10301</text:p>
          </table:table-cell>
          <table:table-cell table:style-name="ce19" office:value-type="string" calcext:value-type="string">
            <text:p>BASE IMPONIBLE: POR PAGOS EFECTUADOS EN EL PAIS</text:p>
          </table:table-cell>
          <table:table-cell table:style-name="ce13" office:value-type="float" office:value="349" calcext:value-type="float">
            <text:p>349</text:p>
          </table:table-cell>
          <table:table-cell table:style-name="ce13" office:value-type="string" calcext:value-type="string">
            <text:p>basecode_103</text:p>
          </table:table-cell>
          <table:table-cell table:style-name="ce13" office:value-type="string" calcext:value-type="string">
            <text:p>pc</text:p>
          </table:table-cell>
          <table:table-cell table:style-name="ce33"/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1</text:p>
          </table:table-cell>
          <table:table-cell table:style-name="ce20" office:value-type="string" calcext:value-type="string">
            <text:p>BASE IMPONIBLE: EN RELACIÓN DE DEPENDENCIA QUE SUPERA O NO LA BASE DESGRAVADA</text:p>
          </table:table-cell>
          <table:table-cell table:style-name="ce25" office:value-type="float" office:value="302" calcext:value-type="float">
            <text:p>302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302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2</text:p>
          </table:table-cell>
          <table:table-cell table:style-name="ce20" office:value-type="string" calcext:value-type="string">
            <text:p>BASE IMPONIBLE: HONORARIOS PROFESIONALES Y DIETAS</text:p>
          </table:table-cell>
          <table:table-cell table:style-name="ce15" office:value-type="float" office:value="303" calcext:value-type="float">
            <text:p>303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3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3</text:p>
          </table:table-cell>
          <table:table-cell table:style-name="ce20" office:value-type="string" calcext:value-type="string">
            <text:p>BASE IMPONIBLE: SERVICIOS PREDOMINA EL INTELECTO</text:p>
          </table:table-cell>
          <table:table-cell table:style-name="ce15" office:value-type="float" office:value="304" calcext:value-type="float">
            <text:p>304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4, ABCDE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4</text:p>
          </table:table-cell>
          <table:table-cell table:style-name="ce20" office:value-type="string" calcext:value-type="string">
            <text:p>BASE IMPONIBLE: SERVICIOS PREDOMINA MANO DE OBRA</text:p>
          </table:table-cell>
          <table:table-cell table:style-name="ce15" office:value-type="float" office:value="307" calcext:value-type="float">
            <text:p>307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7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5</text:p>
          </table:table-cell>
          <table:table-cell table:style-name="ce20" office:value-type="string" calcext:value-type="string">
            <text:p>BASE IMPONIBLE: SERVICIOS UTILIZACIÓN O APROVECHAMIENTO DE LA IMAGEN O RENOMBRE</text:p>
          </table:table-cell>
          <table:table-cell table:style-name="ce15" office:value-type="float" office:value="308" calcext:value-type="float">
            <text:p>308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3A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6</text:p>
          </table:table-cell>
          <table:table-cell table:style-name="ce20" office:value-type="string" calcext:value-type="string">
            <text:p>BASE IMPONIBLE: SERVICIOS PUBLICIDAD Y COMUNICACIÓN</text:p>
          </table:table-cell>
          <table:table-cell table:style-name="ce15" office:value-type="float" office:value="309" calcext:value-type="float">
            <text:p>309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9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7</text:p>
          </table:table-cell>
          <table:table-cell table:style-name="ce20" office:value-type="string" calcext:value-type="string">
            <text:p>BASE IMPONIBLE: SERVICIOS TRANSPORTE PRIVADO DE PASAJEROS O SERVICIO PÚBLICO O PRIVADO DE CARGA</text:p>
          </table:table-cell>
          <table:table-cell table:style-name="ce15" office:value-type="float" office:value="310" calcext:value-type="float">
            <text:p>310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0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8</text:p>
          </table:table-cell>
          <table:table-cell table:style-name="ce20" office:value-type="string" calcext:value-type="string">
            <text:p>BASE IMPONIBLE: A TRAVÉS DE LIQUIDACIONES DE COMPRA (NIVEL CULTURAL O RUSTICIDAD)</text:p>
          </table:table-cell>
          <table:table-cell table:style-name="ce15" office:value-type="float" office:value="311" calcext:value-type="float">
            <text:p>311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9</text:p>
          </table:table-cell>
          <table:table-cell table:style-name="ce20" office:value-type="string" calcext:value-type="string">
            <text:p>BASE IMPONIBLE: TRANSFERENCIA DE BIENES MUEBLES DE NATURALEZA CORPORAL</text:p>
          </table:table-cell>
          <table:table-cell table:style-name="ce15" office:value-type="float" office:value="312" calcext:value-type="float">
            <text:p>312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2, A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10</text:p>
          </table:table-cell>
          <table:table-cell table:style-name="ce20" office:value-type="string" calcext:value-type="string">
            <text:p>BASE IMPONIBLE: POR REGALÍAS, DERECHOS DE AUTOR, MARCAS, PATENTES Y SIMILARES</text:p>
          </table:table-cell>
          <table:table-cell table:style-name="ce15" office:value-type="float" office:value="314" calcext:value-type="float">
            <text:p>314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4ABCD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11</text:p>
          </table:table-cell>
          <table:table-cell table:style-name="ce20" office:value-type="string" calcext:value-type="string">
            <text:p>BASE IMPONIBLE: ARRENDAMIENTO MERCANTIL</text:p>
          </table:table-cell>
          <table:table-cell table:style-name="ce15" office:value-type="float" office:value="319" calcext:value-type="float">
            <text:p>319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9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12</text:p>
          </table:table-cell>
          <table:table-cell table:style-name="ce20" office:value-type="string" calcext:value-type="string">
            <text:p>BASE IMPONIBLE: ARRENDAMIENTO BIENES INMUEBLES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0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13</text:p>
          </table:table-cell>
          <table:table-cell table:style-name="ce20" office:value-type="string" calcext:value-type="string">
            <text:p>BASE IMPONIBLE: SEGUROS Y REASEGUROS (PRIMAS Y CESIONES)</text:p>
          </table:table-cell>
          <table:table-cell table:style-name="ce15" office:value-type="float" office:value="322" calcext:value-type="float">
            <text:p>322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2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14</text:p>
          </table:table-cell>
          <table:table-cell table:style-name="ce20" office:value-type="string" calcext:value-type="string">
            <text:p>BASE IMPONIBLE: RENDIMIENTOS FINANCIEROS</text:p>
          </table:table-cell>
          <table:table-cell table:style-name="ce15" office:value-type="float" office:value="323" calcext:value-type="float">
            <text:p>323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3, A…R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15</text:p>
          </table:table-cell>
          <table:table-cell table:style-name="ce20" office:value-type="string" calcext:value-type="string">
            <text:p>BASE IMPONIBLE: DIVIDENDOS</text:p>
          </table:table-cell>
          <table:table-cell table:style-name="ce25" office:value-type="float" office:value="324" calcext:value-type="float">
            <office:annotation draw:style-name="gr5" draw:text-style-name="P5" svg:width="165.74pt" svg:height="71.26pt" svg:x="205.37pt" svg:y="1241.12pt" draw:caption-point-x="594.6pt" draw:caption-point-y="201.74pt">
              <dc:date>2015-12-22T00:00:00</dc:date>
              <text:p text:style-name="P4"><text:span text:style-name="T3">Jamil Jaramillo:</text:span></text:p>
              <text:p text:style-name="P4"><text:span text:style-name="T4">ESTE CODIGO ESTA EN EL FORMULARIO 103 PER NO EN LA TABLA DE RENTENCIONES… ALLI SE ENCUENTRE COMO 345 Y 345A</text:span></text:p>
            </office:annotation>
            <text:p>324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345, ABC, 347, 347A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16</text:p>
          </table:table-cell>
          <table:table-cell table:style-name="ce20" office:value-type="string" calcext:value-type="string">
            <text:p>BASE IMPONIBLE: LOTERÍAS, RIFAS, APUESTAS Y SIMILARES</text:p>
          </table:table-cell>
          <table:table-cell table:style-name="ce15" office:value-type="float" office:value="325" calcext:value-type="float">
            <text:p>325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17</text:p>
          </table:table-cell>
          <table:table-cell table:style-name="ce20" office:value-type="string" calcext:value-type="string">
            <text:p>BASE IMPONIBLE: VENTA DE COMBUSTIBLES A COMERCIALIZADORAS</text:p>
          </table:table-cell>
          <table:table-cell table:style-name="ce15" office:value-type="float" office:value="327" calcext:value-type="float">
            <text:p>327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7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18</text:p>
          </table:table-cell>
          <table:table-cell table:style-name="ce20" office:value-type="string" calcext:value-type="string">
            <text:p>BASE IMPONIBLE: VENTA DE COMBUSTIBLES A DISTRIBUIDORES</text:p>
          </table:table-cell>
          <table:table-cell table:style-name="ce15" office:value-type="float" office:value="328" calcext:value-type="float">
            <text:p>328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8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19</text:p>
          </table:table-cell>
          <table:table-cell table:style-name="ce20" office:value-type="string" calcext:value-type="string">
            <text:p>BASE IMPONIBLE: COMPRA LOCAL DE BANANO A PRODUCTOR</text:p>
          </table:table-cell>
          <table:table-cell table:style-name="ce25" office:value-type="float" office:value="329" calcext:value-type="float">
            <text:p>329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348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20</text:p>
          </table:table-cell>
          <table:table-cell table:style-name="ce20" office:value-type="string" calcext:value-type="string">
            <text:p>BASE IMPONIBLE: IMPUESTO A LA ACTIVIDAD BANANERA PRODUCTOR - EXPORTADOR</text:p>
          </table:table-cell>
          <table:table-cell table:style-name="ce25" office:value-type="float" office:value="330" calcext:value-type="float">
            <text:p>330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349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21</text:p>
          </table:table-cell>
          <table:table-cell table:style-name="ce20" office:value-type="string" calcext:value-type="string">
            <text:p>BASE IMPONIBLE: PAGOS DE BIENES O SERVICIOS NO SUJETOS A RETENCIÓN</text:p>
          </table:table-cell>
          <table:table-cell table:style-name="ce15" office:value-type="float" office:value="332" calcext:value-type="float">
            <text:p>332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32, A…F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22</text:p>
          </table:table-cell>
          <table:table-cell table:style-name="ce20" office:value-type="string" calcext:value-type="string">
            <text:p>BASE IMPONIBLE: OTRAS RETENCIONES APLICABLES EL 1%</text:p>
          </table:table-cell>
          <table:table-cell table:style-name="ce15" office:value-type="float" office:value="340" calcext:value-type="float">
            <text:p>340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40AB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23</text:p>
          </table:table-cell>
          <table:table-cell table:style-name="ce20" office:value-type="string" calcext:value-type="string">
            <text:p>BASE IMPONIBLE: OTRAS RETENCIONES APLICABLES EL 2%</text:p>
          </table:table-cell>
          <table:table-cell table:style-name="ce15" office:value-type="float" office:value="341" calcext:value-type="float">
            <text:p>341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35,341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24</text:p>
          </table:table-cell>
          <table:table-cell table:style-name="ce20" office:value-type="string" calcext:value-type="string">
            <text:p>BASE IMPONIBLE: OTRAS RETENCIONES APLICABLES EL 8%</text:p>
          </table:table-cell>
          <table:table-cell table:style-name="ce15" office:value-type="float" office:value="342" calcext:value-type="float">
            <text:p>342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25</text:p>
          </table:table-cell>
          <table:table-cell table:style-name="ce20" office:value-type="string" calcext:value-type="string">
            <text:p>BASE IMPONIBLE: OTRAS RETENCIONES APLICABLES A OTROS PORCENTAJES</text:p>
          </table:table-cell>
          <table:table-cell table:style-name="ce15" office:value-type="float" office:value="344" calcext:value-type="float">
            <text:p>344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44A</text:p>
          </table:table-cell>
          <table:table-cell table:number-columns-repeated="1018"/>
        </table:table-row>
        <table:table-row table:style-name="ro6">
          <table:table-cell table:style-name="ce13" office:value-type="string" calcext:value-type="string">
            <text:p>basecode_10302</text:p>
          </table:table-cell>
          <table:table-cell table:style-name="ce19" office:value-type="string" calcext:value-type="string">
            <text:p>BASE IMPONIBLE: POR PAGOS AL EXTERIOR</text:p>
          </table:table-cell>
          <table:table-cell table:style-name="ce13" office:value-type="float" office:value="497" calcext:value-type="float">
            <text:p>497</text:p>
          </table:table-cell>
          <table:table-cell table:style-name="ce13" office:value-type="string" calcext:value-type="string">
            <text:p>basecode_103</text:p>
          </table:table-cell>
          <table:table-cell table:style-name="ce13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1</text:p>
          </table:table-cell>
          <table:table-cell table:style-name="ce20" office:value-type="string" calcext:value-type="string">
            <text:p>BASE IMPONIBLE: CON CONVENIO DE DOBLE TRIBUTACIÓN</text:p>
          </table:table-cell>
          <table:table-cell table:style-name="ce15" office:value-type="float" office:value="401" calcext:value-type="float">
            <text:p>401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2</text:p>
          </table:table-cell>
          <table:table-cell table:style-name="ce20" office:value-type="string" calcext:value-type="string">
            <text:p>BASE IMPONIBLE: SIN CONVENIO DE DOBLE TRIBUTACIÓN INTERESES POR FINANCIAMIENTO DE PROVEEDORES EXTERNOS </text:p>
          </table:table-cell>
          <table:table-cell table:style-name="ce25" office:value-type="float" office:value="411" calcext:value-type="float">
            <text:p>411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05D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3</text:p>
          </table:table-cell>
          <table:table-cell table:style-name="ce20" office:value-type="string" calcext:value-type="string">
            <text:p>BASE IMPONIBLE: SIN CONVENIO DE DOBLE TRIBUTACIÓN INTERESES DE CRÉDITOS EXTERNOS</text:p>
          </table:table-cell>
          <table:table-cell table:style-name="ce25" office:value-type="float" office:value="413" calcext:value-type="float">
            <text:p>413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05ABC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4</text:p>
          </table:table-cell>
          <table:table-cell table:style-name="ce20" office:value-type="string" calcext:value-type="string">
            <text:p>BASE IMPONIBLE: SIN CONVENIO DE DOBLE TRIBUTACIÓN DIVIDENDOS</text:p>
          </table:table-cell>
          <table:table-cell table:style-name="ce25" office:value-type="float" office:value="415" calcext:value-type="float">
            <text:p>415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04, BC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5</text:p>
          </table:table-cell>
          <table:table-cell table:style-name="ce20" office:value-type="string" calcext:value-type="string">
            <text:p>BASE IMPONIBLE: SIN CONVENIO DE DOBLE TRIBUTACIÓN OTROS CONCEPTOS</text:p>
          </table:table-cell>
          <table:table-cell table:style-name="ce25" office:value-type="float" office:value="429" calcext:value-type="float">
            <text:p>429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20, A…G, 505, 505F, 500,501,502,503,509,509A,510,511,512,513,513A,514,515,516,517,518,519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6</text:p>
          </table:table-cell>
          <table:table-cell table:style-name="ce20" office:value-type="string" calcext:value-type="string">
            <text:p>BASE IMPONIBLE: A PARAÍSOS FISCALES O REGÍMENES FISCALES PREFERENTES INTERESES</text:p>
          </table:table-cell>
          <table:table-cell table:style-name="ce15" office:value-type="float" office:value="431" calcext:value-type="float">
            <text:p>431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7</text:p>
          </table:table-cell>
          <table:table-cell table:style-name="ce20" office:value-type="string" calcext:value-type="string">
            <text:p>BASE IMPONIBLE: A PARAÍSOS FISCALES O REGÍMENES FISCALES PREFERENTES DIVIDENDOS</text:p>
          </table:table-cell>
          <table:table-cell table:style-name="ce25" office:value-type="float" office:value="433" calcext:value-type="float">
            <text:p>433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5" office:value-type="string" calcext:value-type="string">
            <text:p>504A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8</text:p>
          </table:table-cell>
          <table:table-cell table:style-name="ce20" office:value-type="string" calcext:value-type="string">
            <text:p>BASE IMPONIBLE: A PARAÍSOS FISCALES O REGÍMENES FISCALES PREFERENTES OTROS CONCEPTOS</text:p>
          </table:table-cell>
          <table:table-cell table:style-name="ce15" office:value-type="float" office:value="439" calcext:value-type="float">
            <text:p>439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9</text:p>
          </table:table-cell>
          <table:table-cell table:style-name="ce20" office:value-type="string" calcext:value-type="string">
            <text:p>BASE IMPONIBLE: PAGOS AL EXTERIOR <text:s/>NO SUJETOS A RETENCIÓN</text:p>
          </table:table-cell>
          <table:table-cell table:style-name="ce25" office:value-type="float" office:value="440" calcext:value-type="float">
            <text:p>440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float" office:value="521" calcext:value-type="float">
            <text:p>521</text:p>
          </table:table-cell>
          <table:table-cell table:number-columns-repeated="1018"/>
        </table:table-row>
        <table:table-row table:style-name="ro10">
          <table:table-cell table:style-name="ce16" office:value-type="string" calcext:value-type="string">
            <text:p>basecode_104</text:p>
          </table:table-cell>
          <table:table-cell table:style-name="ce22" office:value-type="string" calcext:value-type="string">
            <office:annotation draw:style-name="gr6" draw:text-style-name="P7" svg:width="132.75pt" svg:height="59.24pt" svg:x="141.36pt" svg:y="1781.94pt" draw:caption-point-x="621.84pt" draw:caption-point-y="-69.08pt">
              <dc:date>2015-12-22T00:00:00</dc:date>
              <text:p text:style-name="P6"><text:span text:style-name="T5">Jamil Jaramillo:</text:span></text:p>
              <text:p text:style-name="P6"><text:span text:style-name="T4">DEJAR ASI O COMO EL ICE???</text:span></text:p>
              <text:p text:style-name="P6"><text:span text:style-name="T4"/></text:p>
            </office:annotation>
            <text:p>VALOR NETO FORMULARIO 104: DECLARACION DEL IMPUESTO AL VALOR AGREGADO</text:p>
          </table:table-cell>
          <table:table-cell table:style-name="ce16"/>
          <table:table-cell table:style-name="ce16" office:value-type="string" calcext:value-type="string">
            <text:p>basecode_ec</text:p>
          </table:table-cell>
          <table:table-cell table:style-name="ce16" office:value-type="string" calcext:value-type="string">
            <text:p>pc</text:p>
          </table:table-cell>
          <table:table-cell table:style-name="ce40"/>
          <table:table-cell table:style-name="ce47" table:number-columns-repeated="1018"/>
        </table:table-row>
        <table:table-row table:style-name="ro1">
          <table:table-cell table:style-name="ce13" office:value-type="string" calcext:value-type="string">
            <text:p>basecode_10401</text:p>
          </table:table-cell>
          <table:table-cell table:style-name="ce19" office:value-type="string" calcext:value-type="string">
            <text:p>VALOR NETO: RESUMEN DE VENTAS Y OTRAS OPERACIONES DEL PERÍODO QUE DECLARA</text:p>
          </table:table-cell>
          <table:table-cell table:style-name="ce13" office:value-type="float" office:value="419" calcext:value-type="float">
            <text:p>419</text:p>
          </table:table-cell>
          <table:table-cell table:style-name="ce13" office:value-type="string" calcext:value-type="string">
            <text:p>basecode_104</text:p>
          </table:table-cell>
          <table:table-cell table:style-name="ce13" office:value-type="string" calcext:value-type="string">
            <text:p>pc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1</text:p>
          </table:table-cell>
          <table:table-cell table:style-name="ce20" office:value-type="string" calcext:value-type="string">
            <text:p>VALOR NETO: VENTAS LOCALES (EXCLUYE ACTIVOS FIJOS) GRAVADAS TARIFA 12%</text:p>
          </table:table-cell>
          <table:table-cell table:style-name="ce15" office:value-type="float" office:value="411" calcext:value-type="float">
            <text:p>411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4010101</text:p>
          </table:table-cell>
          <table:table-cell table:style-name="ce23" office:value-type="string" calcext:value-type="string">
            <text:p>VALOR BRUTO: VENTAS LOCALES (EXCLUYE ACTIVOS FIJOS) GRAVADAS TARIFA 12%</text:p>
          </table:table-cell>
          <table:table-cell table:style-name="ce15" office:value-type="float" office:value="401" calcext:value-type="float">
            <text:p>401</text:p>
          </table:table-cell>
          <table:table-cell table:style-name="ce15" office:value-type="string" calcext:value-type="string">
            <text:p>basecode_10401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4010102</text:p>
          </table:table-cell>
          <table:table-cell table:style-name="ce23" office:value-type="string" calcext:value-type="string">
            <text:p>NOTA CREDITO: VENTAS LOCALES (EXCLUYE ACTIVOS FIJOS) GRAVADAS TARIFA 12%</text:p>
          </table:table-cell>
          <table:table-cell table:style-name="ce15"/>
          <table:table-cell table:style-name="ce15" office:value-type="string" calcext:value-type="string">
            <text:p>basecode_10401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40102</text:p>
          </table:table-cell>
          <table:table-cell table:style-name="ce20" office:value-type="string" calcext:value-type="string">
            <text:p>VALOR NETO: VENTAS DE ACTIVOS FIJOS GRAVADAS TARIFA 12%</text:p>
          </table:table-cell>
          <table:table-cell table:style-name="ce28" office:value-type="float" office:value="412" calcext:value-type="float">
            <text:p>412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201</text:p>
          </table:table-cell>
          <table:table-cell table:style-name="ce23" office:value-type="string" calcext:value-type="string">
            <text:p>VALOR BRUTO: VENTAS DE ACTIVOS FIJOS GRAVADAS TARIFA 12%</text:p>
          </table:table-cell>
          <table:table-cell table:style-name="ce28" office:value-type="float" office:value="402" calcext:value-type="float">
            <text:p>402</text:p>
          </table:table-cell>
          <table:table-cell table:style-name="ce15" office:value-type="string" calcext:value-type="string">
            <text:p>basecode_1040102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2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202</text:p>
          </table:table-cell>
          <table:table-cell table:style-name="ce23" office:value-type="string" calcext:value-type="string">
            <text:p>NOTA DE CREDITO: VENTAS DE ACTIVOS FIJOS GRAVADAS TARIFA 12%</text:p>
          </table:table-cell>
          <table:table-cell table:style-name="ce28"/>
          <table:table-cell table:style-name="ce15" office:value-type="string" calcext:value-type="string">
            <text:p>basecode_1040102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2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3</text:p>
          </table:table-cell>
          <table:table-cell table:style-name="ce20" office:value-type="string" calcext:value-type="string">
            <text:p>VALOR NETO: VENTAS LOCALES (EXCLUYE ACTIVOS FIJOS) GRAVADAS TARIFA 0% QUE NO DAN DERECHO A CREDITO TRIBUTARIO</text:p>
          </table:table-cell>
          <table:table-cell table:style-name="ce28" office:value-type="float" office:value="413" calcext:value-type="float">
            <text:p>413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301</text:p>
          </table:table-cell>
          <table:table-cell table:style-name="ce23" office:value-type="string" calcext:value-type="string">
            <text:p>VALOR BRUTO: VENTAS LOCALES (EXCLUYE ACTIVOS FIJOS) GRAVADAS TARIFA 0% QUE NO DAN DERECHO A CREDITO TRIBUTARIO</text:p>
          </table:table-cell>
          <table:table-cell table:style-name="ce28" office:value-type="float" office:value="403" calcext:value-type="float">
            <text:p>403</text:p>
          </table:table-cell>
          <table:table-cell table:style-name="ce15" office:value-type="string" calcext:value-type="string">
            <text:p>basecode_1040103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3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302</text:p>
          </table:table-cell>
          <table:table-cell table:style-name="ce23" office:value-type="string" calcext:value-type="string">
            <text:p>NOTA DE CREDITO: VENTAS LOCALES (EXCLUYE ACTIVOS FIJOS) GRAVADAS TARIFA 0% QUE NO DAN DERECHO A CREDITO TRIBUTARIO</text:p>
          </table:table-cell>
          <table:table-cell table:style-name="ce28"/>
          <table:table-cell table:style-name="ce15" office:value-type="string" calcext:value-type="string">
            <text:p>basecode_1040103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3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4</text:p>
          </table:table-cell>
          <table:table-cell table:style-name="ce20" office:value-type="string" calcext:value-type="string">
            <text:p>VALOR NETO: VENTAS DE ACTIVOS FIJOS GRAVADAS TARIFA 0% QUE NO DAN DERECHO A CREDITO TRIBUTARIO</text:p>
          </table:table-cell>
          <table:table-cell table:style-name="ce28" office:value-type="float" office:value="414" calcext:value-type="float">
            <text:p>414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401</text:p>
          </table:table-cell>
          <table:table-cell table:style-name="ce23" office:value-type="string" calcext:value-type="string">
            <text:p>VALOR BRUTO: VENTAS DE ACTIVOS FIJOS GRAVADAS TARIFA 0% QUE NO DAN DERECHO A CREDITO TRIBUTARIO</text:p>
          </table:table-cell>
          <table:table-cell table:style-name="ce28" office:value-type="float" office:value="404" calcext:value-type="float">
            <text:p>404</text:p>
          </table:table-cell>
          <table:table-cell table:style-name="ce15" office:value-type="string" calcext:value-type="string">
            <text:p>basecode_1040104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4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402</text:p>
          </table:table-cell>
          <table:table-cell table:style-name="ce23" office:value-type="string" calcext:value-type="string">
            <text:p>NOTA DE CREDITO: VENTAS DE ACTIVOS FIJOS GRAVADAS TARIFA 0% QUE NO DAN DERECHO A CREDITO TRIBUTARIO</text:p>
          </table:table-cell>
          <table:table-cell table:style-name="ce28"/>
          <table:table-cell table:style-name="ce15" office:value-type="string" calcext:value-type="string">
            <text:p>basecode_1040104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4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5</text:p>
          </table:table-cell>
          <table:table-cell table:style-name="ce20" office:value-type="string" calcext:value-type="string">
            <text:p>VALOR NETO: VENTAS LOCALES (EXCLUYE ACTIVOS FIJOS) GRAVADAS TARIFA 0% QUE DAN DERECHO A CREDITO TRIBUTARIO</text:p>
          </table:table-cell>
          <table:table-cell table:style-name="ce28" office:value-type="float" office:value="415" calcext:value-type="float">
            <text:p>415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501</text:p>
          </table:table-cell>
          <table:table-cell table:style-name="ce23" office:value-type="string" calcext:value-type="string">
            <text:p>VALOR BRUTO: VENTAS LOCALES (EXCLUYE ACTIVOS FIJOS) GRAVADAS TARIFA 0% QUE DAN DERECHO A CREDITO TRIBUTARIO</text:p>
          </table:table-cell>
          <table:table-cell table:style-name="ce28" office:value-type="float" office:value="405" calcext:value-type="float">
            <text:p>405</text:p>
          </table:table-cell>
          <table:table-cell table:style-name="ce15" office:value-type="string" calcext:value-type="string">
            <text:p>basecode_1040105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502</text:p>
          </table:table-cell>
          <table:table-cell table:style-name="ce23" office:value-type="string" calcext:value-type="string">
            <text:p>NOTA DE CREDITO: VENTAS LOCALES (EXCLUYE ACTIVOS FIJOS) GRAVADAS TARIFA 0% QUE DAN DERECHO A CREDITO TRIBUTARIO</text:p>
          </table:table-cell>
          <table:table-cell table:style-name="ce28"/>
          <table:table-cell table:style-name="ce15" office:value-type="string" calcext:value-type="string">
            <text:p>basecode_1040105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6</text:p>
          </table:table-cell>
          <table:table-cell table:style-name="ce20" office:value-type="string" calcext:value-type="string">
            <text:p>VALOR NETO: VENTAS DE ACTIVOS FIJOS GRAVADAS TARIFA 0% QUE DAN DERECHO A CREDITO TRIBUTARIO</text:p>
          </table:table-cell>
          <table:table-cell table:style-name="ce28" office:value-type="float" office:value="416" calcext:value-type="float">
            <text:p>416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601</text:p>
          </table:table-cell>
          <table:table-cell table:style-name="ce23" office:value-type="string" calcext:value-type="string">
            <text:p>VALOR BRUTO: VENTAS DE ACTIVOS FIJOS GRAVADAS TARIFA 0% QUE DAN DERECHO A CREDITO TRIBUTARIO</text:p>
          </table:table-cell>
          <table:table-cell table:style-name="ce28" office:value-type="float" office:value="406" calcext:value-type="float">
            <text:p>406</text:p>
          </table:table-cell>
          <table:table-cell table:style-name="ce15" office:value-type="string" calcext:value-type="string">
            <text:p>basecode_1040106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6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602</text:p>
          </table:table-cell>
          <table:table-cell table:style-name="ce23" office:value-type="string" calcext:value-type="string">
            <text:p>NOTA DE CREDITO: VENTAS DE ACTIVOS FIJOS GRAVADAS TARIFA 0% QUE DAN DERECHO A CREDITO TRIBUTARIO</text:p>
          </table:table-cell>
          <table:table-cell table:style-name="ce28"/>
          <table:table-cell table:style-name="ce15" office:value-type="string" calcext:value-type="string">
            <text:p>basecode_1040106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6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7</text:p>
          </table:table-cell>
          <table:table-cell table:style-name="ce20" office:value-type="string" calcext:value-type="string">
            <text:p>VALOR NETO: EXPORTACIONES DE BIENES</text:p>
          </table:table-cell>
          <table:table-cell table:style-name="ce28" office:value-type="float" office:value="417" calcext:value-type="float">
            <text:p>417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701</text:p>
          </table:table-cell>
          <table:table-cell table:style-name="ce23" office:value-type="string" calcext:value-type="string">
            <text:p>VALOR BRUTO: EXPORTACIONES DE BIENES</text:p>
          </table:table-cell>
          <table:table-cell table:style-name="ce28" office:value-type="float" office:value="407" calcext:value-type="float">
            <text:p>407</text:p>
          </table:table-cell>
          <table:table-cell table:style-name="ce15" office:value-type="string" calcext:value-type="string">
            <text:p>basecode_1040107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7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702</text:p>
          </table:table-cell>
          <table:table-cell table:style-name="ce23" office:value-type="string" calcext:value-type="string">
            <text:p>NOTA DE CREDITO: EXPORTACIONES DE BIENES</text:p>
          </table:table-cell>
          <table:table-cell table:style-name="ce28"/>
          <table:table-cell table:style-name="ce15" office:value-type="string" calcext:value-type="string">
            <text:p>basecode_1040107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7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8</text:p>
          </table:table-cell>
          <table:table-cell table:style-name="ce20" office:value-type="string" calcext:value-type="string">
            <text:p>VALOR NETO: EXPORTACIONES DE SERVICIOS</text:p>
          </table:table-cell>
          <table:table-cell table:style-name="ce28" office:value-type="float" office:value="418" calcext:value-type="float">
            <text:p>418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801</text:p>
          </table:table-cell>
          <table:table-cell table:style-name="ce23" office:value-type="string" calcext:value-type="string">
            <text:p>VALOR BRUTO: EXPORTACIONES DE SERVICIOS</text:p>
          </table:table-cell>
          <table:table-cell table:style-name="ce28" office:value-type="float" office:value="408" calcext:value-type="float">
            <text:p>408</text:p>
          </table:table-cell>
          <table:table-cell table:style-name="ce15" office:value-type="string" calcext:value-type="string">
            <text:p>basecode_1040108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8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802</text:p>
          </table:table-cell>
          <table:table-cell table:style-name="ce23" office:value-type="string" calcext:value-type="string">
            <text:p>NOTA DE CREDITO: EXPORTACIONES DE SERVICIOS</text:p>
          </table:table-cell>
          <table:table-cell table:style-name="ce28"/>
          <table:table-cell table:style-name="ce15" office:value-type="string" calcext:value-type="string">
            <text:p>basecode_1040108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8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9</text:p>
          </table:table-cell>
          <table:table-cell table:style-name="ce21" office:value-type="string" calcext:value-type="string">
            <office:annotation draw:style-name="gr7" draw:text-style-name="P2" svg:width="169.51pt" svg:height="63.01pt" svg:x="141.36pt" svg:y="1850.97pt" draw:caption-point-x="621.84pt" draw:caption-point-y="204.92pt">
              <dc:date>2015-12-22T00:00:00</dc:date>
              <text:p text:style-name="P3"><text:span text:style-name="T1">Jamil Jaramillo:</text:span></text:p>
              <text:p text:style-name="P3"><text:span text:style-name="T2">Esta cuenta asi mismo es. Debe estar afuera de las demas. Tiene como padre a basecode_104</text:span></text:p>
            </office:annotation>
            <text:p>VALOR NETO: TRANSFERENCIAS NO OBJETO O EXENTAS DE IVA</text:p>
          </table:table-cell>
          <table:table-cell table:style-name="ce28" office:value-type="float" office:value="441" calcext:value-type="float">
            <text:p>441</text:p>
          </table:table-cell>
          <table:table-cell table:style-name="ce15" office:value-type="string" calcext:value-type="string">
            <text:p>basecode_104</text:p>
          </table:table-cell>
          <table:table-cell table:style-name="ce15" office:value-type="string" calcext:value-type="string">
            <text:p>pc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901</text:p>
          </table:table-cell>
          <table:table-cell table:style-name="ce24" office:value-type="string" calcext:value-type="string">
            <text:p>VALOR BRUTO: TRANSFERENCIAS NO OBJETO O EXENTAS DE IVA</text:p>
          </table:table-cell>
          <table:table-cell table:style-name="ce28" office:value-type="float" office:value="431" calcext:value-type="float">
            <text:p>431</text:p>
          </table:table-cell>
          <table:table-cell table:style-name="ce15" office:value-type="string" calcext:value-type="string">
            <text:p>basecode_104010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9, QBOS_1041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902</text:p>
          </table:table-cell>
          <table:table-cell table:style-name="ce24" office:value-type="string" calcext:value-type="string">
            <text:p>NOTA DE CREDITO: TRANSFERENCIAS NO OBJETO O EXENTAS DE IVA</text:p>
          </table:table-cell>
          <table:table-cell table:style-name="ce28"/>
          <table:table-cell table:style-name="ce15" office:value-type="string" calcext:value-type="string">
            <text:p>basecode_104010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9, QBOS_10410</text:p>
          </table:table-cell>
          <table:table-cell table:number-columns-repeated="1018"/>
        </table:table-row>
        <table:table-row table:style-name="ro6">
          <table:table-cell table:style-name="ce13" office:value-type="string" calcext:value-type="string">
            <text:p>basecode_10402</text:p>
          </table:table-cell>
          <table:table-cell table:style-name="ce19" office:value-type="string" calcext:value-type="string">
            <text:p>VALOR NETO: RESUMEN DE ADQUISICIONES Y PAGOS DEL PERÍODO QUE DECLARA</text:p>
          </table:table-cell>
          <table:table-cell table:style-name="ce13" office:value-type="float" office:value="519" calcext:value-type="float">
            <text:p>519</text:p>
          </table:table-cell>
          <table:table-cell table:style-name="ce13" office:value-type="string" calcext:value-type="string">
            <text:p>basecode_104</text:p>
          </table:table-cell>
          <table:table-cell table:style-name="ce13" office:value-type="string" calcext:value-type="string">
            <text:p>pc</text:p>
          </table:table-cell>
          <table:table-cell table:style-name="ce39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201</text:p>
          </table:table-cell>
          <table:table-cell table:style-name="ce20" office:value-type="string" calcext:value-type="string">
            <text:p>VALOR NETO: ADQUISICIONES Y PAGOS (EXCLUYE ACTIVOS FIJOS) GRAVADOS TARIFA 12% (CON DERECHO A CRÉDITO TRIBUTARIO)</text:p>
          </table:table-cell>
          <table:table-cell table:style-name="ce28" office:value-type="float" office:value="510" calcext:value-type="float">
            <text:p>510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36"/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4020101</text:p>
          </table:table-cell>
          <table:table-cell table:style-name="ce23" office:value-type="string" calcext:value-type="string">
            <text:p>VALOR BRUTO: ADQUISICIONES Y PAGOS (EXCLUYE ACTIVOS FIJOS) GRAVADOS TARIFA 12% (CON DERECHO A CRÉDITO TRIBUTARIO)</text:p>
          </table:table-cell>
          <table:table-cell table:style-name="ce28" office:value-type="float" office:value="500" calcext:value-type="float">
            <text:p>500</text:p>
          </table:table-cell>
          <table:table-cell table:style-name="ce15" office:value-type="string" calcext:value-type="string">
            <text:p>basecode_10402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1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20102</text:p>
          </table:table-cell>
          <table:table-cell table:style-name="ce23" office:value-type="string" calcext:value-type="string">
            <text:p>NOTA E CREDITO: ADQUISICIONES Y PAGOS (EXCLUYE ACTIVOS FIJOS) GRAVADOS TARIFA 12% (CON DERECHO A CRÉDITO TRIBUTARIO)</text:p>
          </table:table-cell>
          <table:table-cell table:style-name="ce28"/>
          <table:table-cell table:style-name="ce15" office:value-type="string" calcext:value-type="string">
            <text:p>basecode_10402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1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202</text:p>
          </table:table-cell>
          <table:table-cell table:style-name="ce20" office:value-type="string" calcext:value-type="string">
            <text:p>VALOR NETO: ADQUISICIONES LOCALES DE ACTIVOS FIJOS GRAVADOS TARIFA 12% (CON DERECHO A CRÉDITO TRIBUTARIO)</text:p>
          </table:table-cell>
          <table:table-cell table:style-name="ce29" office:value-type="float" office:value="511" calcext:value-type="float">
            <text:p>511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20201</text:p>
          </table:table-cell>
          <table:table-cell table:style-name="ce23" office:value-type="string" calcext:value-type="string">
            <text:p>VALOR BRUTO: ADQUISICIONES LOCALES DE ACTIVOS FIJOS GRAVADOS TARIFA 12% (CON DERECHO A CRÉDITO TRIBUTARIO)</text:p>
          </table:table-cell>
          <table:table-cell table:style-name="ce29" office:value-type="float" office:value="501" calcext:value-type="float">
            <text:p>501</text:p>
          </table:table-cell>
          <table:table-cell table:style-name="ce15" office:value-type="string" calcext:value-type="string">
            <text:p>basecode_10402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2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20202</text:p>
          </table:table-cell>
          <table:table-cell table:style-name="ce23" office:value-type="string" calcext:value-type="string">
            <text:p>NOTA DE CREDITO: ADQUISICIONES LOCALES DE ACTIVOS FIJOS GRAVADOS TARIFA 12% (CON DERECHO A CRÉDITO TRIBUTARIO)</text:p>
          </table:table-cell>
          <table:table-cell table:style-name="ce29"/>
          <table:table-cell table:style-name="ce15" office:value-type="string" calcext:value-type="string">
            <text:p>basecode_10402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2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203</text:p>
          </table:table-cell>
          <table:table-cell table:style-name="ce20" office:value-type="string" calcext:value-type="string">
            <text:p>VALOR NETO: OTRAS ADQUISICIONES Y PAGOS GRAVADOS TARIFA 12% (SIN DERECHO A CRÉDITO TRIBUTARIO)</text:p>
          </table:table-cell>
          <table:table-cell table:style-name="ce29" office:value-type="float" office:value="512" calcext:value-type="float">
            <text:p>512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37"/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301</text:p>
          </table:table-cell>
          <table:table-cell table:style-name="ce23" office:value-type="string" calcext:value-type="string">
            <text:p>VALOR BRUTO: OTRAS ADQUISICIONES Y PAGOS GRAVADOS TARIFA 12% (SIN DERECHO A CRÉDITO TRIBUTARIO)</text:p>
          </table:table-cell>
          <table:table-cell table:style-name="ce29" office:value-type="float" office:value="502" calcext:value-type="float">
            <text:p>502</text:p>
          </table:table-cell>
          <table:table-cell table:style-name="ce15" office:value-type="string" calcext:value-type="string">
            <text:p>basecode_1040203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3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302</text:p>
          </table:table-cell>
          <table:table-cell table:style-name="ce23" office:value-type="string" calcext:value-type="string">
            <text:p>NOTA DE CREDITO: OTRAS ADQUISICIONES Y PAGOS GRAVADOS TARIFA 12% (SIN DERECHO A CRÉDITO TRIBUTARIO)</text:p>
          </table:table-cell>
          <table:table-cell table:style-name="ce29"/>
          <table:table-cell table:style-name="ce15" office:value-type="string" calcext:value-type="string">
            <text:p>basecode_1040203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3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4</text:p>
          </table:table-cell>
          <table:table-cell table:style-name="ce20" office:value-type="string" calcext:value-type="string">
            <text:p>VALOR NETO: IMPORTACIONES DE SERVICIOS GRAVADOS TARIFA 12%</text:p>
          </table:table-cell>
          <table:table-cell table:style-name="ce29" office:value-type="float" office:value="513" calcext:value-type="float">
            <text:p>513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37"/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401</text:p>
          </table:table-cell>
          <table:table-cell table:style-name="ce23" office:value-type="string" calcext:value-type="string">
            <text:p>VALOR BRUTO: IMPORTACIONES DE SERVICIOS GRAVADOS TARIFA 12%</text:p>
          </table:table-cell>
          <table:table-cell table:style-name="ce29" office:value-type="float" office:value="503" calcext:value-type="float">
            <text:p>503</text:p>
          </table:table-cell>
          <table:table-cell table:style-name="ce15" office:value-type="string" calcext:value-type="string">
            <text:p>basecode_1040204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4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402</text:p>
          </table:table-cell>
          <table:table-cell table:style-name="ce23" office:value-type="string" calcext:value-type="string">
            <text:p>NOTA DE CREDITO: IMPORTACIONES DE SERVICIOS GRAVADOS TARIFA 12%</text:p>
          </table:table-cell>
          <table:table-cell table:style-name="ce29"/>
          <table:table-cell table:style-name="ce15" office:value-type="string" calcext:value-type="string">
            <text:p>basecode_1040204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4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5</text:p>
          </table:table-cell>
          <table:table-cell table:style-name="ce20" office:value-type="string" calcext:value-type="string">
            <text:p>VALOR NETO: IMPORTACIONES DE BIENES (EXCLUYE ACTIVOS FIJOS) GRAVADOS TARIFA 12%</text:p>
          </table:table-cell>
          <table:table-cell table:style-name="ce29" office:value-type="float" office:value="514" calcext:value-type="float">
            <text:p>514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37"/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501</text:p>
          </table:table-cell>
          <table:table-cell table:style-name="ce23" office:value-type="string" calcext:value-type="string">
            <text:p>VALOR BRUTO: IMPORTACIONES DE BIENES (EXCLUYE ACTIVOS FIJOS) GRAVADOS TARIFA 12%</text:p>
          </table:table-cell>
          <table:table-cell table:style-name="ce29" office:value-type="float" office:value="504" calcext:value-type="float">
            <text:p>504</text:p>
          </table:table-cell>
          <table:table-cell table:style-name="ce15" office:value-type="string" calcext:value-type="string">
            <text:p>basecode_1040205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5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502</text:p>
          </table:table-cell>
          <table:table-cell table:style-name="ce23" office:value-type="string" calcext:value-type="string">
            <text:p>NOTA DE CREDITO: IMPORTACIONES DE BIENES (EXCLUYE ACTIVOS FIJOS) GRAVADOS TARIFA 12%</text:p>
          </table:table-cell>
          <table:table-cell table:style-name="ce29"/>
          <table:table-cell table:style-name="ce15" office:value-type="string" calcext:value-type="string">
            <text:p>basecode_1040205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5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6</text:p>
          </table:table-cell>
          <table:table-cell table:style-name="ce20" office:value-type="string" calcext:value-type="string">
            <text:p>VALOR NETO: IMPORTACIONES DE ACTIVOS FIJOS GRAVADOS TARIFA 12%</text:p>
          </table:table-cell>
          <table:table-cell table:style-name="ce29" office:value-type="float" office:value="515" calcext:value-type="float">
            <text:p>515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37"/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601</text:p>
          </table:table-cell>
          <table:table-cell table:style-name="ce23" office:value-type="string" calcext:value-type="string">
            <text:p>VALOR BRUTO: IMPORTACIONES DE ACTIVOS FIJOS GRAVADOS TARIFA 12%</text:p>
          </table:table-cell>
          <table:table-cell table:style-name="ce29" office:value-type="float" office:value="505" calcext:value-type="float">
            <text:p>505</text:p>
          </table:table-cell>
          <table:table-cell table:style-name="ce15" office:value-type="string" calcext:value-type="string">
            <text:p>basecode_1040206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6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602</text:p>
          </table:table-cell>
          <table:table-cell table:style-name="ce23" office:value-type="string" calcext:value-type="string">
            <text:p>NOTA DE CREDITO: IMPORTACIONES DE ACTIVOS FIJOS GRAVADOS TARIFA 12%</text:p>
          </table:table-cell>
          <table:table-cell table:style-name="ce29"/>
          <table:table-cell table:style-name="ce15" office:value-type="string" calcext:value-type="string">
            <text:p>basecode_1040206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6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7</text:p>
          </table:table-cell>
          <table:table-cell table:style-name="ce20" office:value-type="string" calcext:value-type="string">
            <text:p>VALOR NETO: IMPORTACIONES DE BIENES (INCLUYE ACTIVOS FIJOS) GRAVADOS TARIFA 0%</text:p>
          </table:table-cell>
          <table:table-cell table:style-name="ce29" office:value-type="float" office:value="516" calcext:value-type="float">
            <text:p>516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37"/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701</text:p>
          </table:table-cell>
          <table:table-cell table:style-name="ce23" office:value-type="string" calcext:value-type="string">
            <text:p>VALOR BRUTO: IMPORTACIONES DE BIENES (INCLUYE ACTIVOS FIJOS) GRAVADOS TARIFA 0%</text:p>
          </table:table-cell>
          <table:table-cell table:style-name="ce29" office:value-type="float" office:value="506" calcext:value-type="float">
            <text:p>506</text:p>
          </table:table-cell>
          <table:table-cell table:style-name="ce15" office:value-type="string" calcext:value-type="string">
            <text:p>basecode_1040207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7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702</text:p>
          </table:table-cell>
          <table:table-cell table:style-name="ce23" office:value-type="string" calcext:value-type="string">
            <text:p>NOTA DE CREDITO: IMPORTACIONES DE BIENES (INCLUYE ACTIVOS FIJOS) GRAVADOS TARIFA 0%</text:p>
          </table:table-cell>
          <table:table-cell table:style-name="ce29"/>
          <table:table-cell table:style-name="ce15" office:value-type="string" calcext:value-type="string">
            <text:p>basecode_1040207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7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8</text:p>
          </table:table-cell>
          <table:table-cell table:style-name="ce20" office:value-type="string" calcext:value-type="string">
            <text:p>VALOR NETO: ADQUISICIONES Y PAGOS (INCLUYE ACTIVOS FIJOS) GRAVADOS TARIFA 0%</text:p>
          </table:table-cell>
          <table:table-cell table:style-name="ce29" office:value-type="float" office:value="517" calcext:value-type="float">
            <text:p>517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41"/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801</text:p>
          </table:table-cell>
          <table:table-cell table:style-name="ce23" office:value-type="string" calcext:value-type="string">
            <text:p>VALOR BRUTO: ADQUISICIONES Y PAGOS (INCLUYE ACTIVOS FIJOS) GRAVADOS TARIFA 0%</text:p>
          </table:table-cell>
          <table:table-cell table:style-name="ce29" office:value-type="float" office:value="507" calcext:value-type="float">
            <text:p>507</text:p>
          </table:table-cell>
          <table:table-cell table:style-name="ce15" office:value-type="string" calcext:value-type="string">
            <text:p>basecode_1040208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8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802</text:p>
          </table:table-cell>
          <table:table-cell table:style-name="ce23" office:value-type="string" calcext:value-type="string">
            <text:p>NOTA DE CREDITO: ADQUISICIONES Y PAGOS (INCLUYE ACTIVOS FIJOS) GRAVADOS TARIFA 0%</text:p>
          </table:table-cell>
          <table:table-cell table:style-name="ce29"/>
          <table:table-cell table:style-name="ce15" office:value-type="string" calcext:value-type="string">
            <text:p>basecode_1040208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8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09</text:p>
          </table:table-cell>
          <table:table-cell table:style-name="ce20" office:value-type="string" calcext:value-type="string">
            <text:p>VALOR NETO: ADQUISICIONES REALIZADAS A CONTRIBUYENTES RISE </text:p>
          </table:table-cell>
          <table:table-cell table:style-name="ce29" office:value-type="float" office:value="518" calcext:value-type="float">
            <text:p>518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41"/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0901</text:p>
          </table:table-cell>
          <table:table-cell table:style-name="ce23" office:value-type="string" calcext:value-type="string">
            <text:p>VALOR BRUTO: ADQUISICIONES REALIZADAS A CONTRIBUYENTES RISE </text:p>
          </table:table-cell>
          <table:table-cell table:style-name="ce29" office:value-type="float" office:value="508" calcext:value-type="float">
            <text:p>508</text:p>
          </table:table-cell>
          <table:table-cell table:style-name="ce15" office:value-type="string" calcext:value-type="string">
            <text:p>basecode_1040209</text:p>
          </table:table-cell>
          <table:table-cell table:style-name="ce15" office:value-type="string" calcext:value-type="string">
            <text:p>pc</text:p>
          </table:table-cell>
          <table:table-cell table:style-name="ce42" office:value-type="string" calcext:value-type="string">
            <text:p>qbos_10419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0902</text:p>
          </table:table-cell>
          <table:table-cell table:style-name="ce23" office:value-type="string" calcext:value-type="string">
            <text:p>NOTA DE CREDITO: ADQUISICIONES REALIZADAS A CONTRIBUYENTES RISE </text:p>
          </table:table-cell>
          <table:table-cell table:style-name="ce29"/>
          <table:table-cell table:style-name="ce15" office:value-type="string" calcext:value-type="string">
            <text:p>basecode_1040209</text:p>
          </table:table-cell>
          <table:table-cell table:style-name="ce15" office:value-type="string" calcext:value-type="string">
            <text:p>pc</text:p>
          </table:table-cell>
          <table:table-cell table:style-name="ce42" office:value-type="string" calcext:value-type="string">
            <text:p>qbos_10419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10</text:p>
          </table:table-cell>
          <table:table-cell table:style-name="ce21" office:value-type="string" calcext:value-type="string">
            <office:annotation draw:style-name="gr7" draw:text-style-name="P2" svg:width="149.24pt" svg:height="63.01pt" svg:x="141.36pt" svg:y="2247.79pt" draw:caption-point-x="621.84pt" draw:caption-point-y="203.67pt">
              <dc:date>2015-12-22T00:00:00</dc:date>
              <text:p text:style-name="P3"><text:span text:style-name="T1">Jamil Jaramillo:</text:span></text:p>
              <text:p text:style-name="P3"><text:span text:style-name="T2">Esta cuenta asi mismo es. Debe estar afuera de las demas. Tiene como padre a basecode_104</text:span></text:p>
            </office:annotation>
            <text:p>VALOR NETO: ADQUISICIONES NO OBJETO DE IVA</text:p>
          </table:table-cell>
          <table:table-cell table:style-name="ce29" office:value-type="float" office:value="541" calcext:value-type="float">
            <text:p>541</text:p>
          </table:table-cell>
          <table:table-cell table:style-name="ce15" office:value-type="string" calcext:value-type="string">
            <text:p>basecode_104</text:p>
          </table:table-cell>
          <table:table-cell table:style-name="ce15" office:value-type="string" calcext:value-type="string">
            <text:p>pc</text:p>
          </table:table-cell>
          <table:table-cell table:style-name="Default"/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1001</text:p>
          </table:table-cell>
          <table:table-cell table:style-name="ce24" office:value-type="string" calcext:value-type="string">
            <text:p>VALOR BRUTO: ADQUISICIONES NO OBJETO DE IVA</text:p>
          </table:table-cell>
          <table:table-cell table:style-name="ce29" office:value-type="float" office:value="531" calcext:value-type="float">
            <text:p>531</text:p>
          </table:table-cell>
          <table:table-cell table:style-name="ce15" office:value-type="string" calcext:value-type="string">
            <text:p>basecode_1040210</text:p>
          </table:table-cell>
          <table:table-cell table:style-name="ce15" office:value-type="string" calcext:value-type="string">
            <text:p>pc</text:p>
          </table:table-cell>
          <table:table-cell table:style-name="ce42" office:value-type="string" calcext:value-type="string">
            <text:p>qbos_10420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1002</text:p>
          </table:table-cell>
          <table:table-cell table:style-name="ce24" office:value-type="string" calcext:value-type="string">
            <text:p>NOTA DE CREDITO: ADQUISICIONES NO OBJETO DE IVA</text:p>
          </table:table-cell>
          <table:table-cell table:style-name="ce29"/>
          <table:table-cell table:style-name="ce15" office:value-type="string" calcext:value-type="string">
            <text:p>basecode_1040210</text:p>
          </table:table-cell>
          <table:table-cell table:style-name="ce15" office:value-type="string" calcext:value-type="string">
            <text:p>pc</text:p>
          </table:table-cell>
          <table:table-cell table:style-name="ce42" office:value-type="string" calcext:value-type="string">
            <text:p>qbos_10420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11</text:p>
          </table:table-cell>
          <table:table-cell table:style-name="ce21" office:value-type="string" calcext:value-type="string">
            <office:annotation draw:style-name="gr7" draw:text-style-name="P2" svg:width="149.24pt" svg:height="63.01pt" svg:x="141.36pt" svg:y="2286.17pt" draw:caption-point-x="621.84pt" draw:caption-point-y="201.29pt">
              <dc:date>2015-12-22T00:00:00</dc:date>
              <text:p text:style-name="P3"><text:span text:style-name="T1">Jamil Jaramillo:</text:span></text:p>
              <text:p text:style-name="P3"><text:span text:style-name="T2">Esta cuenta asi mismo es. Debe estar afuera de las demas. Tiene como padre a basecode_104</text:span></text:p>
            </office:annotation>
            <text:p>VALOR NETO: ADQUISICIONES EXENTAS DEL PAGO DE IVA</text:p>
          </table:table-cell>
          <table:table-cell table:style-name="ce29" office:value-type="float" office:value="542" calcext:value-type="float">
            <text:p>542</text:p>
          </table:table-cell>
          <table:table-cell table:style-name="ce15" office:value-type="string" calcext:value-type="string">
            <text:p>basecode_104</text:p>
          </table:table-cell>
          <table:table-cell table:style-name="ce15" office:value-type="string" calcext:value-type="string">
            <text:p>pc</text:p>
          </table:table-cell>
          <table:table-cell table:style-name="Default"/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1101</text:p>
          </table:table-cell>
          <table:table-cell table:style-name="ce24" office:value-type="string" calcext:value-type="string">
            <text:p>VALOR BRUTO: ADQUISICIONES EXENTAS DEL PAGO DE IVA</text:p>
          </table:table-cell>
          <table:table-cell table:style-name="ce29" office:value-type="float" office:value="532" calcext:value-type="float">
            <text:p>532</text:p>
          </table:table-cell>
          <table:table-cell table:style-name="ce15" office:value-type="string" calcext:value-type="string">
            <text:p>basecode_1040211</text:p>
          </table:table-cell>
          <table:table-cell table:style-name="ce15" office:value-type="string" calcext:value-type="string">
            <text:p>pc</text:p>
          </table:table-cell>
          <table:table-cell table:style-name="ce15" office:value-type="string" calcext:value-type="string">
            <text:p>qbos_10421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1102</text:p>
          </table:table-cell>
          <table:table-cell table:style-name="ce24" office:value-type="string" calcext:value-type="string">
            <text:p>NOTA DE CREDITO: ADQUISICIONES EXENTAS DEL PAGO DE IVA</text:p>
          </table:table-cell>
          <table:table-cell table:style-name="ce29"/>
          <table:table-cell table:style-name="ce15" office:value-type="string" calcext:value-type="string">
            <text:p>basecode_1040211</text:p>
          </table:table-cell>
          <table:table-cell table:style-name="ce15" office:value-type="string" calcext:value-type="string">
            <text:p>pc</text:p>
          </table:table-cell>
          <table:table-cell table:style-name="ce15" office:value-type="string" calcext:value-type="string">
            <text:p>qbos_10421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3" office:value-type="string" calcext:value-type="string">
            <text:p>basecode_10403</text:p>
          </table:table-cell>
          <table:table-cell table:style-name="ce19" office:value-type="string" calcext:value-type="string">
            <text:p>AGENTE DE RETENCIÓN DEL IMPUESTO AL VALOR AGREGADO</text:p>
          </table:table-cell>
          <table:table-cell table:style-name="ce13"/>
          <table:table-cell table:style-name="ce13" office:value-type="string" calcext:value-type="string">
            <text:p>basecode_104</text:p>
          </table:table-cell>
          <table:table-cell table:style-name="ce13" office:value-type="string" calcext:value-type="string">
            <text:p>pc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301</text:p>
          </table:table-cell>
          <table:table-cell table:style-name="ce20" office:value-type="string" calcext:value-type="string">
            <text:p>RETENCIÓN DEL 30%</text:p>
          </table:table-cell>
          <table:table-cell table:style-name="ce15"/>
          <table:table-cell table:style-name="ce15" office:value-type="string" calcext:value-type="string">
            <text:p>basecode_10403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22 qbos_10424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40302</text:p>
          </table:table-cell>
          <table:table-cell table:style-name="ce20" office:value-type="string" calcext:value-type="string">
            <text:p>RETENCIÓN DEL 70%</text:p>
          </table:table-cell>
          <table:table-cell table:style-name="ce15"/>
          <table:table-cell table:style-name="ce15" office:value-type="string" calcext:value-type="string">
            <text:p>basecode_10403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25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40303</text:p>
          </table:table-cell>
          <table:table-cell table:style-name="ce20" office:value-type="string" calcext:value-type="string">
            <text:p>RETENCIÓN DEL 100%</text:p>
          </table:table-cell>
          <table:table-cell table:style-name="ce15"/>
          <table:table-cell table:style-name="ce15" office:value-type="string" calcext:value-type="string">
            <text:p>basecode_10403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23 qbos_10426</text:p>
          </table:table-cell>
          <table:table-cell table:style-name="ce45" table:number-columns-repeated="1018"/>
        </table:table-row>
        <table:table-row table:style-name="ro11">
          <table:table-cell table:style-name="ce16" office:value-type="string" calcext:value-type="string">
            <text:p>basecode_105</text:p>
          </table:table-cell>
          <table:table-cell table:style-name="ce22" office:value-type="string" calcext:value-type="string">
            <text:p>BASE NETA FORMULARIO 105: DECLARACION DEL IMPUESTO A LOS CONSUMOS ESPECIALES ICE</text:p>
          </table:table-cell>
          <table:table-cell table:style-name="ce16"/>
          <table:table-cell table:style-name="ce16" office:value-type="string" calcext:value-type="string">
            <text:p>basecode_ec</text:p>
          </table:table-cell>
          <table:table-cell table:style-name="ce16" office:value-type="string" calcext:value-type="string">
            <text:p>pc</text:p>
          </table:table-cell>
          <table:table-cell table:style-name="ce40"/>
          <table:table-cell table:style-name="ce47" table:number-columns-repeated="1018"/>
        </table:table-row>
        <table:table-row table:style-name="ro1">
          <table:table-cell table:style-name="ce15" office:value-type="string" calcext:value-type="string">
            <text:p>basecode_10501</text:p>
          </table:table-cell>
          <table:table-cell table:style-name="ce21" office:value-type="string" calcext:value-type="string">
            <text:p>BASE NETA: ICE CAUSADO AD VALOREM</text:p>
          </table:table-cell>
          <table:table-cell table:style-name="ce15" office:value-type="float" office:value="304" calcext:value-type="float">
            <text:p>304</text:p>
          </table:table-cell>
          <table:table-cell table:style-name="ce15" office:value-type="string" calcext:value-type="string">
            <text:p>basecode_105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50101</text:p>
          </table:table-cell>
          <table:table-cell table:style-name="ce24" office:value-type="string" calcext:value-type="string">
            <text:p>BASE BRUTA: ICE CAUSADO AD VALOREM</text:p>
          </table:table-cell>
          <table:table-cell table:style-name="ce15" office:value-type="float" office:value="303" calcext:value-type="float">
            <text:p>303</text:p>
          </table:table-cell>
          <table:table-cell table:style-name="ce15" office:value-type="string" calcext:value-type="string">
            <text:p>basecode_105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todos menos 3011 y 302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50102</text:p>
          </table:table-cell>
          <table:table-cell table:style-name="ce24" office:value-type="string" calcext:value-type="string">
            <text:p>DEVOLUCIONES: ICE CAUSADO AD VALOREM</text:p>
          </table:table-cell>
          <table:table-cell table:style-name="ce15"/>
          <table:table-cell table:style-name="ce15" office:value-type="string" calcext:value-type="string">
            <text:p>basecode_105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todos menos 3011 y 302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502</text:p>
          </table:table-cell>
          <table:table-cell table:style-name="ce21" office:value-type="string" calcext:value-type="string">
            <text:p>BASE NETA: ICE CAUSADO ESPECÍFICO</text:p>
          </table:table-cell>
          <table:table-cell table:style-name="ce15" office:value-type="float" office:value="314" calcext:value-type="float">
            <text:p>314</text:p>
          </table:table-cell>
          <table:table-cell table:style-name="ce15" office:value-type="string" calcext:value-type="string">
            <text:p>basecode_105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50201</text:p>
          </table:table-cell>
          <table:table-cell table:style-name="ce24" office:value-type="string" calcext:value-type="string">
            <text:p>BASE BRUTA: ICE CAUSADO ESPECÍFICO</text:p>
          </table:table-cell>
          <table:table-cell table:style-name="ce15" office:value-type="float" office:value="313" calcext:value-type="float">
            <text:p>313</text:p>
          </table:table-cell>
          <table:table-cell table:style-name="ce15" office:value-type="string" calcext:value-type="string">
            <text:p>basecode_10502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11,3021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50202</text:p>
          </table:table-cell>
          <table:table-cell table:style-name="ce24" office:value-type="string" calcext:value-type="string">
            <text:p>DEVOLUCIONES: ICE CAUSADO ESPECÍFICO</text:p>
          </table:table-cell>
          <table:table-cell table:style-name="ce15"/>
          <table:table-cell table:style-name="ce15" office:value-type="string" calcext:value-type="string">
            <text:p>basecode_10502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11,3021</text:p>
          </table:table-cell>
          <table:table-cell table:number-columns-repeated="1018"/>
        </table:table-row>
        <table:table-row table:style-name="ro9">
          <table:table-cell table:style-name="ce16" office:value-type="string" calcext:value-type="string">
            <text:p>basecode_110</text:p>
          </table:table-cell>
          <table:table-cell table:style-name="ce22" office:value-type="string" calcext:value-type="string">
            <text:p>BASE IMPONIBLE FORMULARIO 110: DECLARACION DEL IMPUESTO A LOS ACTIVOS EN EL EXTERIOR</text:p>
          </table:table-cell>
          <table:table-cell table:style-name="ce16" office:value-type="float" office:value="319" calcext:value-type="float">
            <text:p>319</text:p>
          </table:table-cell>
          <table:table-cell table:style-name="ce16" office:value-type="string" calcext:value-type="string">
            <text:p>basecode_ec</text:p>
          </table:table-cell>
          <table:table-cell table:style-name="ce16" office:value-type="string" calcext:value-type="string">
            <text:p>pc</text:p>
          </table:table-cell>
          <table:table-cell table:style-name="ce40"/>
          <table:table-cell table:style-name="ce47" table:number-columns-repeated="1018"/>
        </table:table-row>
        <table:table-row table:style-name="ro1">
          <table:table-cell table:style-name="ce15" office:value-type="string" calcext:value-type="string">
            <text:p>basecode_11001</text:p>
          </table:table-cell>
          <table:table-cell table:style-name="ce21" office:value-type="string" calcext:value-type="string">
            <text:p>BASE IMPONIBLE: DEPÓSITOS EN CUENTAS CORRIENTES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2</text:p>
          </table:table-cell>
          <table:table-cell table:style-name="ce21" office:value-type="string" calcext:value-type="string">
            <text:p>BASE IMPONIBLE: DEPÓSITOS EN CUENTAS DE AHORRO</text:p>
          </table:table-cell>
          <table:table-cell table:style-name="ce15" office:value-type="float" office:value="302" calcext:value-type="float">
            <text:p>302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2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3</text:p>
          </table:table-cell>
          <table:table-cell table:style-name="ce21" office:value-type="string" calcext:value-type="string">
            <text:p>BASE IMPONIBLE: DEPÓSITOS A PLAZO</text:p>
          </table:table-cell>
          <table:table-cell table:style-name="ce15" office:value-type="float" office:value="303" calcext:value-type="float">
            <text:p>303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3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4</text:p>
          </table:table-cell>
          <table:table-cell table:style-name="ce21" office:value-type="string" calcext:value-type="string">
            <text:p>BASE IMPONIBLE: BONOS PRIVADOS</text:p>
          </table:table-cell>
          <table:table-cell table:style-name="ce15" office:value-type="float" office:value="304" calcext:value-type="float">
            <text:p>304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4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5</text:p>
          </table:table-cell>
          <table:table-cell table:style-name="ce21" office:value-type="string" calcext:value-type="string">
            <text:p>BASE IMPONIBLE: BONOS PÚBLICOS</text:p>
          </table:table-cell>
          <table:table-cell table:style-name="ce15" office:value-type="float" office:value="305" calcext:value-type="float">
            <text:p>305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5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6</text:p>
          </table:table-cell>
          <table:table-cell table:style-name="ce21" office:value-type="string" calcext:value-type="string">
            <text:p>BASE IMPONIBLE: FONDOS DE INVERSION</text:p>
          </table:table-cell>
          <table:table-cell table:style-name="ce15" office:value-type="float" office:value="306" calcext:value-type="float">
            <text:p>306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6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7</text:p>
          </table:table-cell>
          <table:table-cell table:style-name="ce21" office:value-type="string" calcext:value-type="string">
            <text:p>BASE IMPONIBLE: FONDOS ADMINISTRADOS</text:p>
          </table:table-cell>
          <table:table-cell table:style-name="ce15" office:value-type="float" office:value="307" calcext:value-type="float">
            <text:p>307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7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8</text:p>
          </table:table-cell>
          <table:table-cell table:style-name="ce21" office:value-type="string" calcext:value-type="string">
            <text:p>BASE IMPONIBLE: FIDEICOMISOS</text:p>
          </table:table-cell>
          <table:table-cell table:style-name="ce15" office:value-type="float" office:value="308" calcext:value-type="float">
            <text:p>308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8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9</text:p>
          </table:table-cell>
          <table:table-cell table:style-name="ce21" office:value-type="string" calcext:value-type="string">
            <text:p>BASE IMPONIBLE: INVERSIONES ACCIONARIAS</text:p>
          </table:table-cell>
          <table:table-cell table:style-name="ce15" office:value-type="float" office:value="309" calcext:value-type="float">
            <text:p>309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9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10</text:p>
          </table:table-cell>
          <table:table-cell table:style-name="ce21" office:value-type="string" calcext:value-type="string">
            <text:p>BASE IMPONIBLE: OTRAS INVERSIONES</text:p>
          </table:table-cell>
          <table:table-cell table:style-name="ce15" office:value-type="float" office:value="310" calcext:value-type="float">
            <text:p>310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10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11</text:p>
          </table:table-cell>
          <table:table-cell table:style-name="ce21" office:value-type="string" calcext:value-type="string">
            <text:p>BASE IMPONIBLE: SUBSIDIARIAS, AFILIADAS U OFICINAS</text:p>
          </table:table-cell>
          <table:table-cell table:style-name="ce15" office:value-type="float" office:value="311" calcext:value-type="float">
            <text:p>311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11</text:p>
          </table:table-cell>
          <table:table-cell table:style-name="ce45" table:number-columns-repeated="1018"/>
        </table:table-row>
        <table:table-row table:style-name="ro10">
          <table:table-cell table:style-name="ce16" office:value-type="string" calcext:value-type="string">
            <text:p>basecode_999</text:p>
          </table:table-cell>
          <table:table-cell table:style-name="ce22" office:value-type="string" calcext:value-type="string">
            <text:p>BASE: OTROS IMPUESTOS</text:p>
          </table:table-cell>
          <table:table-cell table:style-name="ce16"/>
          <table:table-cell table:style-name="ce16" office:value-type="string" calcext:value-type="string">
            <text:p>basecode_ec</text:p>
          </table:table-cell>
          <table:table-cell table:style-name="ce16" office:value-type="string" calcext:value-type="string">
            <text:p>pc</text:p>
          </table:table-cell>
          <table:table-cell table:style-name="ce40"/>
          <table:table-cell table:style-name="ce47" table:number-columns-repeated="1018"/>
        </table:table-row>
        <table:table-row table:style-name="ro1">
          <table:table-cell table:style-name="ce15" office:value-type="string" calcext:value-type="string">
            <text:p>basecode_99901</text:p>
          </table:table-cell>
          <table:table-cell table:style-name="ce21" office:value-type="string" calcext:value-type="string">
            <text:p>BASE: FONDO DE DESARROLLO PARA LA INFANCIA - FODINFA</text:p>
          </table:table-cell>
          <table:table-cell table:style-name="ce15"/>
          <table:table-cell table:style-name="ce15" office:value-type="string" calcext:value-type="string">
            <text:p>basecode_99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9990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99902</text:p>
          </table:table-cell>
          <table:table-cell table:style-name="ce21" office:value-type="string" calcext:value-type="string">
            <text:p>BASE: IMPUESTO A LA SALIDA DE DIVISAS - ISD</text:p>
          </table:table-cell>
          <table:table-cell table:style-name="ce27" office:value-type="float" office:value="4580" calcext:value-type="float">
            <text:p>4580</text:p>
          </table:table-cell>
          <table:table-cell table:style-name="ce15" office:value-type="string" calcext:value-type="string">
            <text:p>basecode_99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458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99903</text:p>
          </table:table-cell>
          <table:table-cell table:style-name="ce21" office:value-type="string" calcext:value-type="string">
            <text:p>BASE: IMPUESTO POR SERVICIOS HOTELEROS</text:p>
          </table:table-cell>
          <table:table-cell table:style-name="ce15"/>
          <table:table-cell table:style-name="ce15" office:value-type="string" calcext:value-type="string">
            <text:p>basecode_99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99902</text:p>
          </table:table-cell>
          <table:table-cell table:number-columns-repeated="1018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uador" table:style-name="ta3">
        <office:forms form:automatic-focus="false" form:apply-design-mode="false"/>
        <table:table-column table:style-name="co19" table:default-cell-style-name="ce108"/>
        <table:table-column table:style-name="co20" table:default-cell-style-name="ce108"/>
        <table:table-column table:style-name="co21" table:default-cell-style-name="ce108"/>
        <table:table-column table:style-name="co22" table:default-cell-style-name="ce108"/>
        <table:table-column table:style-name="co21" table:number-columns-repeated="1020" table:default-cell-style-name="ce108"/>
        <table:table-row table:style-name="ro14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ode</text:p>
          </table:table-cell>
          <table:table-cell table:style-name="Default" office:value-type="string" calcext:value-type="string">
            <text:p>parent</text:p>
          </table:table-cell>
          <table:table-cell table:style-name="Default" office:value-type="string" calcext:value-type="string">
            <text:p>account</text:p>
          </table:table-cell>
          <table:table-cell table:style-name="ce136" table:number-columns-repeated="32"/>
          <table:table-cell table:number-columns-repeated="987"/>
        </table:table-row>
        <table:table-row table:style-name="ro14">
          <table:table-cell table:style-name="ce97" office:value-type="string" calcext:value-type="string">
            <text:p>id</text:p>
          </table:table-cell>
          <table:table-cell table:style-name="ce97" office:value-type="string" calcext:value-type="string">
            <text:p>nombre</text:p>
          </table:table-cell>
          <table:table-cell table:style-name="ce97" office:value-type="string" calcext:value-type="string">
            <text:p>código</text:p>
          </table:table-cell>
          <table:table-cell table:style-name="ce97" office:value-type="string" calcext:value-type="string">
            <text:p>padre</text:p>
          </table:table-cell>
          <table:table-cell table:style-name="ce97" office:value-type="string" calcext:value-type="string">
            <text:p>cuenta</text:p>
          </table:table-cell>
          <table:table-cell table:style-name="ce136" table:number-columns-repeated="32"/>
          <table:table-cell table:number-columns-repeated="987"/>
        </table:table-row>
        <table:table-row table:style-name="ro15">
          <table:table-cell table:style-name="ce98" office:value-type="string" calcext:value-type="string">
            <text:p>taxcode_ec</text:p>
          </table:table-cell>
          <table:table-cell table:style-name="ce109" office:value-type="string" calcext:value-type="string">
            <text:p>PLAN DE IMPUESTOS ECUADOR</text:p>
          </table:table-cell>
          <table:table-cell table:style-name="ce120" table:number-columns-repeated="2"/>
          <table:table-cell table:style-name="ce98" office:value-type="string" calcext:value-type="string">
            <text:p>pc</text:p>
          </table:table-cell>
          <table:table-cell table:style-name="ce136" table:number-columns-repeated="32"/>
          <table:table-cell table:number-columns-repeated="987"/>
        </table:table-row>
        <table:table-row table:style-name="ro15">
          <table:table-cell table:style-name="ce99" office:value-type="string" calcext:value-type="string">
            <text:p>taxcode_104</text:p>
          </table:table-cell>
          <table:table-cell table:style-name="ce110" office:value-type="string" calcext:value-type="string">
            <text:p>FORMULARIO 104: DECLARACION DEL IMPUESTO AL VALOR AGREGADO</text:p>
          </table:table-cell>
          <table:table-cell table:style-name="ce121"/>
          <table:table-cell table:style-name="ce99" office:value-type="string" calcext:value-type="string">
            <text:p>taxcode_ec</text:p>
          </table:table-cell>
          <table:table-cell table:style-name="ce99" office:value-type="string" calcext:value-type="string">
            <text:p>pc</text:p>
          </table:table-cell>
          <table:table-cell table:style-name="ce136" table:number-columns-repeated="32"/>
          <table:table-cell table:number-columns-repeated="987"/>
        </table:table-row>
        <table:table-row table:style-name="ro16">
          <table:table-cell table:style-name="ce100" office:value-type="string" calcext:value-type="string">
            <text:p>taxcode_10401</text:p>
          </table:table-cell>
          <table:table-cell table:style-name="ce111" office:value-type="string" calcext:value-type="string">
            <text:p>RESUMEN DE VENTAS Y OTRAS OPERACIONES DEL PERÍODO QUE DECLARA (FORMULARIO 104)</text:p>
          </table:table-cell>
          <table:table-cell table:style-name="ce122"/>
          <table:table-cell table:style-name="ce101" office:value-type="string" calcext:value-type="string">
            <text:p>taxcode_104</text:p>
          </table:table-cell>
          <table:table-cell table:style-name="ce134" office:value-type="string" calcext:value-type="string">
            <text:p>pc</text:p>
          </table:table-cell>
          <table:table-cell table:style-name="ce136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1</text:p>
          </table:table-cell>
          <table:table-cell table:style-name="ce112" office:value-type="string" calcext:value-type="string">
            <text:p>VENTAS LOCALES (EXCLUYE ACTIVOS FIJOS) GRAVADAS TARIFA 12% - VALOR BRUTO</text:p>
          </table:table-cell>
          <table:table-cell table:style-name="ce123" office:value-type="string" calcext:value-type="string">
            <text:p>401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7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2</text:p>
          </table:table-cell>
          <table:table-cell table:style-name="ce112" office:value-type="string" calcext:value-type="string">
            <text:p>VENTAS DE ACTIVOS FIJOS GRAVADAS TARIFA 12% - VALOR BRUTO</text:p>
          </table:table-cell>
          <table:table-cell table:style-name="ce123" office:value-type="string" calcext:value-type="string">
            <text:p>402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7" table:number-columns-repeated="11"/>
          <table:table-cell table:style-name="ce136" table:number-columns-repeated="21"/>
          <table:table-cell table:number-columns-repeated="987"/>
        </table:table-row>
        <table:table-row table:style-name="ro3">
          <table:table-cell table:style-name="ce100" office:value-type="string" calcext:value-type="string">
            <text:p>taxcode_1040103</text:p>
          </table:table-cell>
          <table:table-cell table:style-name="ce112" office:value-type="string" calcext:value-type="string">
            <text:p>VENTAS LOCALES (EXCLUYE ACTIVOS FIJOS) GRAVADAS TARIFA 0% QUE NO DAN DERECHO A CREDITO TRIBUTARIO – VALOR BRUTO</text:p>
          </table:table-cell>
          <table:table-cell table:style-name="ce123" office:value-type="string" calcext:value-type="string">
            <text:p>403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7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4</text:p>
          </table:table-cell>
          <table:table-cell table:style-name="ce112" office:value-type="string" calcext:value-type="string">
            <text:p>VENTAS DE ACTIVOS FIJOS GRAVADAS TARIFA 0% QUE NO DAN DERECHO A CREDITO TRIBUTARIO - VALOR BRUTO</text:p>
          </table:table-cell>
          <table:table-cell table:style-name="ce123" office:value-type="string" calcext:value-type="string">
            <text:p>404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7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5</text:p>
          </table:table-cell>
          <table:table-cell table:style-name="ce112" office:value-type="string" calcext:value-type="string">
            <text:p>VENTAS LOCALES (EXCLUYE ACTIVOS FIJOS) GRAVADAS TARIFA 0% QUE DAN DERECHO A CREDITO TRIBUTARIO - VALOR BRUTO</text:p>
          </table:table-cell>
          <table:table-cell table:style-name="ce123" office:value-type="string" calcext:value-type="string">
            <text:p>405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7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6</text:p>
          </table:table-cell>
          <table:table-cell table:style-name="ce112" office:value-type="string" calcext:value-type="string">
            <text:p>VENTAS DE ACTIVOS FIJOS GRAVADAS TARIFA 0% QUE DAN DERECHO A CREDITO TRIBUTARIO - VALOR BRUTO</text:p>
          </table:table-cell>
          <table:table-cell table:style-name="ce123" office:value-type="string" calcext:value-type="string">
            <text:p>406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7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7</text:p>
          </table:table-cell>
          <table:table-cell table:style-name="ce112" office:value-type="string" calcext:value-type="string">
            <text:p>EXPORTACIONES DE BIENES - VALOR BRUTO</text:p>
          </table:table-cell>
          <table:table-cell table:style-name="ce123" office:value-type="string" calcext:value-type="string">
            <text:p>407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7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8</text:p>
          </table:table-cell>
          <table:table-cell table:style-name="ce112" office:value-type="string" calcext:value-type="string">
            <text:p>EXPORTACIONES DE SERVICIOS - VALOR BRUTO</text:p>
          </table:table-cell>
          <table:table-cell table:style-name="ce123" office:value-type="string" calcext:value-type="string">
            <text:p>408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7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9</text:p>
          </table:table-cell>
          <table:table-cell table:style-name="ce112" office:value-type="string" calcext:value-type="string">
            <text:p>TRANSFERENCIAS NO OBJETO O EXENTAS DE IVA - VALOR BRUTO</text:p>
          </table:table-cell>
          <table:table-cell table:style-name="ce124" office:value-type="float" office:value="431" calcext:value-type="float">
            <text:p>431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6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0</text:p>
          </table:table-cell>
          <table:table-cell table:style-name="ce112" office:value-type="string" calcext:value-type="string">
            <text:p>VENTAS LOCALES (EXCLUYE ACTIVOS FIJOS) GRAVADAS TARIFA 12% - VALOR NETO</text:p>
          </table:table-cell>
          <table:table-cell table:style-name="ce123" office:value-type="string" calcext:value-type="string">
            <text:p>411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6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1</text:p>
          </table:table-cell>
          <table:table-cell table:style-name="ce112" office:value-type="string" calcext:value-type="string">
            <text:p>VENTAS DE ACTIVOS FIJOS GRAVADAS TARIFA 12% - VALOR NETO</text:p>
          </table:table-cell>
          <table:table-cell table:style-name="ce123" office:value-type="string" calcext:value-type="string">
            <text:p>412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6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2</text:p>
          </table:table-cell>
          <table:table-cell table:style-name="ce112" office:value-type="string" calcext:value-type="string">
            <text:p>VENTAS LOCALES (EXCLUYE ACTIVOS FIJOS) GRAVADAS TARIFA 0% QUE NO DAN DERECHO A CREDITO TRIBUTARIO - VALOR NETO</text:p>
          </table:table-cell>
          <table:table-cell table:style-name="ce123" office:value-type="string" calcext:value-type="string">
            <text:p>413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6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3</text:p>
          </table:table-cell>
          <table:table-cell table:style-name="ce112" office:value-type="string" calcext:value-type="string">
            <text:p>VENTAS DE ACTIVOS FIJOS GRAVADAS TARIFA 0% QUE NO DAN DERECHO A CREDITO TRIBUTARIO - VALOR NETO</text:p>
          </table:table-cell>
          <table:table-cell table:style-name="ce123" office:value-type="string" calcext:value-type="string">
            <text:p>414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6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4</text:p>
          </table:table-cell>
          <table:table-cell table:style-name="ce112" office:value-type="string" calcext:value-type="string">
            <text:p>VENTAS LOCALES (EXCLUYE ACTIVOS FIJOS) GRAVADAS TARIFA 0% QUE DAN DERECHO A CREDITO TRIBUTARIO - VALOR NETO</text:p>
          </table:table-cell>
          <table:table-cell table:style-name="ce123" office:value-type="string" calcext:value-type="string">
            <text:p>415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6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5</text:p>
          </table:table-cell>
          <table:table-cell table:style-name="ce112" office:value-type="string" calcext:value-type="string">
            <text:p>VENTAS DE ACTIVOS FIJOS GRAVADAS TARIFA 0% QUE DAN DERECHO A CREDITO TRIBUTARIO - VALOR NETO</text:p>
          </table:table-cell>
          <table:table-cell table:style-name="ce123" office:value-type="string" calcext:value-type="string">
            <text:p>416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6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6</text:p>
          </table:table-cell>
          <table:table-cell table:style-name="ce112" office:value-type="string" calcext:value-type="string">
            <text:p>EXPORTACIONES DE BIENES - VALOR NETO</text:p>
          </table:table-cell>
          <table:table-cell table:style-name="ce123" office:value-type="string" calcext:value-type="string">
            <text:p>417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6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7</text:p>
          </table:table-cell>
          <table:table-cell table:style-name="ce112" office:value-type="string" calcext:value-type="string">
            <text:p>EXPORTACIONES DE SERVICIOS - VALOR NETO</text:p>
          </table:table-cell>
          <table:table-cell table:style-name="ce123" office:value-type="string" calcext:value-type="string">
            <text:p>418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6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8</text:p>
          </table:table-cell>
          <table:table-cell table:style-name="ce112" office:value-type="string" calcext:value-type="string">
            <text:p>TRANSFERENCIAS NO OBJETO O EXENTAS DE IVA - VALOR NETO</text:p>
          </table:table-cell>
          <table:table-cell table:style-name="ce124" office:value-type="float" office:value="441" calcext:value-type="float">
            <text:p>441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6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9</text:p>
          </table:table-cell>
          <table:table-cell table:style-name="ce112" office:value-type="string" calcext:value-type="string">
            <text:p>IVA VENTAS LOCALES (EXCLUYE ACTIVOS FIJOS) GRAVADAS TARIFA 12%</text:p>
          </table:table-cell>
          <table:table-cell table:style-name="ce124" office:value-type="float" office:value="421" calcext:value-type="float">
            <text:p>421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6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20</text:p>
          </table:table-cell>
          <table:table-cell table:style-name="ce112" office:value-type="string" calcext:value-type="string">
            <text:p>IVA VENTAS DE ACTIVOS FIJOS GRAVADAS TARIFA 12%</text:p>
          </table:table-cell>
          <table:table-cell table:style-name="ce124" office:value-type="float" office:value="422" calcext:value-type="float">
            <text:p>422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6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21</text:p>
          </table:table-cell>
          <table:table-cell table:style-name="ce112" office:value-type="string" calcext:value-type="string">
            <text:p>IVA VENTAS 0%</text:p>
          </table:table-cell>
          <table:table-cell table:style-name="ce124"/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6" table:number-columns-repeated="32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2</text:p>
          </table:table-cell>
          <table:table-cell table:style-name="ce113" office:value-type="string" calcext:value-type="string">
            <text:p>RESUMEN DE ADQUISICIONES Y PAGOS DEL PERÍODO QUE DECLARA</text:p>
          </table:table-cell>
          <table:table-cell table:style-name="ce125"/>
          <table:table-cell table:style-name="ce101" office:value-type="string" calcext:value-type="string">
            <text:p>taxcode_104</text:p>
          </table:table-cell>
          <table:table-cell table:style-name="ce101" office:value-type="string" calcext:value-type="string">
            <text:p>pc</text:p>
          </table:table-cell>
          <table:table-cell table:style-name="ce136" table:number-columns-repeated="32"/>
          <table:table-cell table:number-columns-repeated="987"/>
        </table:table-row>
        <table:table-row table:style-name="ro16">
          <table:table-cell table:style-name="ce100" office:value-type="string" calcext:value-type="string">
            <text:p>taxcode_1040201</text:p>
          </table:table-cell>
          <table:table-cell table:style-name="ce114" office:value-type="string" calcext:value-type="string">
            <text:p>ADQUISICIONES Y PAGOS (EXCLUYE ACTIVOS FIJOS) GRAVADOS TARIFA 12% (CON DERECHO A CRÉDITO TRIBUTARIO) - VALOR BRUTO</text:p>
          </table:table-cell>
          <table:table-cell table:style-name="ce123" office:value-type="string" calcext:value-type="string">
            <text:p>500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2</text:p>
          </table:table-cell>
          <table:table-cell table:style-name="ce114" office:value-type="string" calcext:value-type="string">
            <text:p>ADQUISICIONES LOCALES DE ACTIVOS FIJOS GRAVADOS TARIFA 12% (CON DERECHO A CRÉDITO TRIBUTARIO) - VALOR BRUTO</text:p>
          </table:table-cell>
          <table:table-cell table:style-name="ce123" office:value-type="string" calcext:value-type="string">
            <text:p>501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3</text:p>
          </table:table-cell>
          <table:table-cell table:style-name="ce114" office:value-type="string" calcext:value-type="string">
            <text:p>OTRAS ADQUISICIONES Y PAGOS GRAVADOS TARIFA 12% (SIN DERECHO A CRÉDITO TRIBUTARIO) - VALOR BRUTO</text:p>
          </table:table-cell>
          <table:table-cell table:style-name="ce123" office:value-type="string" calcext:value-type="string">
            <text:p>502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4</text:p>
          </table:table-cell>
          <table:table-cell table:style-name="ce114" office:value-type="string" calcext:value-type="string">
            <text:p>IMPORTACIONES DE SERVICIOS GRAVADOS TARIFA 12% - VALOR BRUTO</text:p>
          </table:table-cell>
          <table:table-cell table:style-name="ce123" office:value-type="string" calcext:value-type="string">
            <text:p>503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5</text:p>
          </table:table-cell>
          <table:table-cell table:style-name="ce114" office:value-type="string" calcext:value-type="string">
            <text:p>IMPORTACIONES DE BIENES (EXCLUYE ACTIVOS FIJOS) GRAVADOS TARIFA 12% - VALOR BRUTO</text:p>
          </table:table-cell>
          <table:table-cell table:style-name="ce123" office:value-type="string" calcext:value-type="string">
            <text:p>504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6</text:p>
          </table:table-cell>
          <table:table-cell table:style-name="ce114" office:value-type="string" calcext:value-type="string">
            <text:p>IMPORTACIONES DE ACTIVOS FIJOS GRAVADOS TARIFA 12% - VALOR BRUTO</text:p>
          </table:table-cell>
          <table:table-cell table:style-name="ce123" office:value-type="string" calcext:value-type="string">
            <text:p>505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7</text:p>
          </table:table-cell>
          <table:table-cell table:style-name="ce114" office:value-type="string" calcext:value-type="string">
            <text:p>IMPORTACIONES DE BIENES (INCLUYE ACTIVOS FIJOS) GRAVADOS TARIFA 0% - VALOR BRUTO</text:p>
          </table:table-cell>
          <table:table-cell table:style-name="ce123" office:value-type="string" calcext:value-type="string">
            <text:p>506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8</text:p>
          </table:table-cell>
          <table:table-cell table:style-name="ce114" office:value-type="string" calcext:value-type="string">
            <text:p>ADQUISICIONES Y PAGOS (INCLUYE ACTIVOS FIJOS) GRAVADOS TARIFA 0% - VALOR BRUTO</text:p>
          </table:table-cell>
          <table:table-cell table:style-name="ce123" office:value-type="string" calcext:value-type="string">
            <text:p>507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9</text:p>
          </table:table-cell>
          <table:table-cell table:style-name="ce114" office:value-type="string" calcext:value-type="string">
            <text:p>ADQUISICIONES REALIZADAS A CONTRIBUYENTES <text:span text:style-name="T6">RISE - VALOR BRUTO</text:span></text:p>
          </table:table-cell>
          <table:table-cell table:style-name="ce123" office:value-type="string" calcext:value-type="string">
            <text:p>508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0</text:p>
          </table:table-cell>
          <table:table-cell table:style-name="ce114" office:value-type="string" calcext:value-type="string">
            <text:p>ADQUISICIONES NO OBJETO DE IVA - VALOR BRUTO</text:p>
          </table:table-cell>
          <table:table-cell table:style-name="ce123" office:value-type="string" calcext:value-type="string">
            <text:p>531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1</text:p>
          </table:table-cell>
          <table:table-cell table:style-name="ce114" office:value-type="string" calcext:value-type="string">
            <text:p>ADQUISICIONES EXENTAS DEL PAGO DE IVA - VALOR BRUTO</text:p>
          </table:table-cell>
          <table:table-cell table:style-name="ce123" office:value-type="string" calcext:value-type="string">
            <text:p>532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2</text:p>
          </table:table-cell>
          <table:table-cell table:style-name="ce114" office:value-type="string" calcext:value-type="string">
            <text:p>ADQUISICIONES Y PAGOS (EXCLUYE ACTIVOS FIJOS) GRAVADOS TARIFA 12% (CON DERECHO A CRÉDITO TRIBUTARIO) - VALOR NETO</text:p>
          </table:table-cell>
          <table:table-cell table:style-name="ce123" office:value-type="string" calcext:value-type="string">
            <text:p>510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3</text:p>
          </table:table-cell>
          <table:table-cell table:style-name="ce114" office:value-type="string" calcext:value-type="string">
            <text:p>ADQUISICIONES LOCALES DE ACTIVOS FIJOS GRAVADOS TARIFA 12% (CON DERECHO A CRÉDITO TRIBUTARIO) - VALOR NETO</text:p>
          </table:table-cell>
          <table:table-cell table:style-name="ce123" office:value-type="string" calcext:value-type="string">
            <text:p>511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4</text:p>
          </table:table-cell>
          <table:table-cell table:style-name="ce114" office:value-type="string" calcext:value-type="string">
            <text:p>OTRAS ADQUISICIONES Y PAGOS GRAVADOS TARIFA 12% (SIN DERECHO A CRÉDITO TRIBUTARIO) - VALOR NETO</text:p>
          </table:table-cell>
          <table:table-cell table:style-name="ce123" office:value-type="string" calcext:value-type="string">
            <text:p>512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5</text:p>
          </table:table-cell>
          <table:table-cell table:style-name="ce114" office:value-type="string" calcext:value-type="string">
            <text:p>IMPORTACIONES DE SERVICIOS GRAVADOS TARIFA 12% - VALOR NETO</text:p>
          </table:table-cell>
          <table:table-cell table:style-name="ce123" office:value-type="string" calcext:value-type="string">
            <text:p>513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6</text:p>
          </table:table-cell>
          <table:table-cell table:style-name="ce114" office:value-type="string" calcext:value-type="string">
            <text:p>IMPORTACIONES DE BIENES (EXCLUYE ACTIVOS FIJOS) GRAVADOS TARIFA 12% - VALOR NETO</text:p>
          </table:table-cell>
          <table:table-cell table:style-name="ce123" office:value-type="string" calcext:value-type="string">
            <text:p>514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7</text:p>
          </table:table-cell>
          <table:table-cell table:style-name="ce114" office:value-type="string" calcext:value-type="string">
            <text:p>IMPORTACIONES DE ACTIVOS FIJOS GRAVADOS TARIFA 12% - VALOR NETO</text:p>
          </table:table-cell>
          <table:table-cell table:style-name="ce123" office:value-type="string" calcext:value-type="string">
            <text:p>515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8</text:p>
          </table:table-cell>
          <table:table-cell table:style-name="ce114" office:value-type="string" calcext:value-type="string">
            <text:p>IMPORTACIONES DE BIENES (INCLUYE ACTIVOS FIJOS) GRAVADOS TARIFA 0% - VALOR NETO</text:p>
          </table:table-cell>
          <table:table-cell table:style-name="ce123" office:value-type="string" calcext:value-type="string">
            <text:p>516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9</text:p>
          </table:table-cell>
          <table:table-cell table:style-name="ce114" office:value-type="string" calcext:value-type="string">
            <text:p>ADQUISICIONES Y PAGOS (INCLUYE ACTIVOS FIJOS) GRAVADOS TARIFA 0% - VALOR NETO</text:p>
          </table:table-cell>
          <table:table-cell table:style-name="ce123" office:value-type="string" calcext:value-type="string">
            <text:p>517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0</text:p>
          </table:table-cell>
          <table:table-cell table:style-name="ce114" office:value-type="string" calcext:value-type="string">
            <text:p>ADQUISICIONES REALIZADAS A CONTRIBUYENTES <text:span text:style-name="T6">RISE - VALOR NETO</text:span></text:p>
          </table:table-cell>
          <table:table-cell table:style-name="ce123" office:value-type="string" calcext:value-type="string">
            <text:p>518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1</text:p>
          </table:table-cell>
          <table:table-cell table:style-name="ce114" office:value-type="string" calcext:value-type="string">
            <text:p>ADQUISICIONES NO OBJETO DE IVA - VALOR NETO</text:p>
          </table:table-cell>
          <table:table-cell table:style-name="ce123" office:value-type="string" calcext:value-type="string">
            <text:p>541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2</text:p>
          </table:table-cell>
          <table:table-cell table:style-name="ce114" office:value-type="string" calcext:value-type="string">
            <text:p>ADQUISICIONES EXENTAS DEL PAGO DE IVA - VALOR NETO</text:p>
          </table:table-cell>
          <table:table-cell table:style-name="ce123" office:value-type="string" calcext:value-type="string">
            <text:p>542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3</text:p>
          </table:table-cell>
          <table:table-cell table:style-name="ce114" office:value-type="string" calcext:value-type="string">
            <text:p>IVA ADQUISICIONES Y PAGOS (EXCLUYE ACTIVOS FIJOS) GRAVADOS TARIFA 12% (CON DERECHO A CRÉDITO TRIBUTARIO)</text:p>
          </table:table-cell>
          <table:table-cell table:style-name="ce123" office:value-type="string" calcext:value-type="string">
            <text:p>520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4</text:p>
          </table:table-cell>
          <table:table-cell table:style-name="ce114" office:value-type="string" calcext:value-type="string">
            <text:p>IVA ADQUISICIONES LOCALES DE ACTIVOS FIJOS GRAVADOS TARIFA 12% (CON DERECHO A CRÉDITO TRIBUTARIO)</text:p>
          </table:table-cell>
          <table:table-cell table:style-name="ce123" office:value-type="string" calcext:value-type="string">
            <text:p>521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5</text:p>
          </table:table-cell>
          <table:table-cell table:style-name="ce114" office:value-type="string" calcext:value-type="string">
            <text:p>IVA OTRAS ADQUISICIONES Y PAGOS GRAVADOS TARIFA 12% (SIN DERECHO A CRÉDITO TRIBUTARIO)</text:p>
          </table:table-cell>
          <table:table-cell table:style-name="ce123" office:value-type="string" calcext:value-type="string">
            <text:p>522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6</text:p>
          </table:table-cell>
          <table:table-cell table:style-name="ce114" office:value-type="string" calcext:value-type="string">
            <text:p>IVA IMPORTACIONES DE SERVICIOS GRAVADOS TARIFA 12%</text:p>
          </table:table-cell>
          <table:table-cell table:style-name="ce123" office:value-type="string" calcext:value-type="string">
            <text:p>523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7</text:p>
          </table:table-cell>
          <table:table-cell table:style-name="ce114" office:value-type="string" calcext:value-type="string">
            <text:p>IVA IMPORTACIONES DE BIENES (EXCLUYE ACTIVOS FIJOS) GRAVADOS TARIFA 12%</text:p>
          </table:table-cell>
          <table:table-cell table:style-name="ce123" office:value-type="string" calcext:value-type="string">
            <text:p>524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8</text:p>
          </table:table-cell>
          <table:table-cell table:style-name="ce114" office:value-type="string" calcext:value-type="string">
            <text:p>IVA IMPORTACIONES DE ACTIVOS FIJOS GRAVADOS TARIFA 12%</text:p>
          </table:table-cell>
          <table:table-cell table:style-name="ce123" office:value-type="string" calcext:value-type="string">
            <text:p>525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2" office:value-type="string" calcext:value-type="string">
            <text:p>taxcode_1040229</text:p>
          </table:table-cell>
          <table:table-cell table:style-name="ce115" office:value-type="string" calcext:value-type="string">
            <text:p>ANTICIPO RETENCIÓN IMPUESTO A LA RENTA</text:p>
          </table:table-cell>
          <table:table-cell table:style-name="ce126" office:value-type="string" calcext:value-type="string">
            <text:p>609</text:p>
          </table:table-cell>
          <table:table-cell table:style-name="ce131" office:value-type="string" calcext:value-type="string">
            <text:p>taxcode_10402</text:p>
          </table:table-cell>
          <table:table-cell table:style-name="ce135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30</text:p>
          </table:table-cell>
          <table:table-cell table:style-name="ce114" office:value-type="string" calcext:value-type="string">
            <text:p>IVA ADQUISICIONES 0%</text:p>
          </table:table-cell>
          <table:table-cell table:style-name="ce123"/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11"/>
          <table:table-cell table:style-name="ce136" table:number-columns-repeated="21"/>
          <table:table-cell table:number-columns-repeated="987"/>
        </table:table-row>
        <table:table-row table:style-name="ro16">
          <table:table-cell table:style-name="ce103" office:value-type="string" calcext:value-type="string">
            <text:p>taxcode_10403</text:p>
          </table:table-cell>
          <table:table-cell table:style-name="ce116" office:value-type="string" calcext:value-type="string">
            <text:p>AGENTE DE RETENCIÓN DEL IMPUESTO AL VALOR AGREGADO</text:p>
          </table:table-cell>
          <table:table-cell table:style-name="ce127"/>
          <table:table-cell table:style-name="ce101" office:value-type="string" calcext:value-type="string">
            <text:p>taxcode_104</text:p>
          </table:table-cell>
          <table:table-cell table:style-name="ce106" office:value-type="string" calcext:value-type="string">
            <text:p>pc</text:p>
          </table:table-cell>
          <table:table-cell table:style-name="ce139" table:number-columns-repeated="32"/>
          <table:table-cell table:number-columns-repeated="987"/>
        </table:table-row>
        <table:table-row table:style-name="ro1">
          <table:table-cell table:style-name="ce104" office:value-type="string" calcext:value-type="string">
            <text:p>taxcode_1040301</text:p>
          </table:table-cell>
          <table:table-cell table:style-name="ce112" office:value-type="string" calcext:value-type="string">
            <text:p>RETENCIÓN DEL 10%</text:p>
          </table:table-cell>
          <table:table-cell table:style-name="ce123" office:value-type="string" calcext:value-type="string">
            <text:p>721</text:p>
          </table:table-cell>
          <table:table-cell table:style-name="ce104" office:value-type="string" calcext:value-type="string">
            <text:p>taxcode_10403</text:p>
          </table:table-cell>
          <table:table-cell table:style-name="ce107" office:value-type="string" calcext:value-type="string">
            <text:p>pc</text:p>
          </table:table-cell>
          <table:table-cell table:style-name="ce137" table:number-columns-repeated="25"/>
          <table:table-cell/>
          <table:table-cell table:style-name="ce143" office:value-type="string" calcext:value-type="string">
            <text:p>+</text:p>
          </table:table-cell>
          <table:table-cell table:style-name="ce137" table:number-columns-repeated="5"/>
          <table:table-cell table:number-columns-repeated="987"/>
        </table:table-row>
        <table:table-row table:style-name="ro1">
          <table:table-cell table:style-name="ce104" office:value-type="string" calcext:value-type="string">
            <text:p>taxcode_1040302</text:p>
          </table:table-cell>
          <table:table-cell table:style-name="ce112" office:value-type="string" calcext:value-type="string">
            <text:p>RETENCIÓN DEL 20%</text:p>
          </table:table-cell>
          <table:table-cell table:style-name="ce123" office:value-type="string" calcext:value-type="string">
            <text:p>723</text:p>
          </table:table-cell>
          <table:table-cell table:style-name="ce104" office:value-type="string" calcext:value-type="string">
            <text:p>taxcode_10403</text:p>
          </table:table-cell>
          <table:table-cell table:style-name="ce107" office:value-type="string" calcext:value-type="string">
            <text:p>pc</text:p>
          </table:table-cell>
          <table:table-cell table:style-name="ce137" table:number-columns-repeated="25"/>
          <table:table-cell/>
          <table:table-cell table:style-name="ce143" office:value-type="string" calcext:value-type="string">
            <text:p>+</text:p>
          </table:table-cell>
          <table:table-cell table:style-name="ce137" table:number-columns-repeated="5"/>
          <table:table-cell table:number-columns-repeated="987"/>
        </table:table-row>
        <table:table-row table:style-name="ro1">
          <table:table-cell table:style-name="ce104" office:value-type="string" calcext:value-type="string">
            <text:p>taxcode_1040303</text:p>
          </table:table-cell>
          <table:table-cell table:style-name="ce112" office:value-type="string" calcext:value-type="string">
            <text:p>RETENCIÓN DEL 30%</text:p>
          </table:table-cell>
          <table:table-cell table:style-name="ce123" office:value-type="string" calcext:value-type="string">
            <text:p>725</text:p>
          </table:table-cell>
          <table:table-cell table:style-name="ce104" office:value-type="string" calcext:value-type="string">
            <text:p>taxcode_10403</text:p>
          </table:table-cell>
          <table:table-cell table:style-name="ce107" office:value-type="string" calcext:value-type="string">
            <text:p>pc</text:p>
          </table:table-cell>
          <table:table-cell table:style-name="ce137" table:number-columns-repeated="25"/>
          <table:table-cell/>
          <table:table-cell table:style-name="ce143" office:value-type="string" calcext:value-type="string">
            <text:p>+</text:p>
          </table:table-cell>
          <table:table-cell table:style-name="ce137" table:number-columns-repeated="5"/>
          <table:table-cell table:number-columns-repeated="987"/>
        </table:table-row>
        <table:table-row table:style-name="ro1">
          <table:table-cell table:style-name="ce104" office:value-type="string" calcext:value-type="string">
            <text:p>taxcode_1040304</text:p>
          </table:table-cell>
          <table:table-cell table:style-name="ce112" office:value-type="string" calcext:value-type="string">
            <text:p>RETENCIÓN DEL 70%</text:p>
          </table:table-cell>
          <table:table-cell table:style-name="ce123" office:value-type="string" calcext:value-type="string">
            <text:p>727</text:p>
          </table:table-cell>
          <table:table-cell table:style-name="ce104" office:value-type="string" calcext:value-type="string">
            <text:p>taxcode_10403</text:p>
          </table:table-cell>
          <table:table-cell table:style-name="ce107" office:value-type="string" calcext:value-type="string">
            <text:p>pc</text:p>
          </table:table-cell>
          <table:table-cell table:style-name="ce137" table:number-columns-repeated="25"/>
          <table:table-cell/>
          <table:table-cell table:style-name="ce143" office:value-type="string" calcext:value-type="string">
            <text:p>+</text:p>
          </table:table-cell>
          <table:table-cell table:style-name="ce137" table:number-columns-repeated="5"/>
          <table:table-cell table:number-columns-repeated="987"/>
        </table:table-row>
        <table:table-row table:style-name="ro1">
          <table:table-cell table:style-name="ce104" office:value-type="string" calcext:value-type="string">
            <text:p>taxcode_1040305</text:p>
          </table:table-cell>
          <table:table-cell table:style-name="ce112" office:value-type="string" calcext:value-type="string">
            <text:p>RETENCIÓN DEL 100%</text:p>
          </table:table-cell>
          <table:table-cell table:style-name="ce123" office:value-type="string" calcext:value-type="string">
            <text:p>729</text:p>
          </table:table-cell>
          <table:table-cell table:style-name="ce104" office:value-type="string" calcext:value-type="string">
            <text:p>taxcode_10403</text:p>
          </table:table-cell>
          <table:table-cell table:style-name="ce107" office:value-type="string" calcext:value-type="string">
            <text:p>pc</text:p>
          </table:table-cell>
          <table:table-cell table:style-name="ce137" table:number-columns-repeated="25"/>
          <table:table-cell/>
          <table:table-cell table:style-name="ce143" office:value-type="string" calcext:value-type="string">
            <text:p>+</text:p>
          </table:table-cell>
          <table:table-cell table:style-name="ce137" table:number-columns-repeated="5"/>
          <table:table-cell table:number-columns-repeated="987"/>
        </table:table-row>
        <table:table-row table:style-name="ro15">
          <table:table-cell table:style-name="ce105" office:value-type="string" calcext:value-type="string">
            <text:p>taxcode_103</text:p>
          </table:table-cell>
          <table:table-cell table:style-name="ce117" office:value-type="string" calcext:value-type="string">
            <text:p>FORMULARIO 103: DECLARACION DE RETENCIONES EN LA FUENTE DEL IMPUESTO A LA RENTA</text:p>
          </table:table-cell>
          <table:table-cell table:style-name="ce105"/>
          <table:table-cell table:style-name="ce105" office:value-type="string" calcext:value-type="string">
            <text:p>taxcode_ec</text:p>
          </table:table-cell>
          <table:table-cell table:style-name="ce105" office:value-type="string" calcext:value-type="string">
            <text:p>pc</text:p>
          </table:table-cell>
          <table:table-cell table:style-name="ce137" table:number-columns-repeated="25"/>
          <table:table-cell/>
          <table:table-cell table:style-name="ce143"/>
          <table:table-cell table:style-name="ce137" table:number-columns-repeated="5"/>
          <table:table-cell table:number-columns-repeated="987"/>
        </table:table-row>
        <table:table-row table:style-name="ro16">
          <table:table-cell table:style-name="ce106" office:value-type="string" calcext:value-type="string">
            <text:p>taxcode_10301</text:p>
          </table:table-cell>
          <table:table-cell table:style-name="ce116" office:value-type="string" calcext:value-type="string">
            <text:p>DETALLE DE PAGOS Y RETENCIÓN POR IMPUESTO A LA RENTA (FORMULARIO 103)</text:p>
          </table:table-cell>
          <table:table-cell table:style-name="ce128"/>
          <table:table-cell table:style-name="ce132" office:value-type="string" calcext:value-type="string">
            <text:p>taxcode_103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01</text:p>
          </table:table-cell>
          <table:table-cell table:style-name="ce118" office:value-type="string" calcext:value-type="string">
            <text:p>EN RELACIÓN DE DEPENDENCIA QUE SUPERA O NO LA BASE DESGRAVADA - BASE IMPONIBLE</text:p>
          </table:table-cell>
          <table:table-cell table:style-name="ce129" office:value-type="float" office:value="302" calcext:value-type="float">
            <text:p>302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02</text:p>
          </table:table-cell>
          <table:table-cell table:style-name="ce118" office:value-type="string" calcext:value-type="string">
            <text:p>HONORARIOS PROFESIONALES <text:s/>- BASE IMPONIBLE</text:p>
          </table:table-cell>
          <table:table-cell table:style-name="ce129" office:value-type="float" office:value="303" calcext:value-type="float">
            <text:p>303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36" table:number-columns-repeated="2"/>
          <table:table-cell table:style-name="ce140" table:number-columns-repeated="15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03</text:p>
          </table:table-cell>
          <table:table-cell table:style-name="ce118" office:value-type="string" calcext:value-type="string">
            <text:p>PREDOMINA EL INTELECTO - BASE IMPONIBLE</text:p>
          </table:table-cell>
          <table:table-cell table:style-name="ce129" office:value-type="float" office:value="304" calcext:value-type="float">
            <text:p>304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36" table:number-columns-repeated="2"/>
          <table:table-cell table:style-name="ce140" table:number-columns-repeated="15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04</text:p>
          </table:table-cell>
          <table:table-cell table:style-name="ce118" office:value-type="string" calcext:value-type="string">
            <text:p>PREDOMINA MANO DE OBRA - BASE IMPONIBLE</text:p>
          </table:table-cell>
          <table:table-cell table:style-name="ce129" office:value-type="float" office:value="307" calcext:value-type="float">
            <text:p>307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36" table:number-columns-repeated="2"/>
          <table:table-cell table:style-name="ce140" table:number-columns-repeated="15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05</text:p>
          </table:table-cell>
          <table:table-cell table:style-name="ce118" office:value-type="string" calcext:value-type="string">
            <text:p>UTILIZACIÓN O APROVECHAMIENTO DE LA IMAGEN O RENOMBRE - BASE IMPONIBLE</text:p>
          </table:table-cell>
          <table:table-cell table:style-name="ce129" office:value-type="float" office:value="308" calcext:value-type="float">
            <text:p>308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36" table:number-columns-repeated="2"/>
          <table:table-cell table:style-name="ce140" table:number-columns-repeated="15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06</text:p>
          </table:table-cell>
          <table:table-cell table:style-name="ce118" office:value-type="string" calcext:value-type="string">
            <text:p>PUBLICIDAD Y COMUNICACIÓN - BASE IMPONIBLE</text:p>
          </table:table-cell>
          <table:table-cell table:style-name="ce129" office:value-type="float" office:value="309" calcext:value-type="float">
            <text:p>309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36" table:number-columns-repeated="2"/>
          <table:table-cell table:style-name="ce140" table:number-columns-repeated="15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07</text:p>
          </table:table-cell>
          <table:table-cell table:style-name="ce118" office:value-type="string" calcext:value-type="string">
            <text:p>TRANSPORTE PRIVADO DE PASAJEROS O SERVICIO PÚBLICO O PRIVADO DE CARGA - BASE IMPONIBLE</text:p>
          </table:table-cell>
          <table:table-cell table:style-name="ce129" office:value-type="float" office:value="310" calcext:value-type="float">
            <text:p>310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36" table:number-columns-repeated="2"/>
          <table:table-cell table:style-name="ce140" table:number-columns-repeated="15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08</text:p>
          </table:table-cell>
          <table:table-cell table:style-name="ce118" office:value-type="string" calcext:value-type="string">
            <text:p>A TRAVÉS DE LIQUIDACIONES DE COMPRA (NIVEL CULTURAL O RUSTICIDAD) - BASE IMPONIBLE</text:p>
          </table:table-cell>
          <table:table-cell table:style-name="ce129" office:value-type="float" office:value="311" calcext:value-type="float">
            <text:p>311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09</text:p>
          </table:table-cell>
          <table:table-cell table:style-name="ce118" office:value-type="string" calcext:value-type="string">
            <text:p>TRANSFERENCIA DE BIENES MUEBLES DE NATURALEZA CORPORAL - BASE IMPONIBLE</text:p>
          </table:table-cell>
          <table:table-cell table:style-name="ce129" office:value-type="float" office:value="312" calcext:value-type="float">
            <text:p>312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10</text:p>
          </table:table-cell>
          <table:table-cell table:style-name="ce118" office:value-type="string" calcext:value-type="string">
            <text:p>POR REGALÍAS, DERECHOS DE AUTOR, MARCAS, PATENTES Y SIMILARES - BASE IMPONIBLE</text:p>
          </table:table-cell>
          <table:table-cell table:style-name="ce129" office:value-type="float" office:value="314" calcext:value-type="float">
            <text:p>314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11</text:p>
          </table:table-cell>
          <table:table-cell table:style-name="ce118" office:value-type="string" calcext:value-type="string">
            <text:p>ARRENDAMIENTO MERCANTIL - BASE IMPONIBLE</text:p>
          </table:table-cell>
          <table:table-cell table:style-name="ce129" office:value-type="float" office:value="319" calcext:value-type="float">
            <text:p>319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36"/>
          <table:table-cell table:style-name="ce140" table:number-columns-repeated="16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12</text:p>
          </table:table-cell>
          <table:table-cell table:style-name="ce118" office:value-type="string" calcext:value-type="string">
            <text:p>ARRENDAMIENTO BIENES INMUEBLES - BASE IMPONIBLE</text:p>
          </table:table-cell>
          <table:table-cell table:style-name="ce129" office:value-type="float" office:value="320" calcext:value-type="float">
            <text:p>320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36"/>
          <table:table-cell table:style-name="ce140" table:number-columns-repeated="16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13</text:p>
          </table:table-cell>
          <table:table-cell table:style-name="ce118" office:value-type="string" calcext:value-type="string">
            <text:p>SEGUROS Y REASEGUROS (PRIMAS Y CESIONES) - BASE IMPONIBLE</text:p>
          </table:table-cell>
          <table:table-cell table:style-name="ce129" office:value-type="float" office:value="322" calcext:value-type="float">
            <text:p>322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14</text:p>
          </table:table-cell>
          <table:table-cell table:style-name="ce118" office:value-type="string" calcext:value-type="string">
            <text:p>RENDIMIENTOS FINANCIEROS - BASE IMPONIBLE</text:p>
          </table:table-cell>
          <table:table-cell table:style-name="ce129" office:value-type="float" office:value="323" calcext:value-type="float">
            <text:p>323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15</text:p>
          </table:table-cell>
          <table:table-cell table:style-name="ce118" office:value-type="string" calcext:value-type="string">
            <text:p>RENDIMIENTOS FINANCIEROS <text:s/>ENTRE INSTITUCIONES DEL SISTEMA FINANCIERO Y ENTIDADES ECONOMÍA POPULAR Y SOLIDARIA - BASE IMPONIBLE</text:p>
          </table:table-cell>
          <table:table-cell table:style-name="ce129" office:value-type="float" office:value="324" calcext:value-type="float">
            <text:p>324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16</text:p>
          </table:table-cell>
          <table:table-cell table:style-name="ce118" office:value-type="string" calcext:value-type="string">
            <text:p>ANTICIPO DIVIDENDOS - BASE IMPONIBLE</text:p>
          </table:table-cell>
          <table:table-cell table:style-name="ce129" office:value-type="float" office:value="325" calcext:value-type="float">
            <text:p>325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17</text:p>
          </table:table-cell>
          <table:table-cell table:style-name="ce118" office:value-type="string" calcext:value-type="string">
            <text:p>DIVIDENDOS DISTRIBUIDOS QUE CORRESPONDAN AL IMPTO. A LA RENTA ÚNICO ESTABLECIDO EN EL ART. 27 DE LA LRTI - BASE IMPONIBLE</text:p>
          </table:table-cell>
          <table:table-cell table:style-name="ce129" office:value-type="float" office:value="326" calcext:value-type="float">
            <text:p>326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18</text:p>
          </table:table-cell>
          <table:table-cell table:style-name="ce118" office:value-type="string" calcext:value-type="string">
            <text:p>DIVIDENDOS DISTRIBUIDOS A PERSONAS NATURALES RESIDENTES - BASE IMPONIBLE</text:p>
          </table:table-cell>
          <table:table-cell table:style-name="ce129" office:value-type="float" office:value="327" calcext:value-type="float">
            <text:p>327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19</text:p>
          </table:table-cell>
          <table:table-cell table:style-name="ce118" office:value-type="string" calcext:value-type="string">
            <text:p>DIVIDENDOS DISTRIBUIDOS A SOCIEDADES RESIDENTES - BASE IMPONIBLE</text:p>
          </table:table-cell>
          <table:table-cell table:style-name="ce129" office:value-type="float" office:value="328" calcext:value-type="float">
            <text:p>328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20</text:p>
          </table:table-cell>
          <table:table-cell table:style-name="ce118" office:value-type="string" calcext:value-type="string">
            <text:p>DIVIDENDOS DISTRIBUIDOS A FIDEICOMISOS RESIDENTES - BASE IMPONIBLE</text:p>
          </table:table-cell>
          <table:table-cell table:style-name="ce129" office:value-type="float" office:value="329" calcext:value-type="float">
            <text:p>329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21</text:p>
          </table:table-cell>
          <table:table-cell table:style-name="ce118" office:value-type="string" calcext:value-type="string">
            <text:p>DIVIDENDOS GRAVADOS DISTRIBUIDOS EN ACCIONES (REINVERSIÓN DE UTILIDADES SIN DERECHO A REDUCCIÓN TARIFA IR) - BASE IMPONIBLE</text:p>
          </table:table-cell>
          <table:table-cell table:style-name="ce129" office:value-type="float" office:value="330" calcext:value-type="float">
            <text:p>330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22</text:p>
          </table:table-cell>
          <table:table-cell table:style-name="ce118" office:value-type="string" calcext:value-type="string">
            <text:p>DIVIDENDOS EXENTOS DISTRIBUIDOS EN ACCIONES (REINVERSIÓN DE UTILIDADES CON DERECHO A REDUCCIÓN TARIFA IR) - BASE IMPONIBLE</text:p>
          </table:table-cell>
          <table:table-cell table:style-name="ce129" office:value-type="float" office:value="331" calcext:value-type="float">
            <text:p>331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23</text:p>
          </table:table-cell>
          <table:table-cell table:style-name="ce118" office:value-type="string" calcext:value-type="string">
            <text:p>PAGOS DE BIENES O SERVICIOS NO SUJETOS A RETENCIÓN - BASE IMPONIBLE</text:p>
          </table:table-cell>
          <table:table-cell table:style-name="ce129" office:value-type="float" office:value="332" calcext:value-type="float">
            <text:p>332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24</text:p>
          </table:table-cell>
          <table:table-cell table:style-name="ce118" office:value-type="string" calcext:value-type="string">
            <text:p>ENAJENACIÓN DE DERECHOS REPRESENTATIVOS DE CAPITAL Y OTROS DERECHOS COTIZADOS EN BOLSA ECUATORIANA - BASE IMPONIBLE</text:p>
          </table:table-cell>
          <table:table-cell table:style-name="ce129" office:value-type="float" office:value="333" calcext:value-type="float">
            <text:p>333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25</text:p>
          </table:table-cell>
          <table:table-cell table:style-name="ce118" office:value-type="string" calcext:value-type="string">
            <text:p>ENAJENACIÓN DE DERECHOS REPRESENTATIVOS DE CAPITAL Y OTROS DERECHOS NO COTIZADOS EN BOLSA ECUATORIANA - BASE IMPONIBLE</text:p>
          </table:table-cell>
          <table:table-cell table:style-name="ce129" office:value-type="float" office:value="334" calcext:value-type="float">
            <text:p>334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26</text:p>
          </table:table-cell>
          <table:table-cell table:style-name="ce118" office:value-type="string" calcext:value-type="string">
            <text:p>LOTERÍAS, RIFAS, APUESTAS Y SIMILARES - BASE IMPONIBLE</text:p>
          </table:table-cell>
          <table:table-cell table:style-name="ce129" office:value-type="float" office:value="335" calcext:value-type="float">
            <text:p>335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27</text:p>
          </table:table-cell>
          <table:table-cell table:style-name="ce118" office:value-type="string" calcext:value-type="string">
            <text:p>VENTA DE COMBUSTIBLES A COMERCIALIZADORAS - BASE IMPONIBLE</text:p>
          </table:table-cell>
          <table:table-cell table:style-name="ce129" office:value-type="float" office:value="336" calcext:value-type="float">
            <text:p>336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36"/>
          <table:table-cell table:style-name="ce140" table:number-columns-repeated="16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28</text:p>
          </table:table-cell>
          <table:table-cell table:style-name="ce118" office:value-type="string" calcext:value-type="string">
            <text:p>VENTA DE COMBUSTIBLES A DISTRIBUIDORES - BASE IMPONIBLE</text:p>
          </table:table-cell>
          <table:table-cell table:style-name="ce129" office:value-type="float" office:value="337" calcext:value-type="float">
            <text:p>337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36"/>
          <table:table-cell table:style-name="ce140" table:number-columns-repeated="16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29</text:p>
          </table:table-cell>
          <table:table-cell table:style-name="ce118" office:value-type="string" calcext:value-type="string">
            <text:p>COMPRA LOCAL DE BANANO A PRODUCTOR - BASE IMPONIBLE</text:p>
          </table:table-cell>
          <table:table-cell table:style-name="ce129" office:value-type="float" office:value="338" calcext:value-type="float">
            <text:p>338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0"/>
          <table:table-cell table:style-name="ce140" office:value-type="string" calcext:value-type="string">
            <text:p>No. Cajas facturadas</text:p>
          </table:table-cell>
          <table:table-cell table:style-name="ce140" table:number-columns-repeated="3"/>
          <table:table-cell table:style-name="ce142" office:value-type="float" office:value="510" calcext:value-type="float">
            <text:p>510</text:p>
          </table:table-cell>
          <table:table-cell table:style-name="ce140" table:number-columns-repeated="2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30</text:p>
          </table:table-cell>
          <table:table-cell table:style-name="ce118" office:value-type="string" calcext:value-type="string">
            <text:p>LIQUIDACIÓN IMPUESTO ÚNICO A LA VENTA LOCAL DE BANANO DE PRODUCCIÓN PROPIA - BASE IMPONIBLE</text:p>
          </table:table-cell>
          <table:table-cell table:style-name="ce129" office:value-type="float" office:value="339" calcext:value-type="float">
            <text:p>339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0"/>
          <table:table-cell table:style-name="ce140" office:value-type="string" calcext:value-type="string">
            <text:p>No. Cajas facturadas</text:p>
          </table:table-cell>
          <table:table-cell table:style-name="ce140" table:number-columns-repeated="3"/>
          <table:table-cell table:style-name="ce142" office:value-type="float" office:value="520" calcext:value-type="float">
            <text:p>520</text:p>
          </table:table-cell>
          <table:table-cell table:style-name="ce140" table:number-columns-repeated="2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31</text:p>
          </table:table-cell>
          <table:table-cell table:style-name="ce118" office:value-type="string" calcext:value-type="string">
            <text:p>IMPUESTO ÚNICO A LA EXPORTACIÓN DE BANANO DE PRODUCCIÓN PROPIA - COMPONENTE 1 - BASE IMPONIBLE</text:p>
          </table:table-cell>
          <table:table-cell table:style-name="ce129" office:value-type="float" office:value="340" calcext:value-type="float">
            <text:p>340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0"/>
          <table:table-cell table:style-name="ce140" office:value-type="string" calcext:value-type="string">
            <text:p>No. Cajas facturadas</text:p>
          </table:table-cell>
          <table:table-cell table:style-name="ce140" table:number-columns-repeated="3"/>
          <table:table-cell table:style-name="ce142" office:value-type="float" office:value="530" calcext:value-type="float">
            <text:p>530</text:p>
          </table:table-cell>
          <table:table-cell table:style-name="ce140" table:number-columns-repeated="2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32</text:p>
          </table:table-cell>
          <table:table-cell table:style-name="ce118" office:value-type="string" calcext:value-type="string">
            <text:p>IMPUESTO ÚNICO A LA EXPORTACIÓN DE BANANO DE PRODUCCIÓN PROPIA - COMPONENTE 2 - BASE IMPONIBLE</text:p>
          </table:table-cell>
          <table:table-cell table:style-name="ce129" office:value-type="float" office:value="341" calcext:value-type="float">
            <text:p>341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0"/>
          <table:table-cell table:style-name="ce140" office:value-type="string" calcext:value-type="string">
            <text:p>No. Cajas facturadas</text:p>
          </table:table-cell>
          <table:table-cell table:style-name="ce140" table:number-columns-repeated="3"/>
          <table:table-cell table:style-name="ce142" office:value-type="float" office:value="540" calcext:value-type="float">
            <text:p>540</text:p>
          </table:table-cell>
          <table:table-cell table:style-name="ce140" table:number-columns-repeated="2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33</text:p>
          </table:table-cell>
          <table:table-cell table:style-name="ce118" office:value-type="string" calcext:value-type="string">
            <text:p>IMPUESTO ÚNICO A LA EXPORTACIÓN DE BANANO PRODUCIDO POR TERCEROS - BASE IMPONIBLE</text:p>
          </table:table-cell>
          <table:table-cell table:style-name="ce129" office:value-type="float" office:value="342" calcext:value-type="float">
            <text:p>342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0"/>
          <table:table-cell table:style-name="ce140" office:value-type="string" calcext:value-type="string">
            <text:p>No. Cajas facturadas</text:p>
          </table:table-cell>
          <table:table-cell table:style-name="ce140" table:number-columns-repeated="3"/>
          <table:table-cell table:style-name="ce142" office:value-type="float" office:value="550" calcext:value-type="float">
            <text:p>550</text:p>
          </table:table-cell>
          <table:table-cell table:style-name="ce140" table:number-columns-repeated="2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34</text:p>
          </table:table-cell>
          <table:table-cell table:style-name="ce118" office:value-type="string" calcext:value-type="string">
            <text:p>OTRAS RETENCIONES APLICABLES EL 1% - BASE IMPONIBLE</text:p>
          </table:table-cell>
          <table:table-cell table:style-name="ce129" office:value-type="float" office:value="343" calcext:value-type="float">
            <text:p>343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7"/>
          <table:table-cell table:style-name="ce140" office:value-type="string" calcext:value-type="string">
            <text:p><text:s/></text:p>
          </table:table-cell>
          <table:table-cell table:style-name="ce140" table:number-columns-repeated="5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35</text:p>
          </table:table-cell>
          <table:table-cell table:style-name="ce118" office:value-type="string" calcext:value-type="string">
            <text:p>OTRAS RETENCIONES APLICABLES EL 2% - BASE IMPONIBLE</text:p>
          </table:table-cell>
          <table:table-cell table:style-name="ce129" office:value-type="float" office:value="344" calcext:value-type="float">
            <text:p>344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36</text:p>
          </table:table-cell>
          <table:table-cell table:style-name="ce118" office:value-type="string" calcext:value-type="string">
            <text:p>OTRAS RETENCIONES APLICABLES EL 8% - BASE IMPONIBLE</text:p>
          </table:table-cell>
          <table:table-cell table:style-name="ce129" office:value-type="float" office:value="345" calcext:value-type="float">
            <text:p>345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37</text:p>
          </table:table-cell>
          <table:table-cell table:style-name="ce118" office:value-type="string" calcext:value-type="string">
            <text:p>OTRAS RETENCIONES APLICABLES A OTROS PORCENTAJES - BASE IMPONIBLE</text:p>
          </table:table-cell>
          <table:table-cell table:style-name="ce129" office:value-type="float" office:value="346" calcext:value-type="float">
            <text:p>346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38</text:p>
          </table:table-cell>
          <table:table-cell table:style-name="ce119" office:value-type="string" calcext:value-type="string">
            <text:p>EN RELACIÓN DE DEPENDENCIA QUE SUPERA O NO LA BASE DESGRAVADA - VALOR RETENIDO</text:p>
          </table:table-cell>
          <table:table-cell table:style-name="ce130" office:value-type="float" office:value="352" calcext:value-type="float">
            <text:p>352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39</text:p>
          </table:table-cell>
          <table:table-cell table:style-name="ce119" office:value-type="string" calcext:value-type="string">
            <text:p>HONORARIOS PROFESIONALES <text:s/>- VALOR RETENIDO</text:p>
          </table:table-cell>
          <table:table-cell table:style-name="ce130" office:value-type="float" office:value="353" calcext:value-type="float">
            <text:p>353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40</text:p>
          </table:table-cell>
          <table:table-cell table:style-name="ce119" office:value-type="string" calcext:value-type="string">
            <text:p>PREDOMINA EL INTELECTO - VALOR RETENIDO</text:p>
          </table:table-cell>
          <table:table-cell table:style-name="ce130" office:value-type="float" office:value="354" calcext:value-type="float">
            <text:p>354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41</text:p>
          </table:table-cell>
          <table:table-cell table:style-name="ce119" office:value-type="string" calcext:value-type="string">
            <text:p>PREDOMINA MANO DE OBRA - VALOR RETENIDO</text:p>
          </table:table-cell>
          <table:table-cell table:style-name="ce130" office:value-type="float" office:value="357" calcext:value-type="float">
            <text:p>357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42</text:p>
          </table:table-cell>
          <table:table-cell table:style-name="ce119" office:value-type="string" calcext:value-type="string">
            <text:p>UTILIZACIÓN O APROVECHAMIENTO DE LA IMAGEN O RENOMBRE - VALOR RETENIDO</text:p>
          </table:table-cell>
          <table:table-cell table:style-name="ce130" office:value-type="float" office:value="358" calcext:value-type="float">
            <text:p>358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43</text:p>
          </table:table-cell>
          <table:table-cell table:style-name="ce119" office:value-type="string" calcext:value-type="string">
            <text:p>PUBLICIDAD Y COMUNICACIÓN - VALOR RETENIDO</text:p>
          </table:table-cell>
          <table:table-cell table:style-name="ce130" office:value-type="float" office:value="359" calcext:value-type="float">
            <text:p>359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44</text:p>
          </table:table-cell>
          <table:table-cell table:style-name="ce119" office:value-type="string" calcext:value-type="string">
            <text:p>TRANSPORTE PRIVADO DE PASAJEROS O SERVICIO PÚBLICO O PRIVADO DE CARGA - VALOR RETENIDO</text:p>
          </table:table-cell>
          <table:table-cell table:style-name="ce130" office:value-type="float" office:value="360" calcext:value-type="float">
            <text:p>360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45</text:p>
          </table:table-cell>
          <table:table-cell table:style-name="ce119" office:value-type="string" calcext:value-type="string">
            <text:p>A TRAVÉS DE LIQUIDACIONES DE COMPRA (NIVEL CULTURAL O RUSTICIDAD) - VALOR RETENIDO</text:p>
          </table:table-cell>
          <table:table-cell table:style-name="ce130" office:value-type="float" office:value="361" calcext:value-type="float">
            <text:p>361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46</text:p>
          </table:table-cell>
          <table:table-cell table:style-name="ce119" office:value-type="string" calcext:value-type="string">
            <text:p>TRANSFERENCIA DE BIENES MUEBLES DE NATURALEZA CORPORAL - VALOR RETENIDO</text:p>
          </table:table-cell>
          <table:table-cell table:style-name="ce130" office:value-type="float" office:value="362" calcext:value-type="float">
            <text:p>362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47</text:p>
          </table:table-cell>
          <table:table-cell table:style-name="ce119" office:value-type="string" calcext:value-type="string">
            <text:p>POR REGALÍAS, DERECHOS DE AUTOR, MARCAS, PATENTES Y SIMILARES - VALOR RETENIDO</text:p>
          </table:table-cell>
          <table:table-cell table:style-name="ce130" office:value-type="float" office:value="364" calcext:value-type="float">
            <text:p>364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48</text:p>
          </table:table-cell>
          <table:table-cell table:style-name="ce119" office:value-type="string" calcext:value-type="string">
            <text:p>ARRENDAMIENTO MERCANTIL - VALOR RETENIDO</text:p>
          </table:table-cell>
          <table:table-cell table:style-name="ce130" office:value-type="float" office:value="369" calcext:value-type="float">
            <text:p>369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49</text:p>
          </table:table-cell>
          <table:table-cell table:style-name="ce119" office:value-type="string" calcext:value-type="string">
            <text:p>ARRENDAMIENTO BIENES INMUEBLES - VALOR RETENIDO</text:p>
          </table:table-cell>
          <table:table-cell table:style-name="ce130" office:value-type="float" office:value="370" calcext:value-type="float">
            <text:p>370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50</text:p>
          </table:table-cell>
          <table:table-cell table:style-name="ce119" office:value-type="string" calcext:value-type="string">
            <text:p>SEGUROS Y REASEGUROS (PRIMAS Y CESIONES) - VALOR RETENIDO</text:p>
          </table:table-cell>
          <table:table-cell table:style-name="ce130" office:value-type="float" office:value="372" calcext:value-type="float">
            <text:p>372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51</text:p>
          </table:table-cell>
          <table:table-cell table:style-name="ce119" office:value-type="string" calcext:value-type="string">
            <text:p>RENDIMIENTOS FINANCIEROS - VALOR RETENIDO</text:p>
          </table:table-cell>
          <table:table-cell table:style-name="ce130" office:value-type="float" office:value="373" calcext:value-type="float">
            <text:p>373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52</text:p>
          </table:table-cell>
          <table:table-cell table:style-name="ce119" office:value-type="string" calcext:value-type="string">
            <text:p>RENDIMIENTOS FINANCIEROS <text:s/>ENTRE INSTITUCIONES DEL SISTEMA FINANCIERO Y ENTIDADES ECONOMÍA POPULAR Y SOLIDARIA - VALOR RETENIDO</text:p>
          </table:table-cell>
          <table:table-cell table:style-name="ce130" office:value-type="float" office:value="374" calcext:value-type="float">
            <text:p>374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53</text:p>
          </table:table-cell>
          <table:table-cell table:style-name="ce119" office:value-type="string" calcext:value-type="string">
            <text:p>ANTICIPO DIVIDENDOS - VALOR RETENIDO</text:p>
          </table:table-cell>
          <table:table-cell table:style-name="ce130" office:value-type="float" office:value="375" calcext:value-type="float">
            <text:p>375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54</text:p>
          </table:table-cell>
          <table:table-cell table:style-name="ce119" office:value-type="string" calcext:value-type="string">
            <text:p>DIVIDENDOS DISTRIBUIDOS QUE CORRESPONDAN AL IMPTO. A LA RENTA ÚNICO ESTABLECIDO EN EL ART. 27 DE LA LRTI - VALOR RETENIDO</text:p>
          </table:table-cell>
          <table:table-cell table:style-name="ce130" office:value-type="float" office:value="376" calcext:value-type="float">
            <text:p>376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55</text:p>
          </table:table-cell>
          <table:table-cell table:style-name="ce119" office:value-type="string" calcext:value-type="string">
            <text:p>DIVIDENDOS DISTRIBUIDOS A PERSONAS NATURALES RESIDENTES - VALOR RETENIDO</text:p>
          </table:table-cell>
          <table:table-cell table:style-name="ce130" office:value-type="float" office:value="377" calcext:value-type="float">
            <text:p>377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56</text:p>
          </table:table-cell>
          <table:table-cell table:style-name="ce119" office:value-type="string" calcext:value-type="string">
            <text:p>DIVIDENDOS DISTRIBUIDOS A SOCIEDADES RESIDENTES - VALOR RETENIDO</text:p>
          </table:table-cell>
          <table:table-cell table:style-name="ce130" office:value-type="float" office:value="378" calcext:value-type="float">
            <text:p>378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57</text:p>
          </table:table-cell>
          <table:table-cell table:style-name="ce119" office:value-type="string" calcext:value-type="string">
            <text:p>DIVIDENDOS DISTRIBUIDOS A FIDEICOMISOS RESIDENTES - VALOR RETENIDO</text:p>
          </table:table-cell>
          <table:table-cell table:style-name="ce130" office:value-type="float" office:value="379" calcext:value-type="float">
            <text:p>379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58</text:p>
          </table:table-cell>
          <table:table-cell table:style-name="ce119" office:value-type="string" calcext:value-type="string">
            <text:p>DIVIDENDOS GRAVADOS DISTRIBUIDOS EN ACCIONES (REINVERSIÓN DE UTILIDADES SIN DERECHO A REDUCCIÓN TARIFA IR) - VALOR RETENIDO</text:p>
          </table:table-cell>
          <table:table-cell table:style-name="ce130" office:value-type="float" office:value="380" calcext:value-type="float">
            <text:p>380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61</text:p>
          </table:table-cell>
          <table:table-cell table:style-name="ce119" office:value-type="string" calcext:value-type="string">
            <text:p>ENAJENACIÓN DE DERECHOS REPRESENTATIVOS DE CAPITAL Y OTROS DERECHOS COTIZADOS EN BOLSA ECUATORIANA - VALOR RETENIDO</text:p>
          </table:table-cell>
          <table:table-cell table:style-name="ce130" office:value-type="float" office:value="383" calcext:value-type="float">
            <text:p>383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62</text:p>
          </table:table-cell>
          <table:table-cell table:style-name="ce119" office:value-type="string" calcext:value-type="string">
            <text:p>ENAJENACIÓN DE DERECHOS REPRESENTATIVOS DE CAPITAL Y OTROS DERECHOS NO COTIZADOS EN BOLSA ECUATORIANA - VALOR RETENIDO</text:p>
          </table:table-cell>
          <table:table-cell table:style-name="ce130" office:value-type="float" office:value="384" calcext:value-type="float">
            <text:p>384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63</text:p>
          </table:table-cell>
          <table:table-cell table:style-name="ce119" office:value-type="string" calcext:value-type="string">
            <text:p>LOTERÍAS, RIFAS, APUESTAS Y SIMILARES - VALOR RETENIDO</text:p>
          </table:table-cell>
          <table:table-cell table:style-name="ce130" office:value-type="float" office:value="385" calcext:value-type="float">
            <text:p>385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64</text:p>
          </table:table-cell>
          <table:table-cell table:style-name="ce119" office:value-type="string" calcext:value-type="string">
            <text:p>VENTA DE COMBUSTIBLES A COMERCIALIZADORAS - VALOR RETENIDO</text:p>
          </table:table-cell>
          <table:table-cell table:style-name="ce130" office:value-type="float" office:value="386" calcext:value-type="float">
            <text:p>386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65</text:p>
          </table:table-cell>
          <table:table-cell table:style-name="ce119" office:value-type="string" calcext:value-type="string">
            <text:p>VENTA DE COMBUSTIBLES A DISTRIBUIDORES - VALOR RETENIDO</text:p>
          </table:table-cell>
          <table:table-cell table:style-name="ce130" office:value-type="float" office:value="387" calcext:value-type="float">
            <text:p>387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66</text:p>
          </table:table-cell>
          <table:table-cell table:style-name="ce119" office:value-type="string" calcext:value-type="string">
            <text:p>COMPRA LOCAL DE BANANO A PRODUCTOR - VALOR RETENIDO</text:p>
          </table:table-cell>
          <table:table-cell table:style-name="ce130" office:value-type="float" office:value="388" calcext:value-type="float">
            <text:p>388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67</text:p>
          </table:table-cell>
          <table:table-cell table:style-name="ce119" office:value-type="string" calcext:value-type="string">
            <text:p>LIQUIDACIÓN IMPUESTO ÚNICO A LA VENTA LOCAL DE BANANO DE PRODUCCIÓN PROPIA - VALOR RETENIDO</text:p>
          </table:table-cell>
          <table:table-cell table:style-name="ce130" office:value-type="float" office:value="389" calcext:value-type="float">
            <text:p>389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68</text:p>
          </table:table-cell>
          <table:table-cell table:style-name="ce119" office:value-type="string" calcext:value-type="string">
            <text:p>IMPUESTO ÚNICO A LA EXPORTACIÓN DE BANANO DE PRODUCCIÓN PROPIA - COMPONENTE 1 - VALOR RETENIDO</text:p>
          </table:table-cell>
          <table:table-cell table:style-name="ce130" office:value-type="float" office:value="390" calcext:value-type="float">
            <text:p>390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69</text:p>
          </table:table-cell>
          <table:table-cell table:style-name="ce119" office:value-type="string" calcext:value-type="string">
            <text:p>IMPUESTO ÚNICO A LA EXPORTACIÓN DE BANANO DE PRODUCCIÓN PROPIA - COMPONENTE 2 - VALOR RETENIDO</text:p>
          </table:table-cell>
          <table:table-cell table:style-name="ce130" office:value-type="float" office:value="391" calcext:value-type="float">
            <text:p>391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70</text:p>
          </table:table-cell>
          <table:table-cell table:style-name="ce119" office:value-type="string" calcext:value-type="string">
            <text:p>IMPUESTO ÚNICO A LA EXPORTACIÓN DE BANANO PRODUCIDO POR TERCEROS - VALOR RETENIDO</text:p>
          </table:table-cell>
          <table:table-cell table:style-name="ce130" office:value-type="float" office:value="392" calcext:value-type="float">
            <text:p>392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71</text:p>
          </table:table-cell>
          <table:table-cell table:style-name="ce119" office:value-type="string" calcext:value-type="string">
            <text:p>OTRAS RETENCIONES APLICABLES EL 1% - VALOR RETENIDO</text:p>
          </table:table-cell>
          <table:table-cell table:style-name="ce130" office:value-type="float" office:value="393" calcext:value-type="float">
            <text:p>393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72</text:p>
          </table:table-cell>
          <table:table-cell table:style-name="ce119" office:value-type="string" calcext:value-type="string">
            <text:p>OTRAS RETENCIONES APLICABLES EL 2% - VALOR RETENIDO</text:p>
          </table:table-cell>
          <table:table-cell table:style-name="ce130" office:value-type="float" office:value="394" calcext:value-type="float">
            <text:p>394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73</text:p>
          </table:table-cell>
          <table:table-cell table:style-name="ce119" office:value-type="string" calcext:value-type="string">
            <text:p>OTRAS RETENCIONES APLICABLES EL 8% - VALOR RETENIDO</text:p>
          </table:table-cell>
          <table:table-cell table:style-name="ce130" office:value-type="float" office:value="395" calcext:value-type="float">
            <text:p>395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74</text:p>
          </table:table-cell>
          <table:table-cell table:style-name="ce119" office:value-type="string" calcext:value-type="string">
            <text:p>OTRAS RETENCIONES APLICABLES A OTROS PORCENTAJES - VALOR RETENIDO</text:p>
          </table:table-cell>
          <table:table-cell table:style-name="ce130" office:value-type="float" office:value="396" calcext:value-type="float">
            <text:p>396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1" table:number-columns-repeated="13"/>
          <table:table-cell table:style-name="ce136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75</text:p>
          </table:table-cell>
          <table:table-cell table:style-name="ce118" office:value-type="string" calcext:value-type="string">
            <text:p>CON CONVENIO DE DOBLE TRIBUTACIÓN INTERESES POR FINANCIAMIENTO DE PROVEEDORES</text:p>
          </table:table-cell>
          <table:table-cell table:style-name="ce129" office:value-type="float" office:value="402" calcext:value-type="float">
            <text:p>402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76</text:p>
          </table:table-cell>
          <table:table-cell table:style-name="ce118" office:value-type="string" calcext:value-type="string">
            <text:p>CON CONVENIO DE DOBLE TRIBUTACIÓN INTERESES DE CRÉDITOS</text:p>
          </table:table-cell>
          <table:table-cell table:style-name="ce129" office:value-type="float" office:value="403" calcext:value-type="float">
            <text:p>403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77</text:p>
          </table:table-cell>
          <table:table-cell table:style-name="ce118" office:value-type="string" calcext:value-type="string">
            <text:p>CON CONVENIO DE DOBLE TRIBUTACIÓN ANTICIPO DE DIVIDENDOS</text:p>
          </table:table-cell>
          <table:table-cell table:style-name="ce129" office:value-type="float" office:value="404" calcext:value-type="float">
            <text:p>404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78</text:p>
          </table:table-cell>
          <table:table-cell table:style-name="ce118" office:value-type="string" calcext:value-type="string">
            <text:p>CON CONVENIO DE DOBLE TRIBUTACIÓN DIVIDENDOS DISTRIBUIDOS A PERSONAS NATURALES</text:p>
          </table:table-cell>
          <table:table-cell table:style-name="ce129" office:value-type="float" office:value="405" calcext:value-type="float">
            <text:p>405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79</text:p>
          </table:table-cell>
          <table:table-cell table:style-name="ce118" office:value-type="string" calcext:value-type="string">
            <text:p>CON CONVENIO DE DOBLE TRIBUTACIÓN DIVIDENDOS DISTRIBUIDOS A SOCIEDADES</text:p>
          </table:table-cell>
          <table:table-cell table:style-name="ce129" office:value-type="float" office:value="406" calcext:value-type="float">
            <text:p>406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80</text:p>
          </table:table-cell>
          <table:table-cell table:style-name="ce118" office:value-type="string" calcext:value-type="string">
            <text:p>CON CONVENIO DE DOBLE TRIBUTACIÓN DIVIDENDOS DISTRIBUIDOS A FIDEICOMISOS</text:p>
          </table:table-cell>
          <table:table-cell table:style-name="ce129" office:value-type="float" office:value="407" calcext:value-type="float">
            <text:p>407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81</text:p>
          </table:table-cell>
          <table:table-cell table:style-name="ce118" office:value-type="string" calcext:value-type="string">
            <text:p>CON CONVENIO DE DOBLE TRIBUTACIÓN ENAJENACIÓN DE DERECHOS REPRESENTATIVOS DE CAPITAL Y OTROS DERECHOS</text:p>
          </table:table-cell>
          <table:table-cell table:style-name="ce129" office:value-type="float" office:value="408" calcext:value-type="float">
            <text:p>408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82</text:p>
          </table:table-cell>
          <table:table-cell table:style-name="ce118" office:value-type="string" calcext:value-type="string">
            <text:p>SEGUROS Y REASEGUROS (PRIMAS Y CESIONES)</text:p>
          </table:table-cell>
          <table:table-cell table:style-name="ce129" office:value-type="float" office:value="409" calcext:value-type="float">
            <text:p>409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83</text:p>
          </table:table-cell>
          <table:table-cell table:style-name="ce118" office:value-type="string" calcext:value-type="string">
            <text:p>CON CONVENIO DE DOBLE TRIBUTACIÓN SERVICIOS TÉCNICOS, ADMINISTRATIVOS O DE CONSULTORÍA Y REGALÍAS</text:p>
          </table:table-cell>
          <table:table-cell table:style-name="ce129" office:value-type="float" office:value="410" calcext:value-type="float">
            <text:p>410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84</text:p>
          </table:table-cell>
          <table:table-cell table:style-name="ce118" office:value-type="string" calcext:value-type="string">
            <text:p>CON CONVENIO DE DOBLE TRIBUTACIÓN OTROS CONCEPTOS DE INGRESOS GRAVADOS</text:p>
          </table:table-cell>
          <table:table-cell table:style-name="ce129" office:value-type="float" office:value="411" calcext:value-type="float">
            <text:p>411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85</text:p>
          </table:table-cell>
          <table:table-cell table:style-name="ce118" office:value-type="string" calcext:value-type="string">
            <text:p>CON CONVENIO DE DOBLE TRIBUTACIÓN OTROS PAGOS AL EXTERIOR NO SUJETOS A RETENCIÓN</text:p>
          </table:table-cell>
          <table:table-cell table:style-name="ce129" office:value-type="float" office:value="412" calcext:value-type="float">
            <text:p>412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86</text:p>
          </table:table-cell>
          <table:table-cell table:style-name="ce118" office:value-type="string" calcext:value-type="string">
            <text:p>SIN CONVENIO DE DOBLE TRIBUTACIÓN INTERESES POR FINANCIAMIENTO DE PROVEEDORES</text:p>
          </table:table-cell>
          <table:table-cell table:style-name="ce129" office:value-type="float" office:value="413" calcext:value-type="float">
            <text:p>413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87</text:p>
          </table:table-cell>
          <table:table-cell table:style-name="ce118" office:value-type="string" calcext:value-type="string">
            <text:p>SIN CONVENIO DE DOBLE TRIBUTACIÓN INTERESES DE CRÉDITOS</text:p>
          </table:table-cell>
          <table:table-cell table:style-name="ce129" office:value-type="float" office:value="414" calcext:value-type="float">
            <text:p>414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88</text:p>
          </table:table-cell>
          <table:table-cell table:style-name="ce118" office:value-type="string" calcext:value-type="string">
            <text:p>SIN CONVENIO DE DOBLE TRIBUTACIÓN ANTICIPO DE DIVIDENDOS</text:p>
          </table:table-cell>
          <table:table-cell table:style-name="ce129" office:value-type="float" office:value="415" calcext:value-type="float">
            <text:p>415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89</text:p>
          </table:table-cell>
          <table:table-cell table:style-name="ce118" office:value-type="string" calcext:value-type="string">
            <text:p>SIN CONVENIO DE DOBLE TRIBUTACIÓN DIVIDENDOS DISTRIBUIDOS A PERSONAS NATURALES</text:p>
          </table:table-cell>
          <table:table-cell table:style-name="ce129" office:value-type="float" office:value="416" calcext:value-type="float">
            <text:p>416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90</text:p>
          </table:table-cell>
          <table:table-cell table:style-name="ce118" office:value-type="string" calcext:value-type="string">
            <text:p>SIN CONVENIO DE DOBLE TRIBUTACIÓN DIVIDENDOS DISTRIBUIDOS A SOCIEDADES</text:p>
          </table:table-cell>
          <table:table-cell table:style-name="ce129" office:value-type="float" office:value="417" calcext:value-type="float">
            <text:p>417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91</text:p>
          </table:table-cell>
          <table:table-cell table:style-name="ce118" office:value-type="string" calcext:value-type="string">
            <text:p>SIN CONVENIO DE DOBLE TRIBUTACIÓN DIVIDENDOS DISTRIBUIDOS A FIDEICOMISOS</text:p>
          </table:table-cell>
          <table:table-cell table:style-name="ce129" office:value-type="float" office:value="418" calcext:value-type="float">
            <text:p>418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92</text:p>
          </table:table-cell>
          <table:table-cell table:style-name="ce118" office:value-type="string" calcext:value-type="string">
            <text:p>SIN CONVENIO DE DOBLE TRIBUTACIÓN ENAJENACION DE DERECHOS REPRESENTATIVOS DE CAPITAL Y OTROS DERECHOS</text:p>
          </table:table-cell>
          <table:table-cell table:style-name="ce129" office:value-type="float" office:value="419" calcext:value-type="float">
            <text:p>419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93</text:p>
          </table:table-cell>
          <table:table-cell table:style-name="ce118" office:value-type="string" calcext:value-type="string">
            <text:p>SIN CONVENIO DE DOBLE TRIBUTACIÓN SEGUROS Y REASEGUROS (PRIMAS Y CESIONES)</text:p>
          </table:table-cell>
          <table:table-cell table:style-name="ce129" office:value-type="float" office:value="420" calcext:value-type="float">
            <text:p>420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94</text:p>
          </table:table-cell>
          <table:table-cell table:style-name="ce118" office:value-type="string" calcext:value-type="string">
            <text:p>SIN CONVENIO DE DOBLE TRIBUTACIÓN SERVICIOS TÉCNICOS, ADMINISTRATIVOS O DE CONSULTORÍA Y REGALÍAS</text:p>
          </table:table-cell>
          <table:table-cell table:style-name="ce129" office:value-type="float" office:value="421" calcext:value-type="float">
            <text:p>421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95</text:p>
          </table:table-cell>
          <table:table-cell table:style-name="ce118" office:value-type="string" calcext:value-type="string">
            <text:p>SIN CONVENIO DE DOBLE TRIBUTACIÓN OTROS CONCEPTOS DE INGRESOS GRAVADOS</text:p>
          </table:table-cell>
          <table:table-cell table:style-name="ce129" office:value-type="float" office:value="422" calcext:value-type="float">
            <text:p>422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96</text:p>
          </table:table-cell>
          <table:table-cell table:style-name="ce118" office:value-type="string" calcext:value-type="string">
            <text:p>SIN CONVENIO DE DOBLE TRIBUTACIÓN OTROS PAGOS AL EXTERIOR NO SUJETOS A RETENCIÓN</text:p>
          </table:table-cell>
          <table:table-cell table:style-name="ce129" office:value-type="float" office:value="423" calcext:value-type="float">
            <text:p>423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97</text:p>
          </table:table-cell>
          <table:table-cell table:style-name="ce118" office:value-type="string" calcext:value-type="string">
            <text:p>EN PARAÍSOS FISCALES O REGÍMENES FISCALES PREFERENTES <text:s/>INTERESES</text:p>
          </table:table-cell>
          <table:table-cell table:style-name="ce129" office:value-type="float" office:value="424" calcext:value-type="float">
            <text:p>424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98</text:p>
          </table:table-cell>
          <table:table-cell table:style-name="ce118" office:value-type="string" calcext:value-type="string">
            <text:p>EN PARAÍSOS FISCALES O REGÍMENES FISCALES PREFERENTES <text:s/>ANTICIPO DE DIVIDENDOS</text:p>
          </table:table-cell>
          <table:table-cell table:style-name="ce129" office:value-type="float" office:value="425" calcext:value-type="float">
            <text:p>425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99</text:p>
          </table:table-cell>
          <table:table-cell table:style-name="ce118" office:value-type="string" calcext:value-type="string">
            <text:p>EN PARAÍSOS FISCALES O REGÍMENES FISCALES PREFERENTES <text:s/>DIVIDENDOS DISTRIBUIDOS A PERSONAS NATURALES</text:p>
          </table:table-cell>
          <table:table-cell table:style-name="ce129" office:value-type="float" office:value="426" calcext:value-type="float">
            <text:p>426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100</text:p>
          </table:table-cell>
          <table:table-cell table:style-name="ce118" office:value-type="string" calcext:value-type="string">
            <text:p>EN PARAÍSOS FISCALES O REGÍMENES FISCALES PREFERENTES <text:s/>DIVIDENDOS DISTRIBUIDOS A SOCIEDADES</text:p>
          </table:table-cell>
          <table:table-cell table:style-name="ce129" office:value-type="float" office:value="427" calcext:value-type="float">
            <text:p>427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101</text:p>
          </table:table-cell>
          <table:table-cell table:style-name="ce118" office:value-type="string" calcext:value-type="string">
            <text:p>EN PARAÍSOS FISCALES O REGÍMENES FISCALES PREFERENTES <text:s/>DIVIDENDOS DISTRIBUIDOS A FIDEICOMISOS</text:p>
          </table:table-cell>
          <table:table-cell table:style-name="ce129" office:value-type="float" office:value="428" calcext:value-type="float">
            <text:p>428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102</text:p>
          </table:table-cell>
          <table:table-cell table:style-name="ce118" office:value-type="string" calcext:value-type="string">
            <text:p>EN PARAÍSOS FISCALES O REGÍMENES FISCALES PREFERENTES <text:s/>ENAJENACION DE DERECHOS REPRESENTATIVOS DE CAPITAL Y OTROS DERECHOS</text:p>
          </table:table-cell>
          <table:table-cell table:style-name="ce129" office:value-type="float" office:value="429" calcext:value-type="float">
            <text:p>429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103</text:p>
          </table:table-cell>
          <table:table-cell table:style-name="ce118" office:value-type="string" calcext:value-type="string">
            <text:p>EN PARAÍSOS FISCALES O REGÍMENES FISCALES PREFERENTES <text:s/>SEGUROS Y REASEGUROS (PRIMAS Y CESIONES)</text:p>
          </table:table-cell>
          <table:table-cell table:style-name="ce129" office:value-type="float" office:value="430" calcext:value-type="float">
            <text:p>430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104</text:p>
          </table:table-cell>
          <table:table-cell table:style-name="ce118" office:value-type="string" calcext:value-type="string">
            <text:p>EN PARAÍSOS FISCALES O REGÍMENES FISCALES PREFERENTES <text:s/>SERVICIOS TÉCNICOS, ADMINISTRATIVOS O DE CONSULTORÍA Y REGALÍAS</text:p>
          </table:table-cell>
          <table:table-cell table:style-name="ce129" office:value-type="float" office:value="431" calcext:value-type="float">
            <text:p>431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105</text:p>
          </table:table-cell>
          <table:table-cell table:style-name="ce118" office:value-type="string" calcext:value-type="string">
            <text:p>EN PARAÍSOS FISCALES O REGÍMENES FISCALES PREFERENTES OTROS CONCEPTOS DE INGRESOS GRAVADOS</text:p>
          </table:table-cell>
          <table:table-cell table:style-name="ce129" office:value-type="float" office:value="432" calcext:value-type="float">
            <text:p>432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106</text:p>
          </table:table-cell>
          <table:table-cell table:style-name="ce118" office:value-type="string" calcext:value-type="string">
            <text:p>EN PARAÍSOS FISCALES O REGÍMENES FISCALES PREFERENTES OTROS PAGOS AL EXTERIOR NO SUJETOS A RETENCIÓN</text:p>
          </table:table-cell>
          <table:table-cell table:style-name="ce129" office:value-type="float" office:value="433" calcext:value-type="float">
            <text:p>433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107</text:p>
          </table:table-cell>
          <table:table-cell table:style-name="ce118" office:value-type="string" calcext:value-type="string">
            <text:p>CON CONVENIO DE DOBLE TRIBUTACIÓN INTERESES POR FINANCIAMIENTO DE PROVEEDORES</text:p>
          </table:table-cell>
          <table:table-cell table:style-name="ce129" office:value-type="float" office:value="452" calcext:value-type="float">
            <text:p>452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08</text:p>
          </table:table-cell>
          <table:table-cell table:style-name="ce118" office:value-type="string" calcext:value-type="string">
            <text:p>CON CONVENIO DE DOBLE TRIBUTACIÓN INTERESES DE CRÉDITOS</text:p>
          </table:table-cell>
          <table:table-cell table:style-name="ce129" office:value-type="float" office:value="453" calcext:value-type="float">
            <text:p>453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09</text:p>
          </table:table-cell>
          <table:table-cell table:style-name="ce118" office:value-type="string" calcext:value-type="string">
            <text:p>CON CONVENIO DE DOBLE TRIBUTACIÓN ANTICIPO DE DIVIDENDOS</text:p>
          </table:table-cell>
          <table:table-cell table:style-name="ce129" office:value-type="float" office:value="454" calcext:value-type="float">
            <text:p>454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10</text:p>
          </table:table-cell>
          <table:table-cell table:style-name="ce118" office:value-type="string" calcext:value-type="string">
            <text:p>CON CONVENIO DE DOBLE TRIBUTACIÓN DIVIDENDOS DISTRIBUIDOS A SOCIEDADES</text:p>
          </table:table-cell>
          <table:table-cell table:style-name="ce129" office:value-type="float" office:value="456" calcext:value-type="float">
            <text:p>456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11</text:p>
          </table:table-cell>
          <table:table-cell table:style-name="ce118" office:value-type="string" calcext:value-type="string">
            <text:p>CON CONVENIO DE DOBLE TRIBUTACIÓN DIVIDENDOS DISTRIBUIDOS A FIDEICOMISOS</text:p>
          </table:table-cell>
          <table:table-cell table:style-name="ce129" office:value-type="float" office:value="457" calcext:value-type="float">
            <text:p>457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12</text:p>
          </table:table-cell>
          <table:table-cell table:style-name="ce118" office:value-type="string" calcext:value-type="string">
            <text:p>CON CONVENIO DE DOBLE TRIBUTACIÓN ENAJENACIÓN DE DERECHOS REPRESENTATIVOS DE CAPITAL Y OTROS DERECHOS</text:p>
          </table:table-cell>
          <table:table-cell table:style-name="ce129" office:value-type="float" office:value="458" calcext:value-type="float">
            <text:p>458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13</text:p>
          </table:table-cell>
          <table:table-cell table:style-name="ce118" office:value-type="string" calcext:value-type="string">
            <text:p>SEGUROS Y REASEGUROS (PRIMAS Y CESIONES)</text:p>
          </table:table-cell>
          <table:table-cell table:style-name="ce129" office:value-type="float" office:value="459" calcext:value-type="float">
            <text:p>459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14</text:p>
          </table:table-cell>
          <table:table-cell table:style-name="ce118" office:value-type="string" calcext:value-type="string">
            <text:p>CON CONVENIO DE DOBLE TRIBUTACIÓN SERVICIOS TÉCNICOS, ADMINISTRATIVOS O DE CONSULTORÍA Y REGALÍAS</text:p>
          </table:table-cell>
          <table:table-cell table:style-name="ce129" office:value-type="float" office:value="460" calcext:value-type="float">
            <text:p>460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15</text:p>
          </table:table-cell>
          <table:table-cell table:style-name="ce118" office:value-type="string" calcext:value-type="string">
            <text:p>CON CONVENIO DE DOBLE TRIBUTACIÓN OTROS CONCEPTOS DE INGRESOS GRAVADOS</text:p>
          </table:table-cell>
          <table:table-cell table:style-name="ce129" office:value-type="float" office:value="461" calcext:value-type="float">
            <text:p>461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16</text:p>
          </table:table-cell>
          <table:table-cell table:style-name="ce118" office:value-type="string" calcext:value-type="string">
            <text:p>SIN CONVENIO DE DOBLE TRIBUTACIÓN INTERESES POR FINANCIAMIENTO DE PROVEEDORES</text:p>
          </table:table-cell>
          <table:table-cell table:style-name="ce129" office:value-type="float" office:value="463" calcext:value-type="float">
            <text:p>463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17</text:p>
          </table:table-cell>
          <table:table-cell table:style-name="ce118" office:value-type="string" calcext:value-type="string">
            <text:p>SIN CONVENIO DE DOBLE TRIBUTACIÓN INTERESES DE CRÉDITOS</text:p>
          </table:table-cell>
          <table:table-cell table:style-name="ce129" office:value-type="float" office:value="464" calcext:value-type="float">
            <text:p>464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18</text:p>
          </table:table-cell>
          <table:table-cell table:style-name="ce118" office:value-type="string" calcext:value-type="string">
            <text:p>SIN CONVENIO DE DOBLE TRIBUTACIÓN ANTICIPO DE DIVIDENDOS</text:p>
          </table:table-cell>
          <table:table-cell table:style-name="ce129" office:value-type="float" office:value="465" calcext:value-type="float">
            <text:p>465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19</text:p>
          </table:table-cell>
          <table:table-cell table:style-name="ce118" office:value-type="string" calcext:value-type="string">
            <text:p>SIN CONVENIO DE DOBLE TRIBUTACIÓN DIVIDENDOS DISTRIBUIDOS A SOCIEDADES</text:p>
          </table:table-cell>
          <table:table-cell table:style-name="ce129" office:value-type="float" office:value="467" calcext:value-type="float">
            <text:p>467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20</text:p>
          </table:table-cell>
          <table:table-cell table:style-name="ce118" office:value-type="string" calcext:value-type="string">
            <text:p>SIN CONVENIO DE DOBLE TRIBUTACIÓN DIVIDENDOS DISTRIBUIDOS A FIDEICOMISOS</text:p>
          </table:table-cell>
          <table:table-cell table:style-name="ce129" office:value-type="float" office:value="468" calcext:value-type="float">
            <text:p>468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21</text:p>
          </table:table-cell>
          <table:table-cell table:style-name="ce118" office:value-type="string" calcext:value-type="string">
            <text:p>SIN CONVENIO DE DOBLE TRIBUTACIÓN ENAJENACION DE DERECHOS REPRESENTATIVOS DE CAPITAL Y OTROS DERECHOS</text:p>
          </table:table-cell>
          <table:table-cell table:style-name="ce129" office:value-type="float" office:value="469" calcext:value-type="float">
            <text:p>469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22</text:p>
          </table:table-cell>
          <table:table-cell table:style-name="ce118" office:value-type="string" calcext:value-type="string">
            <text:p>SIN CONVENIO DE DOBLE TRIBUTACIÓN SEGUROS Y REASEGUROS (PRIMAS Y CESIONES)</text:p>
          </table:table-cell>
          <table:table-cell table:style-name="ce129" office:value-type="float" office:value="470" calcext:value-type="float">
            <text:p>470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23</text:p>
          </table:table-cell>
          <table:table-cell table:style-name="ce118" office:value-type="string" calcext:value-type="string">
            <text:p>SIN CONVENIO DE DOBLE TRIBUTACIÓN SERVICIOS TÉCNICOS, ADMINISTRATIVOS O DE CONSULTORÍA Y REGALÍAS</text:p>
          </table:table-cell>
          <table:table-cell table:style-name="ce129" office:value-type="float" office:value="471" calcext:value-type="float">
            <text:p>471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24</text:p>
          </table:table-cell>
          <table:table-cell table:style-name="ce118" office:value-type="string" calcext:value-type="string">
            <text:p>SIN CONVENIO DE DOBLE TRIBUTACIÓN OTROS CONCEPTOS DE INGRESOS GRAVADOS</text:p>
          </table:table-cell>
          <table:table-cell table:style-name="ce129" office:value-type="float" office:value="472" calcext:value-type="float">
            <text:p>472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25</text:p>
          </table:table-cell>
          <table:table-cell table:style-name="ce118" office:value-type="string" calcext:value-type="string">
            <text:p>EN PARAÍSOS FISCALES O REGÍMENES FISCALES PREFERENTES <text:s/>INTERESES</text:p>
          </table:table-cell>
          <table:table-cell table:style-name="ce129" office:value-type="float" office:value="474" calcext:value-type="float">
            <text:p>474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26</text:p>
          </table:table-cell>
          <table:table-cell table:style-name="ce118" office:value-type="string" calcext:value-type="string">
            <text:p>EN PARAÍSOS FISCALES O REGÍMENES FISCALES PREFERENTES <text:s/>ANTICIPO DE DIVIDENDOS</text:p>
          </table:table-cell>
          <table:table-cell table:style-name="ce129" office:value-type="float" office:value="475" calcext:value-type="float">
            <text:p>475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27</text:p>
          </table:table-cell>
          <table:table-cell table:style-name="ce118" office:value-type="string" calcext:value-type="string">
            <text:p>EN PARAÍSOS FISCALES O REGÍMENES FISCALES PREFERENTES <text:s/>DIVIDENDOS DISTRIBUIDOS A PERSONAS NATURALES</text:p>
          </table:table-cell>
          <table:table-cell table:style-name="ce129" office:value-type="float" office:value="476" calcext:value-type="float">
            <text:p>476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28</text:p>
          </table:table-cell>
          <table:table-cell table:style-name="ce118" office:value-type="string" calcext:value-type="string">
            <text:p>EN PARAÍSOS FISCALES O REGÍMENES FISCALES PREFERENTES <text:s/>DIVIDENDOS DISTRIBUIDOS A SOCIEDADES</text:p>
          </table:table-cell>
          <table:table-cell table:style-name="ce129" office:value-type="float" office:value="477" calcext:value-type="float">
            <text:p>477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29</text:p>
          </table:table-cell>
          <table:table-cell table:style-name="ce118" office:value-type="string" calcext:value-type="string">
            <text:p>EN PARAÍSOS FISCALES O REGÍMENES FISCALES PREFERENTES <text:s/>DIVIDENDOS DISTRIBUIDOS A FIDEICOMISOS</text:p>
          </table:table-cell>
          <table:table-cell table:style-name="ce129" office:value-type="float" office:value="478" calcext:value-type="float">
            <text:p>478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30</text:p>
          </table:table-cell>
          <table:table-cell table:style-name="ce118" office:value-type="string" calcext:value-type="string">
            <text:p>EN PARAÍSOS FISCALES O REGÍMENES FISCALES PREFERENTES <text:s/>ENAJENACION DE DERECHOS REPRESENTATIVOS DE CAPITAL Y OTROS DERECHOS</text:p>
          </table:table-cell>
          <table:table-cell table:style-name="ce129" office:value-type="float" office:value="479" calcext:value-type="float">
            <text:p>479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31</text:p>
          </table:table-cell>
          <table:table-cell table:style-name="ce118" office:value-type="string" calcext:value-type="string">
            <text:p>EN PARAÍSOS FISCALES O REGÍMENES FISCALES PREFERENTES <text:s/>SEGUROS Y REASEGUROS (PRIMAS Y CESIONES)</text:p>
          </table:table-cell>
          <table:table-cell table:style-name="ce129" office:value-type="float" office:value="480" calcext:value-type="float">
            <text:p>480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32</text:p>
          </table:table-cell>
          <table:table-cell table:style-name="ce118" office:value-type="string" calcext:value-type="string">
            <text:p>EN PARAÍSOS FISCALES O REGÍMENES FISCALES PREFERENTES <text:s/>SERVICIOS TÉCNICOS, ADMINISTRATIVOS O DE CONSULTORÍA Y REGALÍAS</text:p>
          </table:table-cell>
          <table:table-cell table:style-name="ce129" office:value-type="float" office:value="481" calcext:value-type="float">
            <text:p>481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33</text:p>
          </table:table-cell>
          <table:table-cell table:style-name="ce118" office:value-type="string" calcext:value-type="string">
            <text:p>EN PARAÍSOS FISCALES O REGÍMENES FISCALES PREFERENTES OTROS CONCEPTOS DE INGRESOS GRAVADOS</text:p>
          </table:table-cell>
          <table:table-cell table:style-name="ce129" office:value-type="float" office:value="482" calcext:value-type="float">
            <text:p>482</text:p>
          </table:table-cell>
          <table:table-cell table:style-name="ce133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2" draw:display-name="Gradient 2" draw:style="linear" draw:start-color="#fbf6d6" draw:end-color="#fbfe82" draw:start-intensity="100%" draw:end-intensity="100%" draw:angle="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0:53:21.386946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_5f_codes" style:display-name="PageStyle_tax_cod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61</meta:editing-cycles>
    <dc:date>2016-05-24T10:53:25.028913849</dc:date>
    <dc:language>en-US</dc:language>
    <meta:editing-duration>P3DT6H35M23S</meta:editing-duration>
    <meta:generator>LibreOffice/5.0.2.2$Linux_X86_64 LibreOffice_project/37b43f919e4de5eeaca9b9755ed688758a8251fe</meta:generator>
    <meta:document-statistic meta:table-count="4" meta:cell-count="438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